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057cm"/>
    </style:style>
    <style:style style:name="co16" style:family="table-column">
      <style:table-column-properties fo:break-before="auto" style:column-width="1.852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1.785cm"/>
    </style:style>
    <style:style style:name="co19" style:family="table-column">
      <style:table-column-properties fo:break-before="auto" style:column-width="3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 style:data-style-name="N37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0.74pt solid #000000"/>
      <style:paragraph-properties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style:text-align-source="value-type" style:repeat-content="false" fo:border-left="none" fo:border-right="0.74pt solid #000000" fo:border-top="0.74pt solid #000000"/>
      <style:paragraph-properties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  <style:map style:condition="cell-content()&lt;0" style:apply-style-name="Warning" style:base-cell-address="Mai_Jun.G1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Mai_Jun.G1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  <style:map style:condition="cell-content()&lt;0" style:apply-style-name="Warning" style:base-cell-address="Mai_Jun.G1"/>
    </style:style>
    <style:style style:name="ce17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Mai_Jun.G1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Mai_Jun.G1"/>
    </style:style>
    <style:style style:name="ce1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Mai_Jun.G1"/>
    </style:style>
    <style:style style:name="ce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fo:color="#000000"/>
    </style:style>
    <style:style style:name="ce53" style:family="table-cell" style:parent-style-name="Default" style:data-style-name="N61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n_jul.D1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  <style:map style:condition="cell-content()&lt;0" style:apply-style-name="Warning" style:base-cell-address="Jun_jul.D1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  <style:map style:condition="cell-content()&lt;0" style:apply-style-name="Warning" style:base-cell-address="Jun_jul.D1"/>
    </style:style>
    <style:style style:name="ce28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n_jul.D1"/>
    </style:style>
    <style:style style:name="ce2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n_jul.D1"/>
    </style:style>
    <style:style style:name="ce3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n_jul.D1"/>
    </style:style>
    <style:style style:name="ce67" style:family="table-cell" style:parent-style-name="Default" style:data-style-name="N61">
      <style:table-cell-properties fo:background-color="#ffb66c" style:text-align-source="fix" style:repeat-content="false" style:vertical-align="middle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color="#000000"/>
    </style:style>
    <style:style style:name="ce71" style:family="table-cell" style:parent-style-name="Default">
      <style:text-properties fo:color="#000000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="0.74pt solid #000000"/>
      <style:text-properties fo:color="#000000"/>
    </style:style>
    <style:style style:name="ce80" style:family="table-cell" style:parent-style-name="Default">
      <style:table-cell-properties fo:background-color="#b4c7dc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  <style:map style:condition="cell-content()&lt;0" style:apply-style-name="Warning" style:base-cell-address="jul_ago.E1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  <style:map style:condition="cell-content()&lt;0" style:apply-style-name="Warning" style:base-cell-address="jul_ago.E1"/>
    </style:style>
    <style:style style:name="ce9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9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98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99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100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101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J36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  <style:map style:condition="cell-content()&lt;0" style:apply-style-name="Warning" style:base-cell-address="jul_ago.E1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6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</style:style>
    <style:style style:name="ce105" style:family="table-cell" style:parent-style-name="Default" style:data-style-name="N60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106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107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J36"/>
    </style:style>
    <style:style style:name="ce108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  <style:map style:condition="cell-content()&lt;0" style:apply-style-name="Warning" style:base-cell-address="jul_ago.E1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color="#000000"/>
    </style:style>
    <style:style style:name="ce11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_Jun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14"/>
        <table:table-column table:style-name="co4" table:default-cell-style-name="ce4"/>
        <table:table-column table:style-name="co5" table:default-cell-style-name="ce4"/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table:style-name="ce12" office:value-type="string" calcext:value-type="string">
            <text:p>Crédito anterior</text:p>
          </table:table-cell>
          <table:table-cell table:style-name="ce13"/>
          <table:table-cell table:style-name="ce15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S2</text:p>
          </table:table-cell>
          <table:table-cell table:style-name="ce16" office:value-type="string" calcext:value-type="string">
            <text:p>MINUTOS</text:p>
          </table:table-cell>
          <table:table-cell table:style-name="ce8" office:value-type="string" calcext:value-type="string">
            <text:p>HORAS</text:p>
          </table:table-cell>
          <table:table-cell table:style-name="ce8"/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5-11" calcext:value-type="date">
            <text:p>11/05/24</text:p>
          </table:table-cell>
          <table:table-cell table:style-name="ce9" table:number-columns-repeated="4"/>
          <table:table-cell table:style-name="ce17"/>
          <table:table-cell table:style-name="ce9"/>
          <table:table-cell table:style-name="ce5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5-12" calcext:value-type="date">
            <text:p>12/05/24</text:p>
          </table:table-cell>
          <table:table-cell table:style-name="ce9" table:number-columns-repeated="4"/>
          <table:table-cell table:style-name="ce18"/>
          <table:table-cell table:style-name="ce11"/>
          <table:table-cell table:style-name="ce5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5-13" calcext:value-type="date">
            <text:p>13/05/24</text:p>
          </table:table-cell>
          <table:table-cell table:style-name="ce10" office:value-type="time" office:time-value="PT08H06M00S" calcext:value-type="time">
            <text:p>08:06:00</text:p>
          </table:table-cell>
          <table:table-cell table:style-name="ce10" office:value-type="time" office:time-value="PT12H17M00S" calcext:value-type="time">
            <text:p>12:17:00</text:p>
          </table:table-cell>
          <table:table-cell table:style-name="ce10" office:value-type="time" office:time-value="PT13H14M00S" calcext:value-type="time">
            <text:p>13:14:00</text:p>
          </table:table-cell>
          <table:table-cell table:style-name="ce10" office:value-type="time" office:time-value="PT17H15M00S" calcext:value-type="time">
            <text:p>17:15:00</text:p>
          </table:table-cell>
          <table:table-cell table:style-name="ce19" table:formula="of:=(MINUTE([.D7])+(HOUR([.D7])*60))- (MINUTE([.C7])+(HOUR([.C7])*60)) + (MINUTE([.F7])+(HOUR([.F7])*60))- (MINUTE([.E7])+(HOUR([.E7])*60)) - 480" office:value-type="float" office:value="12" calcext:value-type="float">
            <text:p>12</text:p>
          </table:table-cell>
          <table:table-cell table:style-name="ce10" table:formula="of:=TIME(0;[.G7];0)" office:value-type="time" office:time-value="PT00H12M00S" calcext:value-type="time">
            <text:p>00:12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5-14" calcext:value-type="date">
            <text:p>14/05/24</text:p>
          </table:table-cell>
          <table:table-cell table:style-name="ce10" office:value-type="time" office:time-value="PT08H18M00S" calcext:value-type="time">
            <text:p>08:18:00</text:p>
          </table:table-cell>
          <table:table-cell table:style-name="ce10" office:value-type="time" office:time-value="PT12H00M00S" calcext:value-type="time">
            <text:p>12:00:00</text:p>
          </table:table-cell>
          <table:table-cell table:style-name="ce10" office:value-type="time" office:time-value="PT12H45M00S" calcext:value-type="time">
            <text:p>12:45:00</text:p>
          </table:table-cell>
          <table:table-cell table:style-name="ce10" office:value-type="time" office:time-value="PT17H18M00S" calcext:value-type="time">
            <text:p>17:18:00</text:p>
          </table:table-cell>
          <table:table-cell table:style-name="ce19" table:formula="of:=(MINUTE([.D8])+(HOUR([.D8])*60))- (MINUTE([.C8])+(HOUR([.C8])*60)) + (MINUTE([.F8])+(HOUR([.F8])*60))- (MINUTE([.E8])+(HOUR([.E8])*60)) - 480" office:value-type="float" office:value="15" calcext:value-type="float">
            <text:p>15</text:p>
          </table:table-cell>
          <table:table-cell table:style-name="ce10" table:formula="of:=TIME(0;[.G8];0)" office:value-type="time" office:time-value="PT00H15M00S" calcext:value-type="time">
            <text:p>00:15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5-15" calcext:value-type="date">
            <text:p>15/05/24</text:p>
          </table:table-cell>
          <table:table-cell table:style-name="ce10" office:value-type="time" office:time-value="PT08H40M00S" calcext:value-type="time">
            <text:p>08:40:00</text:p>
          </table:table-cell>
          <table:table-cell table:style-name="ce10" office:value-type="time" office:time-value="PT12H08M00S" calcext:value-type="time">
            <text:p>12:08:00</text:p>
          </table:table-cell>
          <table:table-cell table:style-name="ce10" table:number-columns-repeated="2"/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string" calcext:value-type="string">
            <text:p>Atestado </text:p>
          </table:table-cell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5-16" calcext:value-type="date">
            <text:p>16/05/24</text:p>
          </table:table-cell>
          <table:table-cell table:style-name="ce10" table:number-columns-repeated="4"/>
          <table:table-cell table:style-name="ce19" office:value-type="float" office:value="0" calcext:value-type="float">
            <text:p>0</text:p>
          </table:table-cell>
          <table:table-cell table:style-name="ce10" table:formula="of:=IF([.G10]&gt;0;TIME(0;[.G10];0);TIME(0;-[.G10];0))" office:value-type="time" office:time-value="PT00H00M00S" calcext:value-type="time">
            <text:p>00:00:00</text:p>
          </table:table-cell>
          <table:table-cell table:style-name="ce5" office:value-type="string" calcext:value-type="string">
            <text:p>Atestado </text:p>
          </table:table-cell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5-17" calcext:value-type="date">
            <text:p>17/05/24</text:p>
          </table:table-cell>
          <table:table-cell table:style-name="ce10" office:value-type="time" office:time-value="PT08H17M00S" calcext:value-type="time">
            <text:p>08:17:00</text:p>
          </table:table-cell>
          <table:table-cell table:style-name="ce10" office:value-type="time" office:time-value="PT12H21M00S" calcext:value-type="time">
            <text:p>12:21:00</text:p>
          </table:table-cell>
          <table:table-cell table:style-name="ce10" office:value-type="time" office:time-value="PT13H33M00S" calcext:value-type="time">
            <text:p>13:33:00</text:p>
          </table:table-cell>
          <table:table-cell table:style-name="ce10" office:value-type="time" office:time-value="PT17H00M00S" calcext:value-type="time">
            <text:p>17:00:00</text:p>
          </table:table-cell>
          <table:table-cell table:style-name="ce19" table:formula="of:=(MINUTE([.D11])+(HOUR([.D11])*60))- (MINUTE([.C11])+(HOUR([.C11])*60)) + (MINUTE([.F11])+(HOUR([.F11])*60))- (MINUTE([.E11])+(HOUR([.E11])*60)) - 480" office:value-type="float" office:value="-29" calcext:value-type="float">
            <text:p>-29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string" calcext:value-type="string">
            <text:p>Atestado </text:p>
          </table:table-cell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5-18" calcext:value-type="date">
            <text:p>18/05/24</text:p>
          </table:table-cell>
          <table:table-cell table:style-name="ce9" table:number-columns-repeated="4"/>
          <table:table-cell table:style-name="ce18"/>
          <table:table-cell table:style-name="ce11"/>
          <table:table-cell table:style-name="ce5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5-19" calcext:value-type="date">
            <text:p>19/05/24</text:p>
          </table:table-cell>
          <table:table-cell table:style-name="ce9" table:number-columns-repeated="4"/>
          <table:table-cell table:style-name="ce18"/>
          <table:table-cell table:style-name="ce11"/>
          <table:table-cell table:style-name="ce5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5-20" calcext:value-type="date">
            <text:p>20/05/24</text:p>
          </table:table-cell>
          <table:table-cell table:style-name="ce10" office:value-type="time" office:time-value="PT08H19M00S" calcext:value-type="time">
            <text:p>08:19:00</text:p>
          </table:table-cell>
          <table:table-cell table:style-name="ce10" office:value-type="time" office:time-value="PT12H23M00S" calcext:value-type="time">
            <text:p>12:23:00</text:p>
          </table:table-cell>
          <table:table-cell table:style-name="ce10" office:value-type="time" office:time-value="PT13H42M00S" calcext:value-type="time">
            <text:p>13:42:00</text:p>
          </table:table-cell>
          <table:table-cell table:style-name="ce10" office:value-type="time" office:time-value="PT17H15M00S" calcext:value-type="time">
            <text:p>17:15:00</text:p>
          </table:table-cell>
          <table:table-cell table:style-name="ce19" table:formula="of:=(MINUTE([.D14])+(HOUR([.D14])*60))- (MINUTE([.C14])+(HOUR([.C14])*60)) + (MINUTE([.F14])+(HOUR([.F14])*60))- (MINUTE([.E14])+(HOUR([.E14])*60)) - 480" office:value-type="float" office:value="-23" calcext:value-type="float">
            <text:p>-23</text:p>
          </table:table-cell>
          <table:table-cell table:style-name="ce10" table:formula="of:=IF([.G14]&gt;0;TIME(0;[.G14];0);TIME(0;-[.G14];0))" office:value-type="time" office:time-value="PT00H23M00S" calcext:value-type="time">
            <text:p>00:23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5-21" calcext:value-type="date">
            <text:p>21/05/24</text:p>
          </table:table-cell>
          <table:table-cell table:style-name="ce10" office:value-type="time" office:time-value="PT08H26M00S" calcext:value-type="time">
            <text:p>08:26:00</text:p>
          </table:table-cell>
          <table:table-cell table:style-name="ce10" office:value-type="time" office:time-value="PT12H32M00S" calcext:value-type="time">
            <text:p>12:32:00</text:p>
          </table:table-cell>
          <table:table-cell table:style-name="ce10" table:number-columns-repeated="2"/>
          <table:table-cell table:style-name="ce19" office:value-type="float" office:value="0" calcext:value-type="float">
            <text:p>0</text:p>
          </table:table-cell>
          <table:table-cell table:style-name="ce10" table:formula="of:=IF([.G15]&gt;0;TIME(0;[.G15];0);TIME(0;-[.G15];0))" office:value-type="time" office:time-value="PT00H00M00S" calcext:value-type="time">
            <text:p>00:00:00</text:p>
          </table:table-cell>
          <table:table-cell table:style-name="ce5" office:value-type="string" calcext:value-type="string">
            <text:p>Atestado </text:p>
          </table:table-cell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5-22" calcext:value-type="date">
            <text:p>22/05/24</text:p>
          </table:table-cell>
          <table:table-cell table:style-name="ce10" table:number-columns-repeated="4"/>
          <table:table-cell table:style-name="ce19" office:value-type="float" office:value="0" calcext:value-type="float">
            <text:p>0</text:p>
          </table:table-cell>
          <table:table-cell table:style-name="ce10" table:formula="of:=IF([.G16]&gt;0;TIME(0;[.G16];0);TIME(0;-[.G16];0))" office:value-type="time" office:time-value="PT00H00M00S" calcext:value-type="time">
            <text:p>00:00:00</text:p>
          </table:table-cell>
          <table:table-cell table:style-name="ce5" office:value-type="string" calcext:value-type="string">
            <text:p>Atestado </text:p>
          </table:table-cell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5-23" calcext:value-type="date">
            <text:p>23/05/24</text:p>
          </table:table-cell>
          <table:table-cell table:style-name="ce10" table:number-columns-repeated="4"/>
          <table:table-cell table:style-name="ce19" office:value-type="float" office:value="0" calcext:value-type="float">
            <text:p>0</text:p>
          </table:table-cell>
          <table:table-cell table:style-name="ce10" table:formula="of:=IF([.G17]&gt;0;TIME(0;[.G17];0);TIME(0;-[.G17];0))" office:value-type="time" office:time-value="PT00H00M00S" calcext:value-type="time">
            <text:p>00:00:00</text:p>
          </table:table-cell>
          <table:table-cell table:style-name="ce5" office:value-type="string" calcext:value-type="string">
            <text:p>Atestado </text:p>
          </table:table-cell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5-24" calcext:value-type="date">
            <text:p>24/05/24</text:p>
          </table:table-cell>
          <table:table-cell table:style-name="ce10" table:number-columns-repeated="4"/>
          <table:table-cell table:style-name="ce19" office:value-type="float" office:value="0" calcext:value-type="float">
            <text:p>0</text:p>
          </table:table-cell>
          <table:table-cell table:style-name="ce10" table:formula="of:=IF([.G18]&gt;0;TIME(0;[.G18];0);TIME(0;-[.G18];0))" office:value-type="time" office:time-value="PT00H00M00S" calcext:value-type="time">
            <text:p>00:00:00</text:p>
          </table:table-cell>
          <table:table-cell table:style-name="ce5" office:value-type="string" calcext:value-type="string">
            <text:p>Atestado </text:p>
          </table:table-cell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5-25" calcext:value-type="date">
            <text:p>25/05/24</text:p>
          </table:table-cell>
          <table:table-cell table:style-name="ce9" table:number-columns-repeated="4"/>
          <table:table-cell table:style-name="ce18"/>
          <table:table-cell table:style-name="ce11" table:number-columns-repeated="2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5-26" calcext:value-type="date">
            <text:p>26/05/24</text:p>
          </table:table-cell>
          <table:table-cell table:style-name="ce9" table:number-columns-repeated="4"/>
          <table:table-cell table:style-name="ce18"/>
          <table:table-cell table:style-name="ce11" table:number-columns-repeated="2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5-27" calcext:value-type="date">
            <text:p>27/05/24</text:p>
          </table:table-cell>
          <table:table-cell table:style-name="ce10" office:value-type="time" office:time-value="PT08H15M00S" calcext:value-type="time">
            <text:p>08:15:00</text:p>
          </table:table-cell>
          <table:table-cell table:style-name="ce10" office:value-type="time" office:time-value="PT12H29M00S" calcext:value-type="time">
            <text:p>12:29:00</text:p>
          </table:table-cell>
          <table:table-cell table:style-name="ce10" office:value-type="time" office:time-value="PT13H16M00S" calcext:value-type="time">
            <text:p>13:16:00</text:p>
          </table:table-cell>
          <table:table-cell table:style-name="ce10" office:value-type="time" office:time-value="PT16H17M00S" calcext:value-type="time">
            <text:p>16:17:00</text:p>
          </table:table-cell>
          <table:table-cell table:style-name="ce19" table:formula="of:=(MINUTE([.D21])+(HOUR([.D21])*60))- (MINUTE([.C21])+(HOUR([.C21])*60)) + (MINUTE([.F21])+(HOUR([.F21])*60))- (MINUTE([.E21])+(HOUR([.E21])*60)) - 480" office:value-type="float" office:value="-45" calcext:value-type="float">
            <text:p>-45</text:p>
          </table:table-cell>
          <table:table-cell table:style-name="ce10" table:formula="of:=IF([.G21]&gt;0;TIME(0;[.G21];0);TIME(0;-[.G21];0))" office:value-type="time" office:time-value="PT00H45M00S" calcext:value-type="time">
            <text:p>00:45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5-28" calcext:value-type="date">
            <text:p>28/05/24</text:p>
          </table:table-cell>
          <table:table-cell table:style-name="ce10" office:value-type="time" office:time-value="PT08H33M00S" calcext:value-type="time">
            <text:p>08:33:00</text:p>
          </table:table-cell>
          <table:table-cell table:style-name="ce10" office:value-type="time" office:time-value="PT13H02M00S" calcext:value-type="time">
            <text:p>13:02:00</text:p>
          </table:table-cell>
          <table:table-cell table:style-name="ce10" office:value-type="time" office:time-value="PT13H41M00S" calcext:value-type="time">
            <text:p>13:41:00</text:p>
          </table:table-cell>
          <table:table-cell table:style-name="ce10" office:value-type="time" office:time-value="PT17H00M00S" calcext:value-type="time">
            <text:p>17:00:00</text:p>
          </table:table-cell>
          <table:table-cell table:style-name="ce19" table:formula="of:=(MINUTE([.D22])+(HOUR([.D22])*60))- (MINUTE([.C22])+(HOUR([.C22])*60)) + (MINUTE([.F22])+(HOUR([.F22])*60))- (MINUTE([.E22])+(HOUR([.E22])*60)) - 480" office:value-type="float" office:value="-12" calcext:value-type="float">
            <text:p>-12</text:p>
          </table:table-cell>
          <table:table-cell table:style-name="ce10" table:formula="of:=IF([.G22]&gt;0;TIME(0;[.G22];0);TIME(0;-[.G22];0))" office:value-type="time" office:time-value="PT00H12M00S" calcext:value-type="time">
            <text:p>00:12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5-29" calcext:value-type="date">
            <text:p>29/05/24</text:p>
          </table:table-cell>
          <table:table-cell table:style-name="ce10" office:value-type="time" office:time-value="PT08H41M00S" calcext:value-type="time">
            <text:p>08:41:00</text:p>
          </table:table-cell>
          <table:table-cell table:style-name="ce10" office:value-type="time" office:time-value="PT13H01M00S" calcext:value-type="time">
            <text:p>13:01:00</text:p>
          </table:table-cell>
          <table:table-cell table:style-name="ce10" office:value-type="time" office:time-value="PT13H44M00S" calcext:value-type="time">
            <text:p>13:44:00</text:p>
          </table:table-cell>
          <table:table-cell table:style-name="ce10" office:value-type="time" office:time-value="PT18H27M00S" calcext:value-type="time">
            <text:p>18:27:00</text:p>
          </table:table-cell>
          <table:table-cell table:style-name="ce19" table:formula="of:=(MINUTE([.D23])+(HOUR([.D23])*60))- (MINUTE([.C23])+(HOUR([.C23])*60)) + (MINUTE([.F23])+(HOUR([.F23])*60))- (MINUTE([.E23])+(HOUR([.E23])*60)) - 480" office:value-type="float" office:value="63" calcext:value-type="float">
            <text:p>63</text:p>
          </table:table-cell>
          <table:table-cell table:style-name="ce10" table:formula="of:=IF([.G23]&gt;0;TIME(0;[.G23];0);TIME(0;-[.G23];0))" office:value-type="time" office:time-value="PT01H03M00S" calcext:value-type="time">
            <text:p>01:03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5-30" calcext:value-type="date">
            <text:p>30/05/24</text:p>
          </table:table-cell>
          <table:table-cell table:style-name="ce5" table:number-columns-repeated="4"/>
          <table:table-cell table:style-name="ce19" office:value-type="float" office:value="0" calcext:value-type="float">
            <text:p>0</text:p>
          </table:table-cell>
          <table:table-cell table:style-name="ce10" table:formula="of:=IF([.G24]&gt;0;TIME(0;[.G24];0);TIME(0;-[.G24];0))" office:value-type="time" office:time-value="PT00H00M00S" calcext:value-type="time">
            <text:p>00:00:00</text:p>
          </table:table-cell>
          <table:table-cell table:style-name="ce5" office:value-type="string" calcext:value-type="string">
            <text:p>FERIADO</text:p>
          </table:table-cell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5-31" calcext:value-type="date">
            <text:p>31/05/24</text:p>
          </table:table-cell>
          <table:table-cell table:style-name="ce5" table:number-columns-repeated="4"/>
          <table:table-cell table:style-name="ce19" table:formula="of:=(MINUTE([.D25])+(HOUR([.D25])*60))- (MINUTE([.C25])+(HOUR([.C25])*60)) + (MINUTE([.F25])+(HOUR([.F25])*60))- (MINUTE([.E25])+(HOUR([.E25])*60)) - 480" office:value-type="float" office:value="-480" calcext:value-type="float">
            <text:p>-480</text:p>
          </table:table-cell>
          <table:table-cell table:style-name="ce10" table:formula="of:=IF([.G25]&gt;0;TIME(0;[.G25];0);TIME(0;-[.G25];0))" office:value-type="time" office:time-value="PT08H00M00S" calcext:value-type="time">
            <text:p>08:00:00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6-01" calcext:value-type="date">
            <text:p>01/06/24</text:p>
          </table:table-cell>
          <table:table-cell table:style-name="ce11" table:number-columns-repeated="4"/>
          <table:table-cell table:style-name="ce18"/>
          <table:table-cell table:style-name="ce11" table:number-columns-repeated="2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6-02" calcext:value-type="date">
            <text:p>02/06/24</text:p>
          </table:table-cell>
          <table:table-cell table:style-name="ce11" table:number-columns-repeated="4"/>
          <table:table-cell table:style-name="ce18"/>
          <table:table-cell table:style-name="ce11" table:number-columns-repeated="2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6-03" calcext:value-type="date">
            <text:p>03/06/24</text:p>
          </table:table-cell>
          <table:table-cell table:style-name="ce10" office:value-type="time" office:time-value="PT08H19M00S" calcext:value-type="time">
            <text:p>08:19:00</text:p>
          </table:table-cell>
          <table:table-cell table:style-name="ce10" office:value-type="time" office:time-value="PT13H06M00S" calcext:value-type="time">
            <text:p>13:06:00</text:p>
          </table:table-cell>
          <table:table-cell table:style-name="ce10" office:value-type="time" office:time-value="PT13H40M00S" calcext:value-type="time">
            <text:p>13:40:00</text:p>
          </table:table-cell>
          <table:table-cell table:style-name="ce10" office:value-type="time" office:time-value="PT17H50M00S" calcext:value-type="time">
            <text:p>17:50:00</text:p>
          </table:table-cell>
          <table:table-cell table:style-name="ce19" table:formula="of:=(MINUTE([.D28])+(HOUR([.D28])*60))- (MINUTE([.C28])+(HOUR([.C28])*60)) + (MINUTE([.F28])+(HOUR([.F28])*60))- (MINUTE([.E28])+(HOUR([.E28])*60)) - 480" office:value-type="float" office:value="57" calcext:value-type="float">
            <text:p>57</text:p>
          </table:table-cell>
          <table:table-cell table:style-name="ce10" table:formula="of:=IF([.G28]&gt;0;TIME(0;[.G28];0);TIME(0;-[.G28];0))" office:value-type="time" office:time-value="PT00H57M00S" calcext:value-type="time">
            <text:p>00:57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6-04" calcext:value-type="date">
            <text:p>04/06/24</text:p>
          </table:table-cell>
          <table:table-cell table:style-name="ce10" office:value-type="time" office:time-value="PT08H24M00S" calcext:value-type="time">
            <text:p>08:24:00</text:p>
          </table:table-cell>
          <table:table-cell table:style-name="ce10" office:value-type="time" office:time-value="PT12H06M00S" calcext:value-type="time">
            <text:p>12:06:00</text:p>
          </table:table-cell>
          <table:table-cell table:style-name="ce10" office:value-type="time" office:time-value="PT12H41M00S" calcext:value-type="time">
            <text:p>12:41:00</text:p>
          </table:table-cell>
          <table:table-cell table:style-name="ce10" office:value-type="time" office:time-value="PT16H48M00S" calcext:value-type="time">
            <text:p>16:48:00</text:p>
          </table:table-cell>
          <table:table-cell table:style-name="ce19" table:formula="of:=(MINUTE([.D29])+(HOUR([.D29])*60))- (MINUTE([.C29])+(HOUR([.C29])*60)) + (MINUTE([.F29])+(HOUR([.F29])*60))- (MINUTE([.E29])+(HOUR([.E29])*60)) - 480" office:value-type="float" office:value="-11" calcext:value-type="float">
            <text:p>-11</text:p>
          </table:table-cell>
          <table:table-cell table:style-name="ce10" table:formula="of:=IF([.G29]&gt;0;TIME(0;[.G29];0);TIME(0;-[.G29];0))" office:value-type="time" office:time-value="PT00H11M00S" calcext:value-type="time">
            <text:p>00:11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6-05" calcext:value-type="date">
            <text:p>05/06/24</text:p>
          </table:table-cell>
          <table:table-cell table:style-name="ce10" office:value-type="time" office:time-value="PT08H31M00S" calcext:value-type="time">
            <text:p>08:31:00</text:p>
          </table:table-cell>
          <table:table-cell table:style-name="ce10" office:value-type="time" office:time-value="PT12H08M00S" calcext:value-type="time">
            <text:p>12:08:00</text:p>
          </table:table-cell>
          <table:table-cell table:style-name="ce10" office:value-type="time" office:time-value="PT12H46M00S" calcext:value-type="time">
            <text:p>12:46:00</text:p>
          </table:table-cell>
          <table:table-cell table:style-name="ce10" office:value-type="time" office:time-value="PT17H32M00S" calcext:value-type="time">
            <text:p>17:32:00</text:p>
          </table:table-cell>
          <table:table-cell table:style-name="ce19" table:formula="of:=(MINUTE([.D30])+(HOUR([.D30])*60))- (MINUTE([.C30])+(HOUR([.C30])*60)) + (MINUTE([.F30])+(HOUR([.F30])*60))- (MINUTE([.E30])+(HOUR([.E30])*60)) - 480" office:value-type="float" office:value="23" calcext:value-type="float">
            <text:p>23</text:p>
          </table:table-cell>
          <table:table-cell table:style-name="ce10" table:formula="of:=IF([.G30]&gt;0;TIME(0;[.G30];0);TIME(0;-[.G30];0))" office:value-type="time" office:time-value="PT00H23M00S" calcext:value-type="time">
            <text:p>00:23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6-06" calcext:value-type="date">
            <text:p>06/06/24</text:p>
          </table:table-cell>
          <table:table-cell table:style-name="ce10" office:value-type="time" office:time-value="PT08H44M00S" calcext:value-type="time">
            <text:p>08:44:00</text:p>
          </table:table-cell>
          <table:table-cell table:style-name="ce10" office:value-type="time" office:time-value="PT13H39M00S" calcext:value-type="time">
            <text:p>13:39:00</text:p>
          </table:table-cell>
          <table:table-cell table:style-name="ce10" office:value-type="time" office:time-value="PT13H16M00S" calcext:value-type="time">
            <text:p>13:16:00</text:p>
          </table:table-cell>
          <table:table-cell table:style-name="ce10" office:value-type="time" office:time-value="PT17H25M00S" calcext:value-type="time">
            <text:p>17:25:00</text:p>
          </table:table-cell>
          <table:table-cell table:style-name="ce19" table:formula="of:=(MINUTE([.D31])+(HOUR([.D31])*60))- (MINUTE([.C31])+(HOUR([.C31])*60)) + (MINUTE([.F31])+(HOUR([.F31])*60))- (MINUTE([.E31])+(HOUR([.E31])*60)) - 480" office:value-type="float" office:value="64" calcext:value-type="float">
            <text:p>64</text:p>
          </table:table-cell>
          <table:table-cell table:style-name="ce10" table:formula="of:=IF([.G31]&gt;0;TIME(0;[.G31];0);TIME(0;-[.G31];0))" office:value-type="time" office:time-value="PT01H04M00S" calcext:value-type="time">
            <text:p>01:04:00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6-07" calcext:value-type="date">
            <text:p>07/06/24</text:p>
          </table:table-cell>
          <table:table-cell table:style-name="ce10" office:value-type="time" office:time-value="PT08H20M00S" calcext:value-type="time">
            <text:p>08:20:00</text:p>
          </table:table-cell>
          <table:table-cell table:style-name="ce10" office:value-type="time" office:time-value="PT12H34M00S" calcext:value-type="time">
            <text:p>12:34:00</text:p>
          </table:table-cell>
          <table:table-cell table:style-name="ce10" office:value-type="time" office:time-value="PT13H16M00S" calcext:value-type="time">
            <text:p>13:16:00</text:p>
          </table:table-cell>
          <table:table-cell table:style-name="ce10" office:value-type="time" office:time-value="PT15H43M00S" calcext:value-type="time">
            <text:p>15:43:00</text:p>
          </table:table-cell>
          <table:table-cell table:style-name="ce19" table:formula="of:=(MINUTE([.D32])+(HOUR([.D32])*60))- (MINUTE([.C32])+(HOUR([.C32])*60)) + (MINUTE([.F32])+(HOUR([.F32])*60))- (MINUTE([.E32])+(HOUR([.E32])*60)) - 480" office:value-type="float" office:value="-79" calcext:value-type="float">
            <text:p>-79</text:p>
          </table:table-cell>
          <table:table-cell table:style-name="ce10" table:formula="of:=IF([.G32]&gt;0;TIME(0;[.G32];0);TIME(0;-[.G32];0))" office:value-type="time" office:time-value="PT01H19M00S" calcext:value-type="time">
            <text:p>01:19:00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6-08" calcext:value-type="date">
            <text:p>08/06/24</text:p>
          </table:table-cell>
          <table:table-cell table:style-name="ce11" table:number-columns-repeated="4"/>
          <table:table-cell table:style-name="ce18"/>
          <table:table-cell table:style-name="ce11" table:number-columns-repeated="2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6-09" calcext:value-type="date">
            <text:p>09/06/24</text:p>
          </table:table-cell>
          <table:table-cell table:style-name="ce11" table:number-columns-repeated="4"/>
          <table:table-cell table:style-name="ce18"/>
          <table:table-cell table:style-name="ce11" table:number-columns-repeated="2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6-10" calcext:value-type="date">
            <text:p>10/06/24</text:p>
          </table:table-cell>
          <table:table-cell table:style-name="ce10" office:value-type="time" office:time-value="PT08H16M00S" calcext:value-type="time">
            <text:p>08:16:00</text:p>
          </table:table-cell>
          <table:table-cell table:style-name="ce10" office:value-type="time" office:time-value="PT12H23M00S" calcext:value-type="time">
            <text:p>12:23:00</text:p>
          </table:table-cell>
          <table:table-cell table:style-name="ce10" office:value-type="time" office:time-value="PT13H30M00S" calcext:value-type="time">
            <text:p>13:30:00</text:p>
          </table:table-cell>
          <table:table-cell table:style-name="ce10" office:value-type="time" office:time-value="PT17H29M00S" calcext:value-type="time">
            <text:p>17:29:00</text:p>
          </table:table-cell>
          <table:table-cell table:style-name="ce19" table:formula="of:=(MINUTE([.D35])+(HOUR([.D35])*60))- (MINUTE([.C35])+(HOUR([.C35])*60)) + (MINUTE([.F35])+(HOUR([.F35])*60))- (MINUTE([.E35])+(HOUR([.E35])*60)) - 480" office:value-type="float" office:value="6" calcext:value-type="float">
            <text:p>6</text:p>
          </table:table-cell>
          <table:table-cell table:style-name="ce10" table:formula="of:=IF([.G35]&gt;0;TIME(0;[.G35];0);TIME(0;-[.G35];0))" office:value-type="time" office:time-value="PT00H06M00S" calcext:value-type="time">
            <text:p>00:06:00</text:p>
          </table:table-cell>
          <table:table-cell table:style-name="ce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formula="of:=SUM([.G$2:.G$35])" office:value-type="float" office:value="-236" calcext:value-type="float">
            <text:p>-236</text:p>
          </table:table-cell>
          <table:table-cell table:style-name="ce21" table:formula="of:=IF([.G38]&gt;0;TIME(0;[.G38];0);TIME(0;-[.G38];0))" office:value-type="time" office:time-value="PT03H56M00S" calcext:value-type="time">
            <text:p>03:56:00</text:p>
          </table:table-cell>
          <table:table-cell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Mai_Jun.G1:Mai_Jun.G1048576">
            <calcext:condition calcext:apply-style-name="Warning" calcext:value="&lt;0" calcext:base-cell-address="Mai_Jun.G1"/>
          </calcext:conditional-format>
        </calcext:conditional-formats>
      </table:table>
      <table:table table:name="Jun_jul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4" table:default-cell-style-name="ce4"/>
        <table:table-column table:style-name="co7" table:number-columns-repeated="2" table:default-cell-style-name="ce4"/>
        <table:table-column table:style-name="co4" table:default-cell-style-name="ce26"/>
        <table:table-column table:style-name="co4" table:default-cell-style-name="ce4"/>
        <table:table-column table:style-name="co8" table:default-cell-style-name="ce4"/>
        <table:table-column table:style-name="co9" table:default-cell-style-name="ce71"/>
        <table:table-column table:style-name="co10" table:default-cell-style-name="ce71"/>
        <table:table-column table:style-name="co7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7" table:default-cell-style-name="ce71"/>
        <table:table-column table:style-name="co6" table:number-columns-repeated="16366" table:default-cell-style-name="ce71"/>
        <table:table-row table:style-name="ro1">
          <table:table-cell table:number-columns-repeated="4"/>
          <table:table-cell office:value-type="string" calcext:value-type="string">
            <text:p>HORAS</text:p>
          </table:table-cell>
          <table:table-cell office:value-type="string" calcext:value-type="string">
            <text:p>MINUTOS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string" calcext:value-type="string">
            <text:p>Crédito anterior</text:p>
          </table:table-cell>
          <table:table-cell table:style-name="ce24"/>
          <table:table-cell table:style-name="ce25" office:value-type="float" office:value="-206" calcext:value-type="float">
            <text:p>-206</text:p>
          </table:table-cell>
          <table:table-cell table:style-name="ce54" table:formula="of:=IF([.D2]&lt;0;-(INT([.D2]/60)+1);INT([.D2]/60))" office:value-type="float" office:value="3" calcext:value-type="float">
            <text:p>3</text:p>
          </table:table-cell>
          <table:table-cell table:style-name="ce54" table:formula="of:=IF([.D2]&gt;0;[.D2]-([.E2]*60);-[.D2]-([.E2]*60))" office:value-type="float" office:value="26" calcext:value-type="float">
            <text:p>26</text:p>
          </table:table-cell>
          <table:table-cell table:style-name="Default"/>
          <table:table-cell table:style-name="ce10" table:formula="of:=IF([.D2]&gt;0;TIME(0;[.$D2];0);TIME(0;-[.$D2];0))" office:value-type="time" office:time-value="PT03H26M00S" calcext:value-type="time">
            <text:p>03:26:00</text:p>
          </table:table-cell>
          <table:table-cell table:style-name="Default"/>
          <table:table-cell table:style-name="ce67" office:value-type="string" calcext:value-type="string" table:number-columns-spanned="2" table:number-rows-spanned="1">
            <text:p>ATESTADO</text:p>
          </table:table-cell>
          <table:covered-table-cell table:style-name="ce68"/>
          <table:table-cell/>
          <table:table-cell table:style-name="ce73" office:value-type="string" calcext:value-type="string" table:number-columns-spanned="6" table:number-rows-spanned="1">
            <text:p>Recontagem </text:p>
          </table:table-cell>
          <table:covered-table-cell table:number-columns-repeated="5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S3</text:p>
          </table:table-cell>
          <table:table-cell table:style-name="ce27" office:value-type="string" calcext:value-type="string">
            <text:p>MINUTOS</text:p>
          </table:table-cell>
          <table:table-cell table:style-name="ce8" office:value-type="string" calcext:value-type="string">
            <text:p>HORAS</text:p>
          </table:table-cell>
          <table:table-cell table:style-name="ce8" office:value-type="string" calcext:value-type="string">
            <text:p>OBS</text:p>
          </table:table-cell>
          <table:table-cell/>
          <table:table-cell table:style-name="ce62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62" office:value-type="string" calcext:value-type="string" table:number-columns-spanned="2" table:number-rows-spanned="1">
            <text:p>P2</text:p>
          </table:table-cell>
          <table:covered-table-cell table:style-name="ce8"/>
          <table:table-cell table:style-name="ce62" office:value-type="string" calcext:value-type="string" table:number-columns-spanned="2" table:number-rows-spanned="1">
            <text:p>P3</text:p>
          </table:table-cell>
          <table:covered-table-cell table:style-name="ce8"/>
          <table:table-cell table:number-columns-repeated="16366"/>
        </table:table-row>
        <table:table-row table:style-name="ro2">
          <table:table-cell table:style-name="ce3"/>
          <table:table-cell table:style-name="ce6"/>
          <table:table-cell table:style-name="ce9" table:number-columns-repeated="6"/>
          <table:table-cell table:style-name="ce28"/>
          <table:table-cell table:style-name="ce9"/>
          <table:table-cell table:style-name="ce11"/>
          <table:table-cell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Hora</text:p>
          </table:table-cell>
          <table:table-cell table:number-columns-repeated="16366"/>
        </table:table-row>
        <table:table-row table:style-name="ro1">
          <table:table-cell table:style-name="ce3"/>
          <table:table-cell table:style-name="ce6"/>
          <table:table-cell table:style-name="ce9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2"/>
          <table:table-cell table:style-name="ce7"/>
          <table:table-cell table:style-name="ce10" table:number-columns-repeated="6"/>
          <table:table-cell table:style-name="ce30"/>
          <table:table-cell table:style-name="ce10"/>
          <table:table-cell table:style-name="ce5"/>
          <table:table-cell table:number-columns-repeated="16373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6-11" calcext:value-type="date">
            <text:p>11/06/24</text:p>
          </table:table-cell>
          <table:table-cell table:style-name="ce10" office:value-type="time" office:time-value="PT08H23M00S" calcext:value-type="time">
            <text:p>08:23:00</text:p>
          </table:table-cell>
          <table:table-cell table:style-name="ce10" office:value-type="time" office:time-value="PT12H16M00S" calcext:value-type="time">
            <text:p>12:16:00</text:p>
          </table:table-cell>
          <table:table-cell table:style-name="ce10" office:value-type="time" office:time-value="PT12H58M00S" calcext:value-type="time">
            <text:p>12:58:00</text:p>
          </table:table-cell>
          <table:table-cell table:style-name="ce10" office:value-type="time" office:time-value="PT17H34M00S" calcext:value-type="time">
            <text:p>17:34:00</text:p>
          </table:table-cell>
          <table:table-cell table:style-name="ce10" table:number-columns-repeated="2"/>
          <table:table-cell table:style-name="ce30" table:formula="of:=(MINUTE([.D8])+(HOUR([.D8])*60))- (MINUTE([.C8])+(HOUR([.C8])*60)) + (MINUTE([.F8])+(HOUR([.F8])*60))- (MINUTE([.E8])+(HOUR([.E8])*60)) + (MINUTE([.H8])+(HOUR([.H8])*60))- (MINUTE([.G8])+(HOUR([.G8])*60)) - 480" office:value-type="float" office:value="29" calcext:value-type="float">
            <text:p>29</text:p>
          </table:table-cell>
          <table:table-cell table:style-name="ce10" table:formula="of:=IF([.I8]&gt;0;TIME(0;[.I8];0);TIME(0;-[.I8];0))" office:value-type="time" office:time-value="PT00H29M00S" calcext:value-type="time">
            <text:p>00:29:00</text:p>
          </table:table-cell>
          <table:table-cell table:style-name="ce5"/>
          <table:table-cell/>
          <table:table-cell table:style-name="ce63" table:formula="of:=(MINUTE([.D8])+(HOUR([.D8])*60))- (MINUTE([.C8])+(HOUR([.C8])*60))" office:value-type="float" office:value="233" calcext:value-type="float">
            <text:p>233</text:p>
          </table:table-cell>
          <table:table-cell table:style-name="ce10" table:formula="of:=IF([.M8]&gt;0;TIME(0;[.M8];0);TIME(0;-[.M8];0))" office:value-type="time" office:time-value="PT03H53M00S" calcext:value-type="time">
            <text:p>03:53:00</text:p>
          </table:table-cell>
          <table:table-cell table:style-name="ce63" table:formula="of:= (MINUTE([.F8])+(HOUR([.F8])*60))- (MINUTE([.E8])+(HOUR([.E8])*60))" office:value-type="float" office:value="276" calcext:value-type="float">
            <text:p>276</text:p>
          </table:table-cell>
          <table:table-cell table:style-name="ce10" table:formula="of:=IF([.O8]&gt;0;TIME(0;[.O8];0);TIME(0;-[.O8];0))" office:value-type="time" office:time-value="PT04H36M00S" calcext:value-type="time">
            <text:p>04:36:00</text:p>
          </table:table-cell>
          <table:table-cell table:style-name="ce63" table:formula="of:=(MINUTE([.H8])+(HOUR([.H8])*60))- (MINUTE([.G8])+(HOUR([.G8])*60))" office:value-type="float" office:value="0" calcext:value-type="float">
            <text:p>0</text:p>
          </table:table-cell>
          <table:table-cell table:style-name="ce10" table:formula="of:=IF([.Q8]&gt;0;TIME(0;[.Q8];0);TIME(0;-[.Q8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6-12" calcext:value-type="date">
            <text:p>12/06/24</text:p>
          </table:table-cell>
          <table:table-cell table:style-name="ce10" office:value-type="time" office:time-value="PT08H08M00S" calcext:value-type="time">
            <text:p>08:08:00</text:p>
          </table:table-cell>
          <table:table-cell table:style-name="ce10" office:value-type="time" office:time-value="PT13H57M00S" calcext:value-type="time">
            <text:p>13:57:00</text:p>
          </table:table-cell>
          <table:table-cell table:style-name="ce10" office:value-type="time" office:time-value="PT14H34M00S" calcext:value-type="time">
            <text:p>14:34:00</text:p>
          </table:table-cell>
          <table:table-cell table:style-name="ce10" office:value-type="time" office:time-value="PT17H33M00S" calcext:value-type="time">
            <text:p>17:33:00</text:p>
          </table:table-cell>
          <table:table-cell table:style-name="ce10" table:number-columns-repeated="2"/>
          <table:table-cell table:style-name="ce30" table:formula="of:=(MINUTE([.D9])+(HOUR([.D9])*60))- (MINUTE([.C9])+(HOUR([.C9])*60)) + (MINUTE([.F9])+(HOUR([.F9])*60))- (MINUTE([.E9])+(HOUR([.E9])*60)) - 480" office:value-type="float" office:value="48" calcext:value-type="float">
            <text:p>48</text:p>
          </table:table-cell>
          <table:table-cell table:style-name="ce10" table:formula="of:=IF([.I9]&gt;0;TIME(0;[.I9];0);TIME(0;-[.I9];0))" office:value-type="time" office:time-value="PT00H48M00S" calcext:value-type="time">
            <text:p>00:48:00</text:p>
          </table:table-cell>
          <table:table-cell table:style-name="ce5"/>
          <table:table-cell/>
          <table:table-cell table:style-name="ce63" table:formula="of:=(MINUTE([.D9])+(HOUR([.D9])*60))- (MINUTE([.C9])+(HOUR([.C9])*60))" office:value-type="float" office:value="349" calcext:value-type="float">
            <text:p>349</text:p>
          </table:table-cell>
          <table:table-cell table:style-name="ce10" table:formula="of:=IF([.M9]&gt;0;TIME(0;[.M9];0);TIME(0;-[.M9];0))" office:value-type="time" office:time-value="PT05H49M00S" calcext:value-type="time">
            <text:p>05:49:00</text:p>
          </table:table-cell>
          <table:table-cell table:style-name="ce63" table:formula="of:= (MINUTE([.F9])+(HOUR([.F9])*60))- (MINUTE([.E9])+(HOUR([.E9])*60))" office:value-type="float" office:value="179" calcext:value-type="float">
            <text:p>179</text:p>
          </table:table-cell>
          <table:table-cell table:style-name="ce10" table:formula="of:=IF([.O9]&gt;0;TIME(0;[.O9];0);TIME(0;-[.O9];0))" office:value-type="time" office:time-value="PT02H59M00S" calcext:value-type="time">
            <text:p>02:59:00</text:p>
          </table:table-cell>
          <table:table-cell table:style-name="ce63" table:formula="of:=(MINUTE([.H9])+(HOUR([.H9])*60))- (MINUTE([.G9])+(HOUR([.G9])*60))" office:value-type="float" office:value="0" calcext:value-type="float">
            <text:p>0</text:p>
          </table:table-cell>
          <table:table-cell table:style-name="ce10" table:formula="of:=IF([.Q9]&gt;0;TIME(0;[.Q9];0);TIME(0;-[.Q9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6-13" calcext:value-type="date">
            <text:p>13/06/24</text:p>
          </table:table-cell>
          <table:table-cell table:style-name="ce10" office:value-type="time" office:time-value="PT07H56M00S" calcext:value-type="time">
            <text:p>07:56:00</text:p>
          </table:table-cell>
          <table:table-cell table:style-name="ce10" office:value-type="time" office:time-value="PT12H41M00S" calcext:value-type="time">
            <text:p>12:41:00</text:p>
          </table:table-cell>
          <table:table-cell table:style-name="ce10" office:value-type="time" office:time-value="PT13H24M00S" calcext:value-type="time">
            <text:p>13:24:00</text:p>
          </table:table-cell>
          <table:table-cell table:style-name="ce10" office:value-type="time" office:time-value="PT17H00M00S" calcext:value-type="time">
            <text:p>17:00:00</text:p>
          </table:table-cell>
          <table:table-cell table:style-name="ce10" table:number-columns-repeated="2"/>
          <table:table-cell table:style-name="ce30" table:formula="of:=(MINUTE([.D10])+(HOUR([.D10])*60))- (MINUTE([.C10])+(HOUR([.C10])*60)) + (MINUTE([.F10])+(HOUR([.F10])*60))- (MINUTE([.E10])+(HOUR([.E10])*60)) - 480" office:value-type="float" office:value="21" calcext:value-type="float">
            <text:p>21</text:p>
          </table:table-cell>
          <table:table-cell table:style-name="ce10" table:formula="of:=IF([.I10]&gt;0;TIME(0;[.I10];0);TIME(0;-[.I10];0))" office:value-type="time" office:time-value="PT00H21M00S" calcext:value-type="time">
            <text:p>00:21:00</text:p>
          </table:table-cell>
          <table:table-cell table:style-name="ce5"/>
          <table:table-cell/>
          <table:table-cell table:style-name="ce63" table:formula="of:=(MINUTE([.D10])+(HOUR([.D10])*60))- (MINUTE([.C10])+(HOUR([.C10])*60))" office:value-type="float" office:value="285" calcext:value-type="float">
            <text:p>285</text:p>
          </table:table-cell>
          <table:table-cell table:style-name="ce10" table:formula="of:=IF([.M10]&gt;0;TIME(0;[.M10];0);TIME(0;-[.M10];0))" office:value-type="time" office:time-value="PT04H45M00S" calcext:value-type="time">
            <text:p>04:45:00</text:p>
          </table:table-cell>
          <table:table-cell table:style-name="ce63" table:formula="of:= (MINUTE([.F10])+(HOUR([.F10])*60))- (MINUTE([.E10])+(HOUR([.E10])*60))" office:value-type="float" office:value="216" calcext:value-type="float">
            <text:p>216</text:p>
          </table:table-cell>
          <table:table-cell table:style-name="ce10" table:formula="of:=IF([.O10]&gt;0;TIME(0;[.O10];0);TIME(0;-[.O10];0))" office:value-type="time" office:time-value="PT03H36M00S" calcext:value-type="time">
            <text:p>03:36:00</text:p>
          </table:table-cell>
          <table:table-cell table:style-name="ce63" table:formula="of:=(MINUTE([.H10])+(HOUR([.H10])*60))- (MINUTE([.G10])+(HOUR([.G10])*60))" office:value-type="float" office:value="0" calcext:value-type="float">
            <text:p>0</text:p>
          </table:table-cell>
          <table:table-cell table:style-name="ce10" table:formula="of:=IF([.Q10]&gt;0;TIME(0;[.Q10];0);TIME(0;-[.Q10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6-14" calcext:value-type="date">
            <text:p>14/06/24</text:p>
          </table:table-cell>
          <table:table-cell table:style-name="ce10" office:value-type="time" office:time-value="PT08H40M00S" calcext:value-type="time">
            <text:p>08:40:00</text:p>
          </table:table-cell>
          <table:table-cell table:style-name="ce10" office:value-type="time" office:time-value="PT12H49M00S" calcext:value-type="time">
            <text:p>12:49:00</text:p>
          </table:table-cell>
          <table:table-cell table:style-name="ce10" office:value-type="time" office:time-value="PT13H37M00S" calcext:value-type="time">
            <text:p>13:37:00</text:p>
          </table:table-cell>
          <table:table-cell table:style-name="ce10" office:value-type="time" office:time-value="PT17H52M00S" calcext:value-type="time">
            <text:p>17:52:00</text:p>
          </table:table-cell>
          <table:table-cell table:style-name="ce10" table:number-columns-repeated="2"/>
          <table:table-cell table:style-name="ce30" table:formula="of:=(MINUTE([.D11])+(HOUR([.D11])*60))- (MINUTE([.C11])+(HOUR([.C11])*60)) + (MINUTE([.F11])+(HOUR([.F11])*60))- (MINUTE([.E11])+(HOUR([.E11])*60)) - 480" office:value-type="float" office:value="24" calcext:value-type="float">
            <text:p>24</text:p>
          </table:table-cell>
          <table:table-cell table:style-name="ce10" table:formula="of:=IF([.I11]&gt;0;TIME(0;[.I11];0);TIME(0;-[.I11];0))" office:value-type="time" office:time-value="PT00H24M00S" calcext:value-type="time">
            <text:p>00:24:00</text:p>
          </table:table-cell>
          <table:table-cell table:style-name="ce5"/>
          <table:table-cell/>
          <table:table-cell table:style-name="ce63" table:formula="of:=(MINUTE([.D11])+(HOUR([.D11])*60))- (MINUTE([.C11])+(HOUR([.C11])*60))" office:value-type="float" office:value="249" calcext:value-type="float">
            <text:p>249</text:p>
          </table:table-cell>
          <table:table-cell table:style-name="ce10" table:formula="of:=IF([.M11]&gt;0;TIME(0;[.M11];0);TIME(0;-[.M11];0))" office:value-type="time" office:time-value="PT04H09M00S" calcext:value-type="time">
            <text:p>04:09:00</text:p>
          </table:table-cell>
          <table:table-cell table:style-name="ce63" table:formula="of:= (MINUTE([.F11])+(HOUR([.F11])*60))- (MINUTE([.E11])+(HOUR([.E11])*60))" office:value-type="float" office:value="255" calcext:value-type="float">
            <text:p>255</text:p>
          </table:table-cell>
          <table:table-cell table:style-name="ce10" table:formula="of:=IF([.O11]&gt;0;TIME(0;[.O11];0);TIME(0;-[.O11];0))" office:value-type="time" office:time-value="PT04H15M00S" calcext:value-type="time">
            <text:p>04:15:00</text:p>
          </table:table-cell>
          <table:table-cell table:style-name="ce63" table:formula="of:=(MINUTE([.H11])+(HOUR([.H11])*60))- (MINUTE([.G11])+(HOUR([.G11])*60))" office:value-type="float" office:value="0" calcext:value-type="float">
            <text:p>0</text:p>
          </table:table-cell>
          <table:table-cell table:style-name="ce10" table:formula="of:=IF([.Q11]&gt;0;TIME(0;[.Q11];0);TIME(0;-[.Q11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6-15" calcext:value-type="date">
            <text:p>15/06/24</text:p>
          </table:table-cell>
          <table:table-cell table:style-name="ce9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6-16" calcext:value-type="date">
            <text:p>16/06/24</text:p>
          </table:table-cell>
          <table:table-cell table:style-name="ce9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6-17" calcext:value-type="date">
            <text:p>17/06/24</text:p>
          </table:table-cell>
          <table:table-cell table:style-name="ce10" office:value-type="time" office:time-value="PT07H59M00S" calcext:value-type="time">
            <text:p>07:59:00</text:p>
          </table:table-cell>
          <table:table-cell table:style-name="ce10" office:value-type="time" office:time-value="PT12H21M00S" calcext:value-type="time">
            <text:p>12:21:00</text:p>
          </table:table-cell>
          <table:table-cell table:style-name="ce10" office:value-type="time" office:time-value="PT13H16M00S" calcext:value-type="time">
            <text:p>13:16:00</text:p>
          </table:table-cell>
          <table:table-cell table:style-name="ce10" office:value-type="time" office:time-value="PT17H45M00S" calcext:value-type="time">
            <text:p>17:45:00</text:p>
          </table:table-cell>
          <table:table-cell table:style-name="ce10" table:number-columns-repeated="2"/>
          <table:table-cell table:style-name="ce30" table:formula="of:=(MINUTE([.D14])+(HOUR([.D14])*60))- (MINUTE([.C14])+(HOUR([.C14])*60)) + (MINUTE([.F14])+(HOUR([.F14])*60))- (MINUTE([.E14])+(HOUR([.E14])*60)) - 480" office:value-type="float" office:value="51" calcext:value-type="float">
            <text:p>51</text:p>
          </table:table-cell>
          <table:table-cell table:style-name="ce10" table:formula="of:=IF([.I14]&gt;0;TIME(0;[.I14];0);TIME(0;-[.I14];0))" office:value-type="time" office:time-value="PT00H51M00S" calcext:value-type="time">
            <text:p>00:51:00</text:p>
          </table:table-cell>
          <table:table-cell table:style-name="ce5"/>
          <table:table-cell/>
          <table:table-cell table:style-name="ce63" table:formula="of:=(MINUTE([.D14])+(HOUR([.D14])*60))- (MINUTE([.C14])+(HOUR([.C14])*60))" office:value-type="float" office:value="262" calcext:value-type="float">
            <text:p>262</text:p>
          </table:table-cell>
          <table:table-cell table:style-name="ce10" table:formula="of:=IF([.M14]&gt;0;TIME(0;[.M14];0);TIME(0;-[.M14];0))" office:value-type="time" office:time-value="PT04H22M00S" calcext:value-type="time">
            <text:p>04:22:00</text:p>
          </table:table-cell>
          <table:table-cell table:style-name="ce63" table:formula="of:= (MINUTE([.F14])+(HOUR([.F14])*60))- (MINUTE([.E14])+(HOUR([.E14])*60))" office:value-type="float" office:value="269" calcext:value-type="float">
            <text:p>269</text:p>
          </table:table-cell>
          <table:table-cell table:style-name="ce10" table:formula="of:=IF([.O14]&gt;0;TIME(0;[.O14];0);TIME(0;-[.O14];0))" office:value-type="time" office:time-value="PT04H29M00S" calcext:value-type="time">
            <text:p>04:29:00</text:p>
          </table:table-cell>
          <table:table-cell table:style-name="ce63" table:formula="of:=(MINUTE([.H14])+(HOUR([.H14])*60))- (MINUTE([.G14])+(HOUR([.G14])*60))" office:value-type="float" office:value="0" calcext:value-type="float">
            <text:p>0</text:p>
          </table:table-cell>
          <table:table-cell table:style-name="ce10" table:formula="of:=IF([.Q14]&gt;0;TIME(0;[.Q14];0);TIME(0;-[.Q14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6-18" calcext:value-type="date">
            <text:p>18/06/24</text:p>
          </table:table-cell>
          <table:table-cell table:style-name="ce10" office:value-type="time" office:time-value="PT08H15M00S" calcext:value-type="time">
            <text:p>08:15:00</text:p>
          </table:table-cell>
          <table:table-cell table:style-name="ce10" office:value-type="time" office:time-value="PT12H49M00S" calcext:value-type="time">
            <text:p>12:49:00</text:p>
          </table:table-cell>
          <table:table-cell table:style-name="ce10" office:value-type="time" office:time-value="PT13H23M00S" calcext:value-type="time">
            <text:p>13:23:00</text:p>
          </table:table-cell>
          <table:table-cell table:style-name="ce10" office:value-type="time" office:time-value="PT17H45M00S" calcext:value-type="time">
            <text:p>17:45:00</text:p>
          </table:table-cell>
          <table:table-cell table:style-name="ce10" table:number-columns-repeated="2"/>
          <table:table-cell table:style-name="ce30" table:formula="of:=(MINUTE([.D15])+(HOUR([.D15])*60))- (MINUTE([.C15])+(HOUR([.C15])*60)) + (MINUTE([.F15])+(HOUR([.F15])*60))- (MINUTE([.E15])+(HOUR([.E15])*60)) - 480" office:value-type="float" office:value="56" calcext:value-type="float">
            <text:p>56</text:p>
          </table:table-cell>
          <table:table-cell table:style-name="ce10" table:formula="of:=IF([.I15]&gt;0;TIME(0;[.I15];0);TIME(0;-[.I15];0))" office:value-type="time" office:time-value="PT00H56M00S" calcext:value-type="time">
            <text:p>00:56:00</text:p>
          </table:table-cell>
          <table:table-cell table:style-name="ce5"/>
          <table:table-cell/>
          <table:table-cell table:style-name="ce63" table:formula="of:=(MINUTE([.D15])+(HOUR([.D15])*60))- (MINUTE([.C15])+(HOUR([.C15])*60))" office:value-type="float" office:value="274" calcext:value-type="float">
            <text:p>274</text:p>
          </table:table-cell>
          <table:table-cell table:style-name="ce10" table:formula="of:=IF([.M15]&gt;0;TIME(0;[.M15];0);TIME(0;-[.M15];0))" office:value-type="time" office:time-value="PT04H34M00S" calcext:value-type="time">
            <text:p>04:34:00</text:p>
          </table:table-cell>
          <table:table-cell table:style-name="ce63" table:formula="of:= (MINUTE([.F15])+(HOUR([.F15])*60))- (MINUTE([.E15])+(HOUR([.E15])*60))" office:value-type="float" office:value="262" calcext:value-type="float">
            <text:p>262</text:p>
          </table:table-cell>
          <table:table-cell table:style-name="ce10" table:formula="of:=IF([.O15]&gt;0;TIME(0;[.O15];0);TIME(0;-[.O15];0))" office:value-type="time" office:time-value="PT04H22M00S" calcext:value-type="time">
            <text:p>04:22:00</text:p>
          </table:table-cell>
          <table:table-cell table:style-name="ce63" table:formula="of:=(MINUTE([.H15])+(HOUR([.H15])*60))- (MINUTE([.G15])+(HOUR([.G15])*60))" office:value-type="float" office:value="0" calcext:value-type="float">
            <text:p>0</text:p>
          </table:table-cell>
          <table:table-cell table:style-name="ce10" table:formula="of:=IF([.Q15]&gt;0;TIME(0;[.Q15];0);TIME(0;-[.Q15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6-19" calcext:value-type="date">
            <text:p>19/06/24</text:p>
          </table:table-cell>
          <table:table-cell table:style-name="ce10" office:value-type="time" office:time-value="PT08H16M00S" calcext:value-type="time">
            <text:p>08:16:00</text:p>
          </table:table-cell>
          <table:table-cell table:style-name="ce10" office:value-type="time" office:time-value="PT12H51M00S" calcext:value-type="time">
            <text:p>12:51:00</text:p>
          </table:table-cell>
          <table:table-cell table:style-name="ce10" office:value-type="time" office:time-value="PT13H36M00S" calcext:value-type="time">
            <text:p>13:36:00</text:p>
          </table:table-cell>
          <table:table-cell table:style-name="ce10" office:value-type="time" office:time-value="PT17H58M00S" calcext:value-type="time">
            <text:p>17:58:00</text:p>
          </table:table-cell>
          <table:table-cell table:style-name="ce10" table:number-columns-repeated="2"/>
          <table:table-cell table:style-name="ce30" table:formula="of:=(MINUTE([.D16])+(HOUR([.D16])*60))- (MINUTE([.C16])+(HOUR([.C16])*60)) + (MINUTE([.F16])+(HOUR([.F16])*60))- (MINUTE([.E16])+(HOUR([.E16])*60)) - 480" office:value-type="float" office:value="57" calcext:value-type="float">
            <text:p>57</text:p>
          </table:table-cell>
          <table:table-cell table:style-name="ce10" table:formula="of:=IF([.I16]&gt;0;TIME(0;[.I16];0);TIME(0;-[.I16];0))" office:value-type="time" office:time-value="PT00H57M00S" calcext:value-type="time">
            <text:p>00:57:00</text:p>
          </table:table-cell>
          <table:table-cell table:style-name="ce5"/>
          <table:table-cell/>
          <table:table-cell table:style-name="ce63" table:formula="of:=(MINUTE([.D16])+(HOUR([.D16])*60))- (MINUTE([.C16])+(HOUR([.C16])*60))" office:value-type="float" office:value="275" calcext:value-type="float">
            <text:p>275</text:p>
          </table:table-cell>
          <table:table-cell table:style-name="ce10" table:formula="of:=IF([.M16]&gt;0;TIME(0;[.M16];0);TIME(0;-[.M16];0))" office:value-type="time" office:time-value="PT04H35M00S" calcext:value-type="time">
            <text:p>04:35:00</text:p>
          </table:table-cell>
          <table:table-cell table:style-name="ce63" table:formula="of:= (MINUTE([.F16])+(HOUR([.F16])*60))- (MINUTE([.E16])+(HOUR([.E16])*60))" office:value-type="float" office:value="262" calcext:value-type="float">
            <text:p>262</text:p>
          </table:table-cell>
          <table:table-cell table:style-name="ce10" table:formula="of:=IF([.O16]&gt;0;TIME(0;[.O16];0);TIME(0;-[.O16];0))" office:value-type="time" office:time-value="PT04H22M00S" calcext:value-type="time">
            <text:p>04:22:00</text:p>
          </table:table-cell>
          <table:table-cell table:style-name="ce63" table:formula="of:=(MINUTE([.H16])+(HOUR([.H16])*60))- (MINUTE([.G16])+(HOUR([.G16])*60))" office:value-type="float" office:value="0" calcext:value-type="float">
            <text:p>0</text:p>
          </table:table-cell>
          <table:table-cell table:style-name="ce10" table:formula="of:=IF([.Q16]&gt;0;TIME(0;[.Q16];0);TIME(0;-[.Q16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6-20" calcext:value-type="date">
            <text:p>20/06/24</text:p>
          </table:table-cell>
          <table:table-cell table:style-name="ce10" office:value-type="time" office:time-value="PT08H19M00S" calcext:value-type="time">
            <text:p>08:19:00</text:p>
          </table:table-cell>
          <table:table-cell table:style-name="ce10" office:value-type="time" office:time-value="PT12H36M00S" calcext:value-type="time">
            <text:p>12:36:00</text:p>
          </table:table-cell>
          <table:table-cell table:style-name="ce10" office:value-type="time" office:time-value="PT13H22M00S" calcext:value-type="time">
            <text:p>13:22:00</text:p>
          </table:table-cell>
          <table:table-cell table:style-name="ce10" office:value-type="time" office:time-value="PT16H47M00S" calcext:value-type="time">
            <text:p>16:47:00</text:p>
          </table:table-cell>
          <table:table-cell table:style-name="ce10" table:number-columns-repeated="2"/>
          <table:table-cell table:style-name="ce30" table:formula="of:=(MINUTE([.D17])+(HOUR([.D17])*60))- (MINUTE([.C17])+(HOUR([.C17])*60)) + (MINUTE([.F17])+(HOUR([.F17])*60))- (MINUTE([.E17])+(HOUR([.E17])*60)) - 480" office:value-type="float" office:value="-18" calcext:value-type="float">
            <text:p>-18</text:p>
          </table:table-cell>
          <table:table-cell table:style-name="ce10" table:formula="of:=IF([.I17]&gt;0;TIME(0;[.I17];0);TIME(0;-[.I17];0))" office:value-type="time" office:time-value="PT00H18M00S" calcext:value-type="time">
            <text:p>00:18:00</text:p>
          </table:table-cell>
          <table:table-cell table:style-name="ce5"/>
          <table:table-cell/>
          <table:table-cell table:style-name="ce63" table:formula="of:=(MINUTE([.D17])+(HOUR([.D17])*60))- (MINUTE([.C17])+(HOUR([.C17])*60))" office:value-type="float" office:value="257" calcext:value-type="float">
            <text:p>257</text:p>
          </table:table-cell>
          <table:table-cell table:style-name="ce10" table:formula="of:=IF([.M17]&gt;0;TIME(0;[.M17];0);TIME(0;-[.M17];0))" office:value-type="time" office:time-value="PT04H17M00S" calcext:value-type="time">
            <text:p>04:17:00</text:p>
          </table:table-cell>
          <table:table-cell table:style-name="ce63" table:formula="of:= (MINUTE([.F17])+(HOUR([.F17])*60))- (MINUTE([.E17])+(HOUR([.E17])*60))" office:value-type="float" office:value="205" calcext:value-type="float">
            <text:p>205</text:p>
          </table:table-cell>
          <table:table-cell table:style-name="ce10" table:formula="of:=IF([.O17]&gt;0;TIME(0;[.O17];0);TIME(0;-[.O17];0))" office:value-type="time" office:time-value="PT03H25M00S" calcext:value-type="time">
            <text:p>03:25:00</text:p>
          </table:table-cell>
          <table:table-cell table:style-name="ce63" table:formula="of:=(MINUTE([.H17])+(HOUR([.H17])*60))- (MINUTE([.G17])+(HOUR([.G17])*60))" office:value-type="float" office:value="0" calcext:value-type="float">
            <text:p>0</text:p>
          </table:table-cell>
          <table:table-cell table:style-name="ce10" table:formula="of:=IF([.Q17]&gt;0;TIME(0;[.Q17];0);TIME(0;-[.Q17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6-21" calcext:value-type="date">
            <text:p>21/06/24</text:p>
          </table:table-cell>
          <table:table-cell table:style-name="ce10" office:value-type="time" office:time-value="PT08H16M00S" calcext:value-type="time">
            <text:p>08:16:00</text:p>
          </table:table-cell>
          <table:table-cell table:style-name="ce10" office:value-type="time" office:time-value="PT12H41M00S" calcext:value-type="time">
            <text:p>12:41:00</text:p>
          </table:table-cell>
          <table:table-cell table:style-name="ce10" office:value-type="time" office:time-value="PT13H21M00S" calcext:value-type="time">
            <text:p>13:21:00</text:p>
          </table:table-cell>
          <table:table-cell table:style-name="ce10" office:value-type="time" office:time-value="PT16H50M00S" calcext:value-type="time">
            <text:p>16:50:00</text:p>
          </table:table-cell>
          <table:table-cell table:style-name="ce10" table:number-columns-repeated="2"/>
          <table:table-cell table:style-name="ce30" table:formula="of:=(MINUTE([.D18])+(HOUR([.D18])*60))- (MINUTE([.C18])+(HOUR([.C18])*60)) + (MINUTE([.F18])+(HOUR([.F18])*60))- (MINUTE([.E18])+(HOUR([.E18])*60)) - 480" office:value-type="float" office:value="-6" calcext:value-type="float">
            <text:p>-6</text:p>
          </table:table-cell>
          <table:table-cell table:style-name="ce10" table:formula="of:=IF([.I18]&gt;0;TIME(0;[.I18];0);TIME(0;-[.I18];0))" office:value-type="time" office:time-value="PT00H06M00S" calcext:value-type="time">
            <text:p>00:06:00</text:p>
          </table:table-cell>
          <table:table-cell table:style-name="ce5"/>
          <table:table-cell table:number-columns-repeated="16373"/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6-22" calcext:value-type="date">
            <text:p>22/06/24</text:p>
          </table:table-cell>
          <table:table-cell table:style-name="ce9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6-23" calcext:value-type="date">
            <text:p>23/06/24</text:p>
          </table:table-cell>
          <table:table-cell table:style-name="ce9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6-24" calcext:value-type="date">
            <text:p>24/06/24</text:p>
          </table:table-cell>
          <table:table-cell table:style-name="ce10" office:value-type="time" office:time-value="PT08H17M00S" calcext:value-type="time">
            <text:p>08:17:00</text:p>
          </table:table-cell>
          <table:table-cell table:style-name="ce10" office:value-type="time" office:time-value="PT12H33M00S" calcext:value-type="time">
            <text:p>12:33:00</text:p>
          </table:table-cell>
          <table:table-cell table:style-name="ce10" office:value-type="time" office:time-value="PT13H10M00S" calcext:value-type="time">
            <text:p>13:10:00</text:p>
          </table:table-cell>
          <table:table-cell table:style-name="ce10" office:value-type="time" office:time-value="PT17H43M00S" calcext:value-type="time">
            <text:p>17:43:00</text:p>
          </table:table-cell>
          <table:table-cell table:style-name="ce10" table:number-columns-repeated="2"/>
          <table:table-cell table:style-name="ce30" table:formula="of:=(MINUTE([.D21])+(HOUR([.D21])*60))- (MINUTE([.C21])+(HOUR([.C21])*60)) + (MINUTE([.F21])+(HOUR([.F21])*60))- (MINUTE([.E21])+(HOUR([.E21])*60)) - 480" office:value-type="float" office:value="49" calcext:value-type="float">
            <text:p>49</text:p>
          </table:table-cell>
          <table:table-cell table:style-name="ce10" table:formula="of:=IF([.I21]&gt;0;TIME(0;[.I21];0);TIME(0;-[.I21];0))" office:value-type="time" office:time-value="PT00H49M00S" calcext:value-type="time">
            <text:p>00:49:00</text:p>
          </table:table-cell>
          <table:table-cell table:style-name="ce5"/>
          <table:table-cell/>
          <table:table-cell table:style-name="ce63" table:formula="of:=(MINUTE([.D21])+(HOUR([.D21])*60))- (MINUTE([.C21])+(HOUR([.C21])*60))" office:value-type="float" office:value="256" calcext:value-type="float">
            <text:p>256</text:p>
          </table:table-cell>
          <table:table-cell table:style-name="ce10" table:formula="of:=IF([.M21]&gt;0;TIME(0;[.M21];0);TIME(0;-[.M21];0))" office:value-type="time" office:time-value="PT04H16M00S" calcext:value-type="time">
            <text:p>04:16:00</text:p>
          </table:table-cell>
          <table:table-cell table:style-name="ce63" table:formula="of:= (MINUTE([.F21])+(HOUR([.F21])*60))- (MINUTE([.E21])+(HOUR([.E21])*60))" office:value-type="float" office:value="273" calcext:value-type="float">
            <text:p>273</text:p>
          </table:table-cell>
          <table:table-cell table:style-name="ce10" table:formula="of:=IF([.O21]&gt;0;TIME(0;[.O21];0);TIME(0;-[.O21];0))" office:value-type="time" office:time-value="PT04H33M00S" calcext:value-type="time">
            <text:p>04:33:00</text:p>
          </table:table-cell>
          <table:table-cell table:style-name="ce63" table:formula="of:=(MINUTE([.H21])+(HOUR([.H21])*60))- (MINUTE([.G21])+(HOUR([.G21])*60))" office:value-type="float" office:value="0" calcext:value-type="float">
            <text:p>0</text:p>
          </table:table-cell>
          <table:table-cell table:style-name="ce10" table:formula="of:=IF([.Q21]&gt;0;TIME(0;[.Q21];0);TIME(0;-[.Q21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6-25" calcext:value-type="date">
            <text:p>25/06/24</text:p>
          </table:table-cell>
          <table:table-cell table:style-name="ce10" office:value-type="time" office:time-value="PT08H06M00S" calcext:value-type="time">
            <text:p>08:06:00</text:p>
          </table:table-cell>
          <table:table-cell table:style-name="ce10" office:value-type="time" office:time-value="PT09H22M00S" calcext:value-type="time">
            <text:p>09:22:00</text:p>
          </table:table-cell>
          <table:table-cell table:style-name="ce10" office:value-type="time" office:time-value="PT10H11M00S" calcext:value-type="time">
            <text:p>10:11:00</text:p>
          </table:table-cell>
          <table:table-cell table:style-name="ce10" office:value-type="time" office:time-value="PT12H43M00S" calcext:value-type="time">
            <text:p>12:43:00</text:p>
          </table:table-cell>
          <table:table-cell table:style-name="ce10" office:value-type="time" office:time-value="PT13H28M00S" calcext:value-type="time">
            <text:p>13:28:00</text:p>
          </table:table-cell>
          <table:table-cell table:style-name="ce10" office:value-type="time" office:time-value="PT17H39M00S" calcext:value-type="time">
            <text:p>17:39:00</text:p>
          </table:table-cell>
          <table:table-cell table:style-name="ce30" table:formula="of:=(MINUTE([.D22])+(HOUR([.D22])*60))- (MINUTE([.C22])+(HOUR([.C22])*60)) + (MINUTE([.F22])+(HOUR([.F22])*60))- (MINUTE([.E22])+(HOUR([.E22])*60)) + (MINUTE([.H22])+(HOUR([.H22])*60))- (MINUTE([.G22])+(HOUR([.G22])*60)) - 480" office:value-type="float" office:value="-1" calcext:value-type="float">
            <text:p>-1</text:p>
          </table:table-cell>
          <table:table-cell table:style-name="ce10" table:formula="of:=IF([.I22]&gt;0;TIME(0;[.I22];0);TIME(0;-[.I22];0))" office:value-type="time" office:time-value="PT00H01M00S" calcext:value-type="time">
            <text:p>00:01:00</text:p>
          </table:table-cell>
          <table:table-cell table:style-name="ce5"/>
          <table:table-cell/>
          <table:table-cell table:style-name="ce63" table:formula="of:=(MINUTE([.D22])+(HOUR([.D22])*60))- (MINUTE([.C22])+(HOUR([.C22])*60))" office:value-type="float" office:value="76" calcext:value-type="float">
            <text:p>76</text:p>
          </table:table-cell>
          <table:table-cell table:style-name="ce10" table:formula="of:=IF([.M22]&gt;0;TIME(0;[.M22];0);TIME(0;-[.M22];0))" office:value-type="time" office:time-value="PT01H16M00S" calcext:value-type="time">
            <text:p>01:16:00</text:p>
          </table:table-cell>
          <table:table-cell table:style-name="ce63" table:formula="of:= (MINUTE([.F22])+(HOUR([.F22])*60))- (MINUTE([.E22])+(HOUR([.E22])*60))" office:value-type="float" office:value="152" calcext:value-type="float">
            <text:p>152</text:p>
          </table:table-cell>
          <table:table-cell table:style-name="ce10" table:formula="of:=IF([.O22]&gt;0;TIME(0;[.O22];0);TIME(0;-[.O22];0))" office:value-type="time" office:time-value="PT02H32M00S" calcext:value-type="time">
            <text:p>02:32:00</text:p>
          </table:table-cell>
          <table:table-cell table:style-name="ce63" table:formula="of:=(MINUTE([.H22])+(HOUR([.H22])*60))- (MINUTE([.G22])+(HOUR([.G22])*60))" office:value-type="float" office:value="251" calcext:value-type="float">
            <text:p>251</text:p>
          </table:table-cell>
          <table:table-cell table:style-name="ce10" table:formula="of:=IF([.Q22]&gt;0;TIME(0;[.Q22];0);TIME(0;-[.Q22];0))" office:value-type="time" office:time-value="PT04H11M00S" calcext:value-type="time">
            <text:p>04:11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6-26" calcext:value-type="date">
            <text:p>26/06/24</text:p>
          </table:table-cell>
          <table:table-cell table:style-name="ce10" office:value-type="time" office:time-value="PT08H08M00S" calcext:value-type="time">
            <text:p>08:08:00</text:p>
          </table:table-cell>
          <table:table-cell table:style-name="ce10" office:value-type="time" office:time-value="PT12H54M00S" calcext:value-type="time">
            <text:p>12:54:00</text:p>
          </table:table-cell>
          <table:table-cell table:style-name="ce10" office:value-type="time" office:time-value="PT13H39M00S" calcext:value-type="time">
            <text:p>13:39:00</text:p>
          </table:table-cell>
          <table:table-cell table:style-name="ce10" office:value-type="time" office:time-value="PT17H29M00S" calcext:value-type="time">
            <text:p>17:29:00</text:p>
          </table:table-cell>
          <table:table-cell table:style-name="ce10" table:number-columns-repeated="2"/>
          <table:table-cell table:style-name="ce30" table:formula="of:=(MINUTE([.D23])+(HOUR([.D23])*60))- (MINUTE([.C23])+(HOUR([.C23])*60)) + (MINUTE([.F23])+(HOUR([.F23])*60))- (MINUTE([.E23])+(HOUR([.E23])*60)) + (MINUTE([.H23])+(HOUR([.H23])*60))- (MINUTE([.G23])+(HOUR([.G23])*60)) - 480" office:value-type="float" office:value="36" calcext:value-type="float">
            <text:p>36</text:p>
          </table:table-cell>
          <table:table-cell table:style-name="ce10" table:formula="of:=IF([.I23]&gt;0;TIME(0;[.I23];0);TIME(0;-[.I23];0))" office:value-type="time" office:time-value="PT00H36M00S" calcext:value-type="time">
            <text:p>00:36:00</text:p>
          </table:table-cell>
          <table:table-cell table:style-name="ce5"/>
          <table:table-cell/>
          <table:table-cell table:style-name="ce63" table:formula="of:=(MINUTE([.D23])+(HOUR([.D23])*60))- (MINUTE([.C23])+(HOUR([.C23])*60))" office:value-type="float" office:value="286" calcext:value-type="float">
            <text:p>286</text:p>
          </table:table-cell>
          <table:table-cell table:style-name="ce10" table:formula="of:=IF([.M23]&gt;0;TIME(0;[.M23];0);TIME(0;-[.M23];0))" office:value-type="time" office:time-value="PT04H46M00S" calcext:value-type="time">
            <text:p>04:46:00</text:p>
          </table:table-cell>
          <table:table-cell table:style-name="ce63" table:formula="of:= (MINUTE([.F23])+(HOUR([.F23])*60))- (MINUTE([.E23])+(HOUR([.E23])*60))" office:value-type="float" office:value="230" calcext:value-type="float">
            <text:p>230</text:p>
          </table:table-cell>
          <table:table-cell table:style-name="ce10" table:formula="of:=IF([.O23]&gt;0;TIME(0;[.O23];0);TIME(0;-[.O23];0))" office:value-type="time" office:time-value="PT03H50M00S" calcext:value-type="time">
            <text:p>03:50:00</text:p>
          </table:table-cell>
          <table:table-cell table:style-name="ce63" table:formula="of:=(MINUTE([.H23])+(HOUR([.H23])*60))- (MINUTE([.G23])+(HOUR([.G23])*60))" office:value-type="float" office:value="0" calcext:value-type="float">
            <text:p>0</text:p>
          </table:table-cell>
          <table:table-cell table:style-name="ce10" table:formula="of:=IF([.Q23]&gt;0;TIME(0;[.Q23];0);TIME(0;-[.Q23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6-27" calcext:value-type="date">
            <text:p>27/06/24</text:p>
          </table:table-cell>
          <table:table-cell table:style-name="ce10" office:value-type="time" office:time-value="PT08H00M00S" calcext:value-type="time">
            <text:p>08:00:00</text:p>
          </table:table-cell>
          <table:table-cell table:style-name="ce10" office:value-type="time" office:time-value="PT13H04M00S" calcext:value-type="time">
            <text:p>13:04:00</text:p>
          </table:table-cell>
          <table:table-cell table:style-name="ce10" office:value-type="time" office:time-value="PT13H43M00S" calcext:value-type="time">
            <text:p>13:43:00</text:p>
          </table:table-cell>
          <table:table-cell table:style-name="ce10" office:value-type="time" office:time-value="PT17H29M00S" calcext:value-type="time">
            <text:p>17:29:00</text:p>
          </table:table-cell>
          <table:table-cell table:style-name="ce5" table:number-columns-repeated="2"/>
          <table:table-cell table:style-name="ce30" table:formula="of:=(MINUTE([.D24])+(HOUR([.D24])*60))- (MINUTE([.C24])+(HOUR([.C24])*60)) + (MINUTE([.F24])+(HOUR([.F24])*60))- (MINUTE([.E24])+(HOUR([.E24])*60)) + (MINUTE([.H24])+(HOUR([.H24])*60))- (MINUTE([.G24])+(HOUR([.G24])*60)) - 480" office:value-type="float" office:value="50" calcext:value-type="float">
            <text:p>50</text:p>
          </table:table-cell>
          <table:table-cell table:style-name="ce10" table:formula="of:=IF([.I24]&gt;0;TIME(0;[.I24];0);TIME(0;-[.I24];0))" office:value-type="time" office:time-value="PT00H50M00S" calcext:value-type="time">
            <text:p>00:50:00</text:p>
          </table:table-cell>
          <table:table-cell table:style-name="ce5"/>
          <table:table-cell/>
          <table:table-cell table:style-name="ce63" table:formula="of:=(MINUTE([.D24])+(HOUR([.D24])*60))- (MINUTE([.C24])+(HOUR([.C24])*60))" office:value-type="float" office:value="304" calcext:value-type="float">
            <text:p>304</text:p>
          </table:table-cell>
          <table:table-cell table:style-name="ce10" table:formula="of:=IF([.M24]&gt;0;TIME(0;[.M24];0);TIME(0;-[.M24];0))" office:value-type="time" office:time-value="PT05H04M00S" calcext:value-type="time">
            <text:p>05:04:00</text:p>
          </table:table-cell>
          <table:table-cell table:style-name="ce63" table:formula="of:= (MINUTE([.F24])+(HOUR([.F24])*60))- (MINUTE([.E24])+(HOUR([.E24])*60))" office:value-type="float" office:value="226" calcext:value-type="float">
            <text:p>226</text:p>
          </table:table-cell>
          <table:table-cell table:style-name="ce10" table:formula="of:=IF([.O24]&gt;0;TIME(0;[.O24];0);TIME(0;-[.O24];0))" office:value-type="time" office:time-value="PT03H46M00S" calcext:value-type="time">
            <text:p>03:46:00</text:p>
          </table:table-cell>
          <table:table-cell table:style-name="ce63" table:formula="of:=(MINUTE([.H24])+(HOUR([.H24])*60))- (MINUTE([.G24])+(HOUR([.G24])*60))" office:value-type="float" office:value="0" calcext:value-type="float">
            <text:p>0</text:p>
          </table:table-cell>
          <table:table-cell table:style-name="ce10" table:formula="of:=IF([.Q24]&gt;0;TIME(0;[.Q24];0);TIME(0;-[.Q24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6-28" calcext:value-type="date">
            <text:p>28/06/24</text:p>
          </table:table-cell>
          <table:table-cell table:style-name="ce10" office:value-type="time" office:time-value="PT08H15M00S" calcext:value-type="time">
            <text:p>08:15:00</text:p>
          </table:table-cell>
          <table:table-cell table:style-name="ce10" office:value-type="time" office:time-value="PT12H53M00S" calcext:value-type="time">
            <text:p>12:53:00</text:p>
          </table:table-cell>
          <table:table-cell table:style-name="ce10" office:value-type="time" office:time-value="PT13H42M00S" calcext:value-type="time">
            <text:p>13:42:00</text:p>
          </table:table-cell>
          <table:table-cell table:style-name="ce10" office:value-type="time" office:time-value="PT16H39M00S" calcext:value-type="time">
            <text:p>16:39:00</text:p>
          </table:table-cell>
          <table:table-cell table:style-name="ce5" table:number-columns-repeated="2"/>
          <table:table-cell table:style-name="ce30" table:formula="of:=(MINUTE([.D25])+(HOUR([.D25])*60))- (MINUTE([.C25])+(HOUR([.C25])*60)) + (MINUTE([.F25])+(HOUR([.F25])*60))- (MINUTE([.E25])+(HOUR([.E25])*60)) + (MINUTE([.H25])+(HOUR([.H25])*60))- (MINUTE([.G25])+(HOUR([.G25])*60)) - 480" office:value-type="float" office:value="-25" calcext:value-type="float">
            <text:p>-25</text:p>
          </table:table-cell>
          <table:table-cell table:style-name="ce10" table:formula="of:=IF([.I25]&gt;0;TIME(0;[.I25];0);TIME(0;-[.I25];0))" office:value-type="time" office:time-value="PT00H25M00S" calcext:value-type="time">
            <text:p>00:25:00</text:p>
          </table:table-cell>
          <table:table-cell table:style-name="ce5" office:value-type="string" calcext:value-type="string">
            <text:p>13:41 extra</text:p>
          </table:table-cell>
          <table:table-cell/>
          <table:table-cell table:style-name="ce63" table:formula="of:=(MINUTE([.D25])+(HOUR([.D25])*60))- (MINUTE([.C25])+(HOUR([.C25])*60))" office:value-type="float" office:value="278" calcext:value-type="float">
            <text:p>278</text:p>
          </table:table-cell>
          <table:table-cell table:style-name="ce10" table:formula="of:=IF([.M25]&gt;0;TIME(0;[.M25];0);TIME(0;-[.M25];0))" office:value-type="time" office:time-value="PT04H38M00S" calcext:value-type="time">
            <text:p>04:38:00</text:p>
          </table:table-cell>
          <table:table-cell table:style-name="ce63" table:formula="of:= (MINUTE([.F25])+(HOUR([.F25])*60))- (MINUTE([.E25])+(HOUR([.E25])*60))" office:value-type="float" office:value="177" calcext:value-type="float">
            <text:p>177</text:p>
          </table:table-cell>
          <table:table-cell table:style-name="ce10" table:formula="of:=IF([.O25]&gt;0;TIME(0;[.O25];0);TIME(0;-[.O25];0))" office:value-type="time" office:time-value="PT02H57M00S" calcext:value-type="time">
            <text:p>02:57:00</text:p>
          </table:table-cell>
          <table:table-cell table:style-name="ce63" table:formula="of:=(MINUTE([.H25])+(HOUR([.H25])*60))- (MINUTE([.G25])+(HOUR([.G25])*60))" office:value-type="float" office:value="0" calcext:value-type="float">
            <text:p>0</text:p>
          </table:table-cell>
          <table:table-cell table:style-name="ce10" table:formula="of:=IF([.Q25]&gt;0;TIME(0;[.Q25];0);TIME(0;-[.Q25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6-29" calcext:value-type="date">
            <text:p>29/06/24</text:p>
          </table:table-cell>
          <table:table-cell table:style-name="ce11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6-30" calcext:value-type="date">
            <text:p>30/06/24</text:p>
          </table:table-cell>
          <table:table-cell table:style-name="ce11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7-01" calcext:value-type="date">
            <text:p>01/07/24</text:p>
          </table:table-cell>
          <table:table-cell table:style-name="ce10" office:value-type="time" office:time-value="PT08H13M00S" calcext:value-type="time">
            <text:p>08:13:00</text:p>
          </table:table-cell>
          <table:table-cell table:style-name="ce10" office:value-type="time" office:time-value="PT12H17M00S" calcext:value-type="time">
            <text:p>12:17:00</text:p>
          </table:table-cell>
          <table:table-cell table:style-name="ce10" office:value-type="time" office:time-value="PT13H30M00S" calcext:value-type="time">
            <text:p>13:30:00</text:p>
          </table:table-cell>
          <table:table-cell table:style-name="ce10" office:value-type="time" office:time-value="PT18H12M00S" calcext:value-type="time">
            <text:p>18:12:00</text:p>
          </table:table-cell>
          <table:table-cell table:style-name="ce10" table:number-columns-repeated="2"/>
          <table:table-cell table:style-name="ce30" table:formula="of:=(MINUTE([.D28])+(HOUR([.D28])*60))- (MINUTE([.C28])+(HOUR([.C28])*60)) + (MINUTE([.F28])+(HOUR([.F28])*60))- (MINUTE([.E28])+(HOUR([.E28])*60)) + (MINUTE([.H28])+(HOUR([.H28])*60))- (MINUTE([.G28])+(HOUR([.G28])*60)) - 480" office:value-type="float" office:value="46" calcext:value-type="float">
            <text:p>46</text:p>
          </table:table-cell>
          <table:table-cell table:style-name="ce10" table:formula="of:=IF([.I28]&gt;0;TIME(0;[.I28];0);TIME(0;-[.I28];0))" office:value-type="time" office:time-value="PT00H46M00S" calcext:value-type="time">
            <text:p>00:46:00</text:p>
          </table:table-cell>
          <table:table-cell table:style-name="ce5"/>
          <table:table-cell/>
          <table:table-cell table:style-name="ce63" table:formula="of:=(MINUTE([.D28])+(HOUR([.D28])*60))- (MINUTE([.C28])+(HOUR([.C28])*60))" office:value-type="float" office:value="244" calcext:value-type="float">
            <text:p>244</text:p>
          </table:table-cell>
          <table:table-cell table:style-name="ce10" table:formula="of:=IF([.M28]&gt;0;TIME(0;[.M28];0);TIME(0;-[.M28];0))" office:value-type="time" office:time-value="PT04H04M00S" calcext:value-type="time">
            <text:p>04:04:00</text:p>
          </table:table-cell>
          <table:table-cell table:style-name="ce63" table:formula="of:= (MINUTE([.F28])+(HOUR([.F28])*60))- (MINUTE([.E28])+(HOUR([.E28])*60))" office:value-type="float" office:value="282" calcext:value-type="float">
            <text:p>282</text:p>
          </table:table-cell>
          <table:table-cell table:style-name="ce10" table:formula="of:=IF([.O28]&gt;0;TIME(0;[.O28];0);TIME(0;-[.O28];0))" office:value-type="time" office:time-value="PT04H42M00S" calcext:value-type="time">
            <text:p>04:42:00</text:p>
          </table:table-cell>
          <table:table-cell table:style-name="ce63" table:formula="of:=(MINUTE([.H28])+(HOUR([.H28])*60))- (MINUTE([.G28])+(HOUR([.G28])*60))" office:value-type="float" office:value="0" calcext:value-type="float">
            <text:p>0</text:p>
          </table:table-cell>
          <table:table-cell table:style-name="ce10" table:formula="of:=IF([.Q28]&gt;0;TIME(0;[.Q28];0);TIME(0;-[.Q28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7-02" calcext:value-type="date">
            <text:p>02/07/24</text:p>
          </table:table-cell>
          <table:table-cell table:style-name="ce10" office:value-type="time" office:time-value="PT10H18M00S" calcext:value-type="time">
            <text:p>10:18:00</text:p>
          </table:table-cell>
          <table:table-cell table:style-name="ce10" office:value-type="time" office:time-value="PT13H00M00S" calcext:value-type="time">
            <text:p>13:00:00</text:p>
          </table:table-cell>
          <table:table-cell table:style-name="ce10" office:value-type="time" office:time-value="PT13H30M00S" calcext:value-type="time">
            <text:p>13:30:00</text:p>
          </table:table-cell>
          <table:table-cell table:style-name="ce10" office:value-type="time" office:time-value="PT18H17M00S" calcext:value-type="time">
            <text:p>18:17:00</text:p>
          </table:table-cell>
          <table:table-cell table:style-name="ce10" table:number-columns-repeated="2"/>
          <table:table-cell table:style-name="ce30" table:formula="of:=(MINUTE([.D29])+(HOUR([.D29])*60))- (MINUTE([.C29])+(HOUR([.C29])*60)) + (MINUTE([.F29])+(HOUR([.F29])*60))- (MINUTE([.E29])+(HOUR([.E29])*60)) + (MINUTE([.H29])+(HOUR([.H29])*60))- (MINUTE([.G29])+(HOUR([.G29])*60)) - 480" office:value-type="float" office:value="-31" calcext:value-type="float">
            <text:p>-31</text:p>
          </table:table-cell>
          <table:table-cell table:style-name="ce10" table:formula="of:=IF([.I29]&gt;0;TIME(0;[.I29];0);TIME(0;-[.I29];0))" office:value-type="time" office:time-value="PT00H31M00S" calcext:value-type="time">
            <text:p>00:31:00</text:p>
          </table:table-cell>
          <table:table-cell table:style-name="ce5"/>
          <table:table-cell/>
          <table:table-cell table:style-name="ce63" table:formula="of:=(MINUTE([.D29])+(HOUR([.D29])*60))- (MINUTE([.C29])+(HOUR([.C29])*60))" office:value-type="float" office:value="162" calcext:value-type="float">
            <text:p>162</text:p>
          </table:table-cell>
          <table:table-cell table:style-name="ce10" table:formula="of:=IF([.M29]&gt;0;TIME(0;[.M29];0);TIME(0;-[.M29];0))" office:value-type="time" office:time-value="PT02H42M00S" calcext:value-type="time">
            <text:p>02:42:00</text:p>
          </table:table-cell>
          <table:table-cell table:style-name="ce63" table:formula="of:= (MINUTE([.F29])+(HOUR([.F29])*60))- (MINUTE([.E29])+(HOUR([.E29])*60))" office:value-type="float" office:value="287" calcext:value-type="float">
            <text:p>287</text:p>
          </table:table-cell>
          <table:table-cell table:style-name="ce10" table:formula="of:=IF([.O29]&gt;0;TIME(0;[.O29];0);TIME(0;-[.O29];0))" office:value-type="time" office:time-value="PT04H47M00S" calcext:value-type="time">
            <text:p>04:47:00</text:p>
          </table:table-cell>
          <table:table-cell table:style-name="ce63" table:formula="of:=(MINUTE([.H29])+(HOUR([.H29])*60))- (MINUTE([.G29])+(HOUR([.G29])*60))" office:value-type="float" office:value="0" calcext:value-type="float">
            <text:p>0</text:p>
          </table:table-cell>
          <table:table-cell table:style-name="ce10" table:formula="of:=IF([.Q29]&gt;0;TIME(0;[.Q29];0);TIME(0;-[.Q29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7-03" calcext:value-type="date">
            <text:p>03/07/24</text:p>
          </table:table-cell>
          <table:table-cell table:style-name="ce10" office:value-type="time" office:time-value="PT08H08M00S" calcext:value-type="time">
            <text:p>08:08:00</text:p>
          </table:table-cell>
          <table:table-cell table:style-name="ce10" office:value-type="time" office:time-value="PT13H20M00S" calcext:value-type="time">
            <text:p>13:20:00</text:p>
          </table:table-cell>
          <table:table-cell table:style-name="ce10" office:value-type="time" office:time-value="PT13H52M00S" calcext:value-type="time">
            <text:p>13:52:00</text:p>
          </table:table-cell>
          <table:table-cell table:style-name="ce10" office:value-type="time" office:time-value="PT17H30M00S" calcext:value-type="time">
            <text:p>17:30:00</text:p>
          </table:table-cell>
          <table:table-cell table:style-name="ce10" table:number-columns-repeated="2"/>
          <table:table-cell table:style-name="ce30" table:formula="of:=(MINUTE([.D30])+(HOUR([.D30])*60))- (MINUTE([.C30])+(HOUR([.C30])*60)) + (MINUTE([.F30])+(HOUR([.F30])*60))- (MINUTE([.E30])+(HOUR([.E30])*60)) + (MINUTE([.H30])+(HOUR([.H30])*60))- (MINUTE([.G30])+(HOUR([.G30])*60)) - 480" office:value-type="float" office:value="50" calcext:value-type="float">
            <text:p>50</text:p>
          </table:table-cell>
          <table:table-cell table:style-name="ce10" table:formula="of:=IF([.I30]&gt;0;TIME(0;[.I30];0);TIME(0;-[.I30];0))" office:value-type="time" office:time-value="PT00H50M00S" calcext:value-type="time">
            <text:p>00:50:00</text:p>
          </table:table-cell>
          <table:table-cell table:style-name="ce5"/>
          <table:table-cell/>
          <table:table-cell table:style-name="ce63" table:formula="of:=(MINUTE([.D30])+(HOUR([.D30])*60))- (MINUTE([.C30])+(HOUR([.C30])*60))" office:value-type="float" office:value="312" calcext:value-type="float">
            <text:p>312</text:p>
          </table:table-cell>
          <table:table-cell table:style-name="ce10" table:formula="of:=IF([.M30]&gt;0;TIME(0;[.M30];0);TIME(0;-[.M30];0))" office:value-type="time" office:time-value="PT05H12M00S" calcext:value-type="time">
            <text:p>05:12:00</text:p>
          </table:table-cell>
          <table:table-cell table:style-name="ce63" table:formula="of:= (MINUTE([.F30])+(HOUR([.F30])*60))- (MINUTE([.E30])+(HOUR([.E30])*60))" office:value-type="float" office:value="218" calcext:value-type="float">
            <text:p>218</text:p>
          </table:table-cell>
          <table:table-cell table:style-name="ce10" table:formula="of:=IF([.O30]&gt;0;TIME(0;[.O30];0);TIME(0;-[.O30];0))" office:value-type="time" office:time-value="PT03H38M00S" calcext:value-type="time">
            <text:p>03:38:00</text:p>
          </table:table-cell>
          <table:table-cell table:style-name="ce63" table:formula="of:=(MINUTE([.H30])+(HOUR([.H30])*60))- (MINUTE([.G30])+(HOUR([.G30])*60))" office:value-type="float" office:value="0" calcext:value-type="float">
            <text:p>0</text:p>
          </table:table-cell>
          <table:table-cell table:style-name="ce10" table:formula="of:=IF([.Q30]&gt;0;TIME(0;[.Q30];0);TIME(0;-[.Q30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7" office:value-type="date" office:date-value="2024-07-04" calcext:value-type="date">
            <text:p>04/07/24</text:p>
          </table:table-cell>
          <table:table-cell table:style-name="ce10" office:value-type="time" office:time-value="PT08H14M00S" calcext:value-type="time">
            <text:p>08:14:00</text:p>
          </table:table-cell>
          <table:table-cell table:style-name="ce10" office:value-type="time" office:time-value="PT12H43M00S" calcext:value-type="time">
            <text:p>12:43:00</text:p>
          </table:table-cell>
          <table:table-cell table:style-name="ce10" office:value-type="time" office:time-value="PT13H15M00S" calcext:value-type="time">
            <text:p>13:15:00</text:p>
          </table:table-cell>
          <table:table-cell table:style-name="ce10" office:value-type="time" office:time-value="PT17H04M00S" calcext:value-type="time">
            <text:p>17:04:00</text:p>
          </table:table-cell>
          <table:table-cell table:style-name="ce10" table:number-columns-repeated="2"/>
          <table:table-cell table:style-name="ce30" table:formula="of:=(MINUTE([.D31])+(HOUR([.D31])*60))- (MINUTE([.C31])+(HOUR([.C31])*60)) + (MINUTE([.F31])+(HOUR([.F31])*60))- (MINUTE([.E31])+(HOUR([.E31])*60)) + (MINUTE([.H31])+(HOUR([.H31])*60))- (MINUTE([.G31])+(HOUR([.G31])*60)) - 480" office:value-type="float" office:value="18" calcext:value-type="float">
            <text:p>18</text:p>
          </table:table-cell>
          <table:table-cell table:style-name="ce10" table:formula="of:=IF([.I31]&gt;0;TIME(0;[.I31];0);TIME(0;-[.I31];0))" office:value-type="time" office:time-value="PT00H18M00S" calcext:value-type="time">
            <text:p>00:18:00</text:p>
          </table:table-cell>
          <table:table-cell table:style-name="ce5"/>
          <table:table-cell/>
          <table:table-cell table:style-name="ce63" table:formula="of:=(MINUTE([.D31])+(HOUR([.D31])*60))- (MINUTE([.C31])+(HOUR([.C31])*60))" office:value-type="float" office:value="269" calcext:value-type="float">
            <text:p>269</text:p>
          </table:table-cell>
          <table:table-cell table:style-name="ce10" table:formula="of:=IF([.M31]&gt;0;TIME(0;[.M31];0);TIME(0;-[.M31];0))" office:value-type="time" office:time-value="PT04H29M00S" calcext:value-type="time">
            <text:p>04:29:00</text:p>
          </table:table-cell>
          <table:table-cell table:style-name="ce63" table:formula="of:= (MINUTE([.F31])+(HOUR([.F31])*60))- (MINUTE([.E31])+(HOUR([.E31])*60))" office:value-type="float" office:value="229" calcext:value-type="float">
            <text:p>229</text:p>
          </table:table-cell>
          <table:table-cell table:style-name="ce10" table:formula="of:=IF([.O31]&gt;0;TIME(0;[.O31];0);TIME(0;-[.O31];0))" office:value-type="time" office:time-value="PT03H49M00S" calcext:value-type="time">
            <text:p>03:49:00</text:p>
          </table:table-cell>
          <table:table-cell table:style-name="ce63" table:formula="of:=(MINUTE([.H31])+(HOUR([.H31])*60))- (MINUTE([.G31])+(HOUR([.G31])*60))" office:value-type="float" office:value="0" calcext:value-type="float">
            <text:p>0</text:p>
          </table:table-cell>
          <table:table-cell table:style-name="ce10" table:formula="of:=IF([.Q31]&gt;0;TIME(0;[.Q31];0);TIME(0;-[.Q31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date" office:date-value="2024-07-05" calcext:value-type="date">
            <text:p>05/07/24</text:p>
          </table:table-cell>
          <table:table-cell table:style-name="ce10" office:value-type="time" office:time-value="PT08H00M00S" calcext:value-type="time">
            <text:p>08:00:00</text:p>
          </table:table-cell>
          <table:table-cell table:style-name="ce10" office:value-type="time" office:time-value="PT12H18M00S" calcext:value-type="time">
            <text:p>12:18:00</text:p>
          </table:table-cell>
          <table:table-cell table:style-name="ce10" office:value-type="time" office:time-value="PT12H57M00S" calcext:value-type="time">
            <text:p>12:57:00</text:p>
          </table:table-cell>
          <table:table-cell table:style-name="ce10" office:value-type="time" office:time-value="PT17H26M00S" calcext:value-type="time">
            <text:p>17:26:00</text:p>
          </table:table-cell>
          <table:table-cell table:style-name="ce10" table:number-columns-repeated="2"/>
          <table:table-cell table:style-name="ce30" table:formula="of:=(MINUTE([.D32])+(HOUR([.D32])*60))- (MINUTE([.C32])+(HOUR([.C32])*60)) + (MINUTE([.F32])+(HOUR([.F32])*60))- (MINUTE([.E32])+(HOUR([.E32])*60)) + (MINUTE([.H32])+(HOUR([.H32])*60))- (MINUTE([.G32])+(HOUR([.G32])*60)) - 480" office:value-type="float" office:value="47" calcext:value-type="float">
            <text:p>47</text:p>
          </table:table-cell>
          <table:table-cell table:style-name="ce10" table:formula="of:=IF([.I32]&gt;0;TIME(0;[.I32];0);TIME(0;-[.I32];0))" office:value-type="time" office:time-value="PT00H47M00S" calcext:value-type="time">
            <text:p>00:47:00</text:p>
          </table:table-cell>
          <table:table-cell table:style-name="ce5"/>
          <table:table-cell/>
          <table:table-cell table:style-name="ce63" table:formula="of:=(MINUTE([.D32])+(HOUR([.D32])*60))- (MINUTE([.C32])+(HOUR([.C32])*60))" office:value-type="float" office:value="258" calcext:value-type="float">
            <text:p>258</text:p>
          </table:table-cell>
          <table:table-cell table:style-name="ce10" table:formula="of:=IF([.M32]&gt;0;TIME(0;[.M32];0);TIME(0;-[.M32];0))" office:value-type="time" office:time-value="PT04H18M00S" calcext:value-type="time">
            <text:p>04:18:00</text:p>
          </table:table-cell>
          <table:table-cell table:style-name="ce63" table:formula="of:= (MINUTE([.F32])+(HOUR([.F32])*60))- (MINUTE([.E32])+(HOUR([.E32])*60))" office:value-type="float" office:value="269" calcext:value-type="float">
            <text:p>269</text:p>
          </table:table-cell>
          <table:table-cell table:style-name="ce10" table:formula="of:=IF([.O32]&gt;0;TIME(0;[.O32];0);TIME(0;-[.O32];0))" office:value-type="time" office:time-value="PT04H29M00S" calcext:value-type="time">
            <text:p>04:29:00</text:p>
          </table:table-cell>
          <table:table-cell table:style-name="ce63" table:formula="of:=(MINUTE([.H32])+(HOUR([.H32])*60))- (MINUTE([.G32])+(HOUR([.G32])*60))" office:value-type="float" office:value="0" calcext:value-type="float">
            <text:p>0</text:p>
          </table:table-cell>
          <table:table-cell table:style-name="ce10" table:formula="of:=IF([.Q32]&gt;0;TIME(0;[.Q32];0);TIME(0;-[.Q32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3" office:value-type="string" calcext:value-type="string">
            <text:p>Sab</text:p>
          </table:table-cell>
          <table:table-cell table:style-name="ce6" office:value-type="date" office:date-value="2024-07-06" calcext:value-type="date">
            <text:p>06/07/24</text:p>
          </table:table-cell>
          <table:table-cell table:style-name="ce11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3" office:value-type="string" calcext:value-type="string">
            <text:p>Dom</text:p>
          </table:table-cell>
          <table:table-cell table:style-name="ce6" office:value-type="date" office:date-value="2024-07-07" calcext:value-type="date">
            <text:p>07/07/24</text:p>
          </table:table-cell>
          <table:table-cell table:style-name="ce11" table:number-columns-repeated="6"/>
          <table:table-cell table:style-name="ce29"/>
          <table:table-cell table:style-name="ce11"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Seg</text:p>
          </table:table-cell>
          <table:table-cell table:style-name="ce7" office:value-type="date" office:date-value="2024-07-08" calcext:value-type="date">
            <text:p>08/07/24</text:p>
          </table:table-cell>
          <table:table-cell table:style-name="ce53" office:value-type="time" office:time-value="PT08H00M00S" calcext:value-type="time">
            <text:p>08:00:00</text:p>
          </table:table-cell>
          <table:table-cell table:style-name="ce53" office:value-type="time" office:time-value="PT11H00M00S" calcext:value-type="time">
            <text:p>11:00:00</text:p>
          </table:table-cell>
          <table:table-cell table:style-name="ce10" office:value-type="time" office:time-value="PT11H11M00S" calcext:value-type="time">
            <text:p>11:11:00</text:p>
          </table:table-cell>
          <table:table-cell table:style-name="ce10" office:value-type="time" office:time-value="PT12H55M00S" calcext:value-type="time">
            <text:p>12:55:00</text:p>
          </table:table-cell>
          <table:table-cell table:style-name="ce10" office:value-type="time" office:time-value="PT13H34M00S" calcext:value-type="time">
            <text:p>13:34:00</text:p>
          </table:table-cell>
          <table:table-cell table:style-name="ce10" office:value-type="time" office:time-value="PT17H15M00S" calcext:value-type="time">
            <text:p>17:15:00</text:p>
          </table:table-cell>
          <table:table-cell table:style-name="ce30" table:formula="of:=(MINUTE([.D35])+(HOUR([.D35])*60))- (MINUTE([.C35])+(HOUR([.C35])*60)) + (MINUTE([.F35])+(HOUR([.F35])*60))- (MINUTE([.E35])+(HOUR([.E35])*60)) + (MINUTE([.H35])+(HOUR([.H35])*60))- (MINUTE([.G35])+(HOUR([.G35])*60)) - 480" office:value-type="float" office:value="25" calcext:value-type="float">
            <text:p>25</text:p>
          </table:table-cell>
          <table:table-cell table:style-name="ce10" table:formula="of:=IF([.I35]&gt;0;TIME(0;[.I35];0);TIME(0;-[.I35];0))" office:value-type="time" office:time-value="PT00H25M00S" calcext:value-type="time">
            <text:p>00:25:00</text:p>
          </table:table-cell>
          <table:table-cell table:style-name="ce5" office:value-type="string" calcext:value-type="string">
            <text:p>Atestado</text:p>
          </table:table-cell>
          <table:table-cell/>
          <table:table-cell table:style-name="ce63" table:formula="of:=(MINUTE([.D35])+(HOUR([.D35])*60))- (MINUTE([.C35])+(HOUR([.C35])*60))" office:value-type="float" office:value="180" calcext:value-type="float">
            <text:p>180</text:p>
          </table:table-cell>
          <table:table-cell table:style-name="ce10" table:formula="of:=IF([.M35]&gt;0;TIME(0;[.M35];0);TIME(0;-[.M35];0))" office:value-type="time" office:time-value="PT03H00M00S" calcext:value-type="time">
            <text:p>03:00:00</text:p>
          </table:table-cell>
          <table:table-cell table:style-name="ce63" table:formula="of:= (MINUTE([.F35])+(HOUR([.F35])*60))- (MINUTE([.E35])+(HOUR([.E35])*60))" office:value-type="float" office:value="104" calcext:value-type="float">
            <text:p>104</text:p>
          </table:table-cell>
          <table:table-cell table:style-name="ce10" table:formula="of:=IF([.O35]&gt;0;TIME(0;[.O35];0);TIME(0;-[.O35];0))" office:value-type="time" office:time-value="PT01H44M00S" calcext:value-type="time">
            <text:p>01:44:00</text:p>
          </table:table-cell>
          <table:table-cell table:style-name="ce63" table:formula="of:=(MINUTE([.H35])+(HOUR([.H35])*60))- (MINUTE([.G35])+(HOUR([.G35])*60))" office:value-type="float" office:value="221" calcext:value-type="float">
            <text:p>221</text:p>
          </table:table-cell>
          <table:table-cell table:style-name="ce10" table:formula="of:=IF([.Q35]&gt;0;TIME(0;[.Q35];0);TIME(0;-[.Q35];0))" office:value-type="time" office:time-value="PT03H41M00S" calcext:value-type="time">
            <text:p>03:41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Ter</text:p>
          </table:table-cell>
          <table:table-cell table:style-name="ce7" office:value-type="date" office:date-value="2024-07-09" calcext:value-type="date">
            <text:p>09/07/24</text:p>
          </table:table-cell>
          <table:table-cell table:style-name="ce10" office:value-type="time" office:time-value="PT08H17M00S" calcext:value-type="time">
            <text:p>08:17:00</text:p>
          </table:table-cell>
          <table:table-cell table:style-name="ce10" office:value-type="time" office:time-value="PT12H58M00S" calcext:value-type="time">
            <text:p>12:58:00</text:p>
          </table:table-cell>
          <table:table-cell table:style-name="ce10" office:value-type="time" office:time-value="PT13H28M00S" calcext:value-type="time">
            <text:p>13:28:00</text:p>
          </table:table-cell>
          <table:table-cell table:style-name="ce10" office:value-type="time" office:time-value="PT17H14M00S" calcext:value-type="time">
            <text:p>17:14:00</text:p>
          </table:table-cell>
          <table:table-cell table:style-name="ce10" table:number-columns-repeated="2"/>
          <table:table-cell table:style-name="ce30" table:formula="of:=(MINUTE([.D36])+(HOUR([.D36])*60))- (MINUTE([.C36])+(HOUR([.C36])*60)) + (MINUTE([.F36])+(HOUR([.F36])*60))- (MINUTE([.E36])+(HOUR([.E36])*60)) + (MINUTE([.H36])+(HOUR([.H36])*60))- (MINUTE([.G36])+(HOUR([.G36])*60)) - 480" office:value-type="float" office:value="27" calcext:value-type="float">
            <text:p>27</text:p>
          </table:table-cell>
          <table:table-cell table:style-name="ce10" table:formula="of:=IF([.I36]&gt;0;TIME(0;[.I36];0);TIME(0;-[.I36];0))" office:value-type="time" office:time-value="PT00H27M00S" calcext:value-type="time">
            <text:p>00:27:00</text:p>
          </table:table-cell>
          <table:table-cell table:style-name="ce5"/>
          <table:table-cell/>
          <table:table-cell table:style-name="ce63" table:formula="of:=(MINUTE([.D36])+(HOUR([.D36])*60))- (MINUTE([.C36])+(HOUR([.C36])*60))" office:value-type="float" office:value="281" calcext:value-type="float">
            <text:p>281</text:p>
          </table:table-cell>
          <table:table-cell table:style-name="ce10" table:formula="of:=IF([.M36]&gt;0;TIME(0;[.M36];0);TIME(0;-[.M36];0))" office:value-type="time" office:time-value="PT04H41M00S" calcext:value-type="time">
            <text:p>04:41:00</text:p>
          </table:table-cell>
          <table:table-cell table:style-name="ce63" table:formula="of:= (MINUTE([.F36])+(HOUR([.F36])*60))- (MINUTE([.E36])+(HOUR([.E36])*60))" office:value-type="float" office:value="226" calcext:value-type="float">
            <text:p>226</text:p>
          </table:table-cell>
          <table:table-cell table:style-name="ce10" table:formula="of:=IF([.O36]&gt;0;TIME(0;[.O36];0);TIME(0;-[.O36];0))" office:value-type="time" office:time-value="PT03H46M00S" calcext:value-type="time">
            <text:p>03:46:00</text:p>
          </table:table-cell>
          <table:table-cell table:style-name="ce63" table:formula="of:=(MINUTE([.H36])+(HOUR([.H36])*60))- (MINUTE([.G36])+(HOUR([.G36])*60))" office:value-type="float" office:value="0" calcext:value-type="float">
            <text:p>0</text:p>
          </table:table-cell>
          <table:table-cell table:style-name="ce10" table:formula="of:=IF([.Q36]&gt;0;TIME(0;[.Q36];0);TIME(0;-[.Q36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Qua</text:p>
          </table:table-cell>
          <table:table-cell table:style-name="ce7" office:value-type="date" office:date-value="2024-07-10" calcext:value-type="date">
            <text:p>10/07/24</text:p>
          </table:table-cell>
          <table:table-cell table:style-name="ce10" office:value-type="time" office:time-value="PT08H10M00S" calcext:value-type="time">
            <text:p>08:10:00</text:p>
          </table:table-cell>
          <table:table-cell table:style-name="ce10" office:value-type="time" office:time-value="PT12H48M00S" calcext:value-type="time">
            <text:p>12:48:00</text:p>
          </table:table-cell>
          <table:table-cell table:style-name="ce10" office:value-type="time" office:time-value="PT13H38M00S" calcext:value-type="time">
            <text:p>13:38:00</text:p>
          </table:table-cell>
          <table:table-cell table:style-name="ce10" office:value-type="time" office:time-value="PT17H43M00S" calcext:value-type="time">
            <text:p>17:43:00</text:p>
          </table:table-cell>
          <table:table-cell table:style-name="ce10" table:number-columns-repeated="2"/>
          <table:table-cell table:style-name="ce30" table:formula="of:=(MINUTE([.D37])+(HOUR([.D37])*60))- (MINUTE([.C37])+(HOUR([.C37])*60)) + (MINUTE([.F37])+(HOUR([.F37])*60))- (MINUTE([.E37])+(HOUR([.E37])*60)) + (MINUTE([.H37])+(HOUR([.H37])*60))- (MINUTE([.G37])+(HOUR([.G37])*60)) - 480" office:value-type="float" office:value="43" calcext:value-type="float">
            <text:p>43</text:p>
          </table:table-cell>
          <table:table-cell table:style-name="ce10" table:formula="of:=IF([.I37]&gt;0;TIME(0;[.I37];0);TIME(0;-[.I37];0))" office:value-type="time" office:time-value="PT00H43M00S" calcext:value-type="time">
            <text:p>00:43:00</text:p>
          </table:table-cell>
          <table:table-cell table:style-name="ce5"/>
          <table:table-cell/>
          <table:table-cell table:style-name="ce63" table:formula="of:=(MINUTE([.D37])+(HOUR([.D37])*60))- (MINUTE([.C37])+(HOUR([.C37])*60))" office:value-type="float" office:value="278" calcext:value-type="float">
            <text:p>278</text:p>
          </table:table-cell>
          <table:table-cell table:style-name="ce10" table:formula="of:=IF([.M37]&gt;0;TIME(0;[.M37];0);TIME(0;-[.M37];0))" office:value-type="time" office:time-value="PT04H38M00S" calcext:value-type="time">
            <text:p>04:38:00</text:p>
          </table:table-cell>
          <table:table-cell table:style-name="ce63" table:formula="of:= (MINUTE([.F37])+(HOUR([.F37])*60))- (MINUTE([.E37])+(HOUR([.E37])*60))" office:value-type="float" office:value="245" calcext:value-type="float">
            <text:p>245</text:p>
          </table:table-cell>
          <table:table-cell table:style-name="ce10" table:formula="of:=IF([.O37]&gt;0;TIME(0;[.O37];0);TIME(0;-[.O37];0))" office:value-type="time" office:time-value="PT04H05M00S" calcext:value-type="time">
            <text:p>04:05:00</text:p>
          </table:table-cell>
          <table:table-cell table:style-name="ce63" table:formula="of:=(MINUTE([.H37])+(HOUR([.H37])*60))- (MINUTE([.G37])+(HOUR([.G37])*60))" office:value-type="float" office:value="0" calcext:value-type="float">
            <text:p>0</text:p>
          </table:table-cell>
          <table:table-cell table:style-name="ce10" table:formula="of:=IF([.Q37]&gt;0;TIME(0;[.Q37];0);TIME(0;-[.Q37];0))" office:value-type="time" office:time-value="PT00H00M00S" calcext:value-type="time">
            <text:p>00:00:00</text:p>
          </table:table-cell>
          <table:table-cell table:number-columns-repeated="16366"/>
        </table:table-row>
        <table:table-row table:style-name="ro1">
          <table:table-cell table:style-name="ce2"/>
          <table:table-cell table:style-name="ce7"/>
          <table:table-cell table:style-name="ce10" table:number-columns-repeated="6"/>
          <table:table-cell table:style-name="ce30"/>
          <table:table-cell table:style-name="ce10"/>
          <table:table-cell table:style-name="ce5"/>
          <table:table-cell/>
          <table:table-cell table:style-name="ce63"/>
          <table:table-cell table:style-name="ce10"/>
          <table:table-cell table:style-name="ce63"/>
          <table:table-cell table:style-name="ce10"/>
          <table:table-cell table:style-name="ce63"/>
          <table:table-cell table:style-name="ce10"/>
          <table:table-cell table:number-columns-repeated="1636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Default"/>
          <table:table-cell table:style-name="ce55" office:value-type="string" calcext:value-type="string">
            <text:p>Tempo nesse Periodo</text:p>
          </table:table-cell>
          <table:table-cell table:formula="of:=SUM([.I$2:.I$38])" office:value-type="float" office:value="596" calcext:value-type="float">
            <text:p>596</text:p>
          </table:table-cell>
          <table:table-cell table:style-name="ce21" table:formula="of:=IF([.I41]&gt;0;TIME(0;[.I41];0);TIME(0;-[.I41];0))" office:value-type="time" office:time-value="PT09H56M00S" calcext:value-type="time">
            <text:p>09:56:0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5" office:value-type="string" calcext:value-type="string">
            <text:p>Total </text:p>
          </table:table-cell>
          <table:table-cell table:formula="of:=[.D2]+[.I41]" office:value-type="float" office:value="390" calcext:value-type="float">
            <text:p>390</text:p>
          </table:table-cell>
          <table:table-cell table:style-name="ce21" table:formula="of:=IF([.I43]&gt;0;TIME(0;[.I43];0);TIME(0;-[.I43];0))" office:value-type="time" office:time-value="PT06H30M00S" calcext:value-type="time">
            <text:p>06:30:00</text:p>
          </table:table-cell>
          <table:table-cell table:number-columns-repeated="16374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Jun_jul.I40:Jun_jul.I1048576 Jun_jul.I1:Jun_jul.I1 Jun_jul.D2:Jun_jul.D2 Jun_jul.I3:Jun_jul.I38">
            <calcext:condition calcext:apply-style-name="Warning" calcext:value="&lt;0" calcext:base-cell-address="Jun_jul.D1"/>
          </calcext:conditional-format>
          <calcext:conditional-format calcext:target-range-address="Jun_jul.I40:Jun_jul.I1048576 Jun_jul.I1:Jun_jul.I1 Jun_jul.D2:Jun_jul.D2 Jun_jul.I3:Jun_jul.I38">
            <calcext:condition calcext:apply-style-name="Accent" calcext:value="&lt;&lt;0" calcext:base-cell-address="Jun_jul.D1"/>
          </calcext:conditional-format>
        </calcext:conditional-formats>
      </table:table>
      <table:table table:name="jul_ago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14" table:number-columns-repeated="6" table:default-cell-style-name="ce4"/>
        <table:table-column table:style-name="co15" table:default-cell-style-name="ce9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9" table:default-cell-style-name="ce71"/>
        <table:table-column table:style-name="co10" table:default-cell-style-name="ce71"/>
        <table:table-column table:style-name="co7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7" table:default-cell-style-name="ce71"/>
        <table:table-row table:style-name="ro1">
          <table:table-cell table:number-columns-repeated="5"/>
          <table:table-cell table:style-name="ce89" office:value-type="string" calcext:value-type="string">
            <text:p>HORAS</text:p>
          </table:table-cell>
          <table:table-cell table:style-name="ce89" office:value-type="string" calcext:value-type="string">
            <text:p>MINUTO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2" table:number-rows-spanned="1">
            <text:p>Crédito anterior</text:p>
          </table:table-cell>
          <table:covered-table-cell table:style-name="ce24"/>
          <table:table-cell table:style-name="ce86" table:formula="of:=[$Jun_jul.I43]" office:value-type="float" office:value="390" calcext:value-type="float">
            <text:p>390</text:p>
          </table:table-cell>
          <table:table-cell table:style-name="ce54" table:formula="of:=IF([.E2]&lt;0;-(INT([.E2]/60)+1);INT([.E2]/60))" office:value-type="float" office:value="6" calcext:value-type="float">
            <text:p>6</text:p>
          </table:table-cell>
          <table:table-cell table:style-name="ce54" table:formula="of:=IF([.E2]&gt;0;[.E2]-([.F2]*60);-[.E2]-([.F2]*60))" office:value-type="float" office:value="30" calcext:value-type="float">
            <text:p>30</text:p>
          </table:table-cell>
          <table:table-cell table:style-name="ce91" office:value-type="time" office:time-value="PT06H30M00S" calcext:value-type="time" table:number-columns-spanned="2" table:number-rows-spanned="1">
            <text:p>06:30</text:p>
          </table:table-cell>
          <table:covered-table-cell table:style-name="ce10"/>
          <table:table-cell table:style-name="Default"/>
          <table:table-cell table:style-name="ce67" office:value-type="string" calcext:value-type="string" table:number-columns-spanned="4" table:number-rows-spanned="1">
            <text:p>ATESTADO</text:p>
          </table:table-cell>
          <table:covered-table-cell table:number-columns-repeated="2" table:style-name="ce67"/>
          <table:covered-table-cell table:style-name="ce68"/>
          <table:table-cell/>
          <table:table-cell table:style-name="ce73" office:value-type="string" calcext:value-type="string" table:number-columns-spanned="6" table:number-rows-spanned="1">
            <text:p>Recontagem </text:p>
          </table:table-cell>
          <table:covered-table-cell table:number-columns-repeated="5"/>
        </table:table-row>
        <table:table-row table:style-name="ro1">
          <table:table-cell table:number-columns-repeated="21"/>
        </table:table-row>
        <table:table-row table:style-name="ro2">
          <table:table-cell/>
          <table:table-cell table:style-name="ce2"/>
          <table:table-cell table:style-name="ce5"/>
          <table:table-cell table:style-name="ce76" office:value-type="string" calcext:value-type="string">
            <text:p>E1</text:p>
          </table:table-cell>
          <table:table-cell table:style-name="ce76" office:value-type="string" calcext:value-type="string">
            <text:p>S1</text:p>
          </table:table-cell>
          <table:table-cell table:style-name="ce76" office:value-type="string" calcext:value-type="string">
            <text:p>E2</text:p>
          </table:table-cell>
          <table:table-cell table:style-name="ce76" office:value-type="string" calcext:value-type="string">
            <text:p>S2</text:p>
          </table:table-cell>
          <table:table-cell table:style-name="ce76" office:value-type="string" calcext:value-type="string">
            <text:p>E3</text:p>
          </table:table-cell>
          <table:table-cell table:style-name="ce76" office:value-type="string" calcext:value-type="string">
            <text:p>S3</text:p>
          </table:table-cell>
          <table:table-cell table:style-name="ce83" office:value-type="string" calcext:value-type="string">
            <text:p>MINUTOS</text:p>
          </table:table-cell>
          <table:table-cell table:style-name="ce76" office:value-type="string" calcext:value-type="string">
            <text:p>HORAS</text:p>
          </table:table-cell>
          <table:table-cell table:style-name="ce76" office:value-type="string" calcext:value-type="string">
            <text:p>AC.MIN</text:p>
          </table:table-cell>
          <table:table-cell table:style-name="ce76" office:value-type="string" calcext:value-type="string">
            <text:p>AC.HOR</text:p>
          </table:table-cell>
          <table:table-cell table:style-name="ce76" office:value-type="string" calcext:value-type="string">
            <text:p>OBS</text:p>
          </table:table-cell>
          <table:table-cell/>
          <table:table-cell table:style-name="ce62" office:value-type="string" calcext:value-type="string" table:number-columns-spanned="2" table:number-rows-spanned="1">
            <text:p>P1</text:p>
          </table:table-cell>
          <table:covered-table-cell table:style-name="ce8"/>
          <table:table-cell table:style-name="ce62" office:value-type="string" calcext:value-type="string" table:number-columns-spanned="2" table:number-rows-spanned="1">
            <text:p>P2</text:p>
          </table:table-cell>
          <table:covered-table-cell table:style-name="ce8"/>
          <table:table-cell table:style-name="ce62" office:value-type="string" calcext:value-type="string" table:number-columns-spanned="2" table:number-rows-spanned="1">
            <text:p>P3</text:p>
          </table:table-cell>
          <table:covered-table-cell table:style-name="ce8"/>
        </table:table-row>
        <table:table-row table:style-name="ro3">
          <table:table-cell/>
          <table:table-cell table:style-name="ce3"/>
          <table:table-cell table:style-name="ce6"/>
          <table:table-cell table:style-name="ce9" table:number-columns-repeated="6"/>
          <table:table-cell table:style-name="ce96"/>
          <table:table-cell table:style-name="ce9"/>
          <table:table-cell table:style-name="ce11" table:number-columns-repeated="2"/>
          <table:table-cell table:style-name="ce112"/>
          <table:table-cell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Hora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Hora</text:p>
          </table:table-cell>
        </table:table-row>
        <table:table-row table:style-name="ro3">
          <table:table-cell/>
          <table:table-cell table:style-name="ce3"/>
          <table:table-cell table:style-name="ce6"/>
          <table:table-cell table:style-name="ce9" table:number-columns-repeated="6"/>
          <table:table-cell table:style-name="ce97"/>
          <table:table-cell table:style-name="ce11"/>
          <table:table-cell table:style-name="ce97"/>
          <table:table-cell table:style-name="ce11"/>
          <table:table-cell table:style-name="ce11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Seg</text:p>
          </table:table-cell>
          <table:table-cell table:style-name="ce7"/>
          <table:table-cell table:style-name="ce10" table:number-columns-repeated="6"/>
          <table:table-cell table:style-name="ce98"/>
          <table:table-cell table:style-name="ce104"/>
          <table:table-cell table:style-name="ce98"/>
          <table:table-cell table:style-name="ce104"/>
          <table:table-cell table:style-name="ce113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Ter</text:p>
          </table:table-cell>
          <table:table-cell table:style-name="ce7"/>
          <table:table-cell table:style-name="ce10" table:number-columns-repeated="6"/>
          <table:table-cell table:style-name="ce98"/>
          <table:table-cell table:style-name="ce104"/>
          <table:table-cell table:style-name="ce98"/>
          <table:table-cell table:style-name="ce104"/>
          <table:table-cell table:style-name="ce113"/>
          <table:table-cell/>
          <table:table-cell table:style-name="ce63"/>
          <table:table-cell table:style-name="ce10"/>
          <table:table-cell table:style-name="ce63"/>
          <table:table-cell table:style-name="ce10"/>
          <table:table-cell table:style-name="ce63"/>
          <table:table-cell table:style-name="ce10"/>
        </table:table-row>
        <table:table-row table:style-name="ro3">
          <table:table-cell/>
          <table:table-cell table:style-name="ce2" office:value-type="string" calcext:value-type="string">
            <text:p>Qua</text:p>
          </table:table-cell>
          <table:table-cell table:style-name="ce7"/>
          <table:table-cell table:style-name="ce10" table:number-columns-repeated="6"/>
          <table:table-cell table:style-name="ce98"/>
          <table:table-cell table:style-name="ce104"/>
          <table:table-cell table:style-name="ce98"/>
          <table:table-cell table:style-name="ce104"/>
          <table:table-cell table:style-name="ce113"/>
          <table:table-cell/>
          <table:table-cell table:style-name="ce63"/>
          <table:table-cell table:style-name="ce10"/>
          <table:table-cell table:style-name="ce63"/>
          <table:table-cell table:style-name="ce10"/>
          <table:table-cell table:style-name="ce63"/>
          <table:table-cell table:style-name="ce10"/>
        </table:table-row>
        <table:table-row table:style-name="ro3">
          <table:table-cell table:style-name="ce80"/>
          <table:table-cell table:style-name="ce2" office:value-type="string" calcext:value-type="string">
            <text:p>Qui</text:p>
          </table:table-cell>
          <table:table-cell table:style-name="ce7" office:value-type="date" office:date-value="2024-07-11" calcext:value-type="date">
            <text:p>11/07/24</text:p>
          </table:table-cell>
          <table:table-cell table:style-name="ce78" office:value-type="time" office:time-value="PT08H17M00S" calcext:value-type="time">
            <text:p>08:17</text:p>
          </table:table-cell>
          <table:table-cell table:style-name="ce78" office:value-type="time" office:time-value="PT13H30M00S" calcext:value-type="time">
            <text:p>13:30</text:p>
          </table:table-cell>
          <table:table-cell table:style-name="ce78" office:value-type="time" office:time-value="PT14H02M00S" calcext:value-type="time">
            <text:p>14:02</text:p>
          </table:table-cell>
          <table:table-cell table:style-name="ce78" office:value-type="time" office:time-value="PT17H38M00S" calcext:value-type="time">
            <text:p>17:38</text:p>
          </table:table-cell>
          <table:table-cell table:style-name="ce10" table:number-columns-repeated="2"/>
          <table:table-cell table:style-name="ce98" table:formula="of:=(MINUTE([.E10])+(HOUR([.E10])*60))- (MINUTE([.D10])+(HOUR([.D10])*60)) + (MINUTE([.G10])+(HOUR([.G10])*60))- (MINUTE([.F10])+(HOUR([.F10])*60)) + (MINUTE([.I10])+(HOUR([.I10])*60))- (MINUTE([.H10])+(HOUR([.H10])*60)) - 480" office:value-type="float" office:value="49" calcext:value-type="float">
            <text:p>49</text:p>
          </table:table-cell>
          <table:table-cell table:style-name="ce104" table:formula="of:=IF([.J10]&gt;0;TIME(0;[.J10];0);TIME(0;-[.J10];0))" office:value-type="time" office:time-value="PT00H49M00S" calcext:value-type="time">
            <text:p>00:49</text:p>
          </table:table-cell>
          <table:table-cell table:style-name="ce98" table:formula="of:=[.E2]+[.J10]" office:value-type="float" office:value="439" calcext:value-type="float">
            <text:p>439</text:p>
          </table:table-cell>
          <table:table-cell table:style-name="ce104" table:formula="of:=IF([.L10]&gt;0;TIME(0;[.L10];0);TIME(0;-[.L10];0))" office:value-type="time" office:time-value="PT07H19M00S" calcext:value-type="time">
            <text:p>07:19</text:p>
          </table:table-cell>
          <table:table-cell table:style-name="ce113"/>
          <table:table-cell/>
          <table:table-cell table:style-name="ce63" table:formula="of:=(MINUTE([.E10])+(HOUR([.E10])*60))- (MINUTE([.D10])+(HOUR([.D10])*60))" office:value-type="float" office:value="313" calcext:value-type="float">
            <text:p>313</text:p>
          </table:table-cell>
          <table:table-cell table:style-name="ce10" table:formula="of:=IF([.P10]&gt;0;TIME(0;[.P10];0);TIME(0;-[.P10];0))" office:value-type="time" office:time-value="PT05H13M00S" calcext:value-type="time">
            <text:p>05:13:00</text:p>
          </table:table-cell>
          <table:table-cell table:style-name="ce63" table:formula="of:= (MINUTE([.G10])+(HOUR([.G10])*60))- (MINUTE([.F10])+(HOUR([.F10])*60))" office:value-type="float" office:value="216" calcext:value-type="float">
            <text:p>216</text:p>
          </table:table-cell>
          <table:table-cell table:style-name="ce10" table:formula="of:=IF([.R10]&gt;0;TIME(0;[.R10];0);TIME(0;-[.R10];0))" office:value-type="time" office:time-value="PT03H36M00S" calcext:value-type="time">
            <text:p>03:36:00</text:p>
          </table:table-cell>
          <table:table-cell table:style-name="ce63" table:formula="of:=(MINUTE([.I10])+(HOUR([.I10])*60))- (MINUTE([.H10])+(HOUR([.H10])*60))" office:value-type="float" office:value="0" calcext:value-type="float">
            <text:p>0</text:p>
          </table:table-cell>
          <table:table-cell table:style-name="ce10" table:formula="of:=IF([.T10]&gt;0;TIME(0;[.T10];0);TIME(0;-[.T10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Sex</text:p>
          </table:table-cell>
          <table:table-cell table:style-name="ce7" office:value-type="date" office:date-value="2024-07-12" calcext:value-type="date">
            <text:p>12/07/24</text:p>
          </table:table-cell>
          <table:table-cell table:style-name="ce78" office:value-type="time" office:time-value="PT08H14M00S" calcext:value-type="time">
            <text:p>08:14</text:p>
          </table:table-cell>
          <table:table-cell table:style-name="ce78" office:value-type="time" office:time-value="PT13H02M00S" calcext:value-type="time">
            <text:p>13:02</text:p>
          </table:table-cell>
          <table:table-cell table:style-name="ce78" office:value-type="time" office:time-value="PT13H42M00S" calcext:value-type="time">
            <text:p>13:42</text:p>
          </table:table-cell>
          <table:table-cell table:style-name="ce78" office:value-type="time" office:time-value="PT16H32M00S" calcext:value-type="time">
            <text:p>16:32</text:p>
          </table:table-cell>
          <table:table-cell table:style-name="ce10" table:number-columns-repeated="2"/>
          <table:table-cell table:style-name="ce98" table:formula="of:=(MINUTE([.E11])+(HOUR([.E11])*60))- (MINUTE([.D11])+(HOUR([.D11])*60)) + (MINUTE([.G11])+(HOUR([.G11])*60))- (MINUTE([.F11])+(HOUR([.F11])*60)) + (MINUTE([.I11])+(HOUR([.I11])*60))- (MINUTE([.H11])+(HOUR([.H11])*60)) - 480" office:value-type="float" office:value="-22" calcext:value-type="float">
            <text:p>-22</text:p>
          </table:table-cell>
          <table:table-cell table:style-name="ce104" table:formula="of:=IF([.J11]&gt;0;TIME(0;[.J11];0);TIME(0;-[.J11];0))" office:value-type="time" office:time-value="PT00H22M00S" calcext:value-type="time">
            <text:p>00:22</text:p>
          </table:table-cell>
          <table:table-cell table:style-name="ce98" table:formula="of:=[.L10]+[.J11]" office:value-type="float" office:value="417" calcext:value-type="float">
            <text:p>417</text:p>
          </table:table-cell>
          <table:table-cell table:style-name="ce104" table:formula="of:=IF([.L11]&gt;0;TIME(0;[.L11];0);TIME(0;-[.L11];0))" office:value-type="time" office:time-value="PT06H57M00S" calcext:value-type="time">
            <text:p>06:57</text:p>
          </table:table-cell>
          <table:table-cell table:style-name="ce113"/>
          <table:table-cell/>
          <table:table-cell table:style-name="ce63" table:formula="of:=(MINUTE([.E11])+(HOUR([.E11])*60))- (MINUTE([.D11])+(HOUR([.D11])*60))" office:value-type="float" office:value="288" calcext:value-type="float">
            <text:p>288</text:p>
          </table:table-cell>
          <table:table-cell table:style-name="ce10" table:formula="of:=IF([.P11]&gt;0;TIME(0;[.P11];0);TIME(0;-[.P11];0))" office:value-type="time" office:time-value="PT04H48M00S" calcext:value-type="time">
            <text:p>04:48:00</text:p>
          </table:table-cell>
          <table:table-cell table:style-name="ce63" table:formula="of:= (MINUTE([.G11])+(HOUR([.G11])*60))- (MINUTE([.F11])+(HOUR([.F11])*60))" office:value-type="float" office:value="170" calcext:value-type="float">
            <text:p>170</text:p>
          </table:table-cell>
          <table:table-cell table:style-name="ce10" table:formula="of:=IF([.R11]&gt;0;TIME(0;[.R11];0);TIME(0;-[.R11];0))" office:value-type="time" office:time-value="PT02H50M00S" calcext:value-type="time">
            <text:p>02:50:00</text:p>
          </table:table-cell>
          <table:table-cell table:style-name="ce63" table:formula="of:=(MINUTE([.I11])+(HOUR([.I11])*60))- (MINUTE([.H11])+(HOUR([.H11])*60))" office:value-type="float" office:value="0" calcext:value-type="float">
            <text:p>0</text:p>
          </table:table-cell>
          <table:table-cell table:style-name="ce10" table:formula="of:=IF([.T11]&gt;0;TIME(0;[.T11];0);TIME(0;-[.T11];0))" office:value-type="time" office:time-value="PT00H00M00S" calcext:value-type="time">
            <text:p>00:00:00</text:p>
          </table:table-cell>
        </table:table-row>
        <table:table-row table:style-name="ro3">
          <table:table-cell/>
          <table:table-cell table:style-name="ce3" office:value-type="string" calcext:value-type="string">
            <text:p>Sab</text:p>
          </table:table-cell>
          <table:table-cell table:style-name="ce6" office:value-type="date" office:date-value="2024-07-13" calcext:value-type="date">
            <text:p>13/07/24</text:p>
          </table:table-cell>
          <table:table-cell table:style-name="ce9" table:number-columns-repeated="6"/>
          <table:table-cell table:style-name="ce97"/>
          <table:table-cell table:style-name="ce105" table:formula="of:=IF([.J12]&gt;0;TIME(0;[.J12];0);TIME(0;-[.J12];0))" office:value-type="time" office:time-value="PT00H00M00S" calcext:value-type="time">
            <text:p>00:00</text:p>
          </table:table-cell>
          <table:table-cell table:style-name="ce11" table:number-columns-repeated="2"/>
          <table:table-cell table:style-name="ce112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Dom</text:p>
          </table:table-cell>
          <table:table-cell table:style-name="ce6" office:value-type="date" office:date-value="2024-07-14" calcext:value-type="date">
            <text:p>14/07/24</text:p>
          </table:table-cell>
          <table:table-cell table:style-name="ce9" table:number-columns-repeated="6"/>
          <table:table-cell table:style-name="ce97"/>
          <table:table-cell table:style-name="ce11" table:number-columns-repeated="3"/>
          <table:table-cell table:style-name="ce112"/>
          <table:table-cell table:number-columns-repeated="7"/>
        </table:table-row>
        <table:table-row table:style-name="ro3">
          <table:table-cell table:style-name="ce80"/>
          <table:table-cell table:style-name="ce2" office:value-type="string" calcext:value-type="string">
            <text:p>Seg</text:p>
          </table:table-cell>
          <table:table-cell table:style-name="ce7" office:value-type="date" office:date-value="2024-07-15" calcext:value-type="date">
            <text:p>15/07/24</text:p>
          </table:table-cell>
          <table:table-cell table:style-name="ce78" office:value-type="time" office:time-value="PT08H03M00S" calcext:value-type="time">
            <text:p>08:03</text:p>
          </table:table-cell>
          <table:table-cell table:style-name="ce78" office:value-type="time" office:time-value="PT12H51M00S" calcext:value-type="time">
            <text:p>12:51</text:p>
          </table:table-cell>
          <table:table-cell table:style-name="ce78" office:value-type="time" office:time-value="PT13H24M00S" calcext:value-type="time">
            <text:p>13:24</text:p>
          </table:table-cell>
          <table:table-cell table:style-name="ce78" office:value-type="time" office:time-value="PT18H15M00S" calcext:value-type="time">
            <text:p>18:15</text:p>
          </table:table-cell>
          <table:table-cell table:style-name="ce78" table:number-columns-repeated="2"/>
          <table:table-cell table:style-name="ce98" table:formula="of:=(MINUTE([.E14])+(HOUR([.E14])*60))- (MINUTE([.D14])+(HOUR([.D14])*60)) + (MINUTE([.G14])+(HOUR([.G14])*60))- (MINUTE([.F14])+(HOUR([.F14])*60)) + (MINUTE([.I14])+(HOUR([.I14])*60))- (MINUTE([.H14])+(HOUR([.H14])*60)) - 480" office:value-type="float" office:value="99" calcext:value-type="float">
            <text:p>99</text:p>
          </table:table-cell>
          <table:table-cell table:style-name="ce104" table:formula="of:=IF([.J14]&gt;0;TIME(0;[.J14];0);TIME(0;-[.J14];0))" office:value-type="time" office:time-value="PT01H39M00S" calcext:value-type="time">
            <text:p>01:39</text:p>
          </table:table-cell>
          <table:table-cell table:style-name="ce98" table:formula="of:=[.L11]+[.J14]" office:value-type="float" office:value="516" calcext:value-type="float">
            <text:p>516</text:p>
          </table:table-cell>
          <table:table-cell table:style-name="ce104" table:formula="of:=IF([.L14]&gt;0;TIME(0;[.L14];0);TIME(0;-[.L14];0))" office:value-type="time" office:time-value="PT08H36M00S" calcext:value-type="time">
            <text:p>08:36</text:p>
          </table:table-cell>
          <table:table-cell table:style-name="ce113"/>
          <table:table-cell/>
          <table:table-cell table:style-name="ce63" table:formula="of:=(MINUTE([.E14])+(HOUR([.E14])*60))- (MINUTE([.D14])+(HOUR([.D14])*60))" office:value-type="float" office:value="288" calcext:value-type="float">
            <text:p>288</text:p>
          </table:table-cell>
          <table:table-cell table:style-name="ce10" table:formula="of:=IF([.P14]&gt;0;TIME(0;[.P14];0);TIME(0;-[.P14];0))" office:value-type="time" office:time-value="PT04H48M00S" calcext:value-type="time">
            <text:p>04:48:00</text:p>
          </table:table-cell>
          <table:table-cell table:style-name="ce63" table:formula="of:= (MINUTE([.G14])+(HOUR([.G14])*60))- (MINUTE([.F14])+(HOUR([.F14])*60))" office:value-type="float" office:value="291" calcext:value-type="float">
            <text:p>291</text:p>
          </table:table-cell>
          <table:table-cell table:style-name="ce10" table:formula="of:=IF([.R14]&gt;0;TIME(0;[.R14];0);TIME(0;-[.R14];0))" office:value-type="time" office:time-value="PT04H51M00S" calcext:value-type="time">
            <text:p>04:51:00</text:p>
          </table:table-cell>
          <table:table-cell table:style-name="ce63" table:formula="of:=(MINUTE([.I14])+(HOUR([.I14])*60))- (MINUTE([.H14])+(HOUR([.H14])*60))" office:value-type="float" office:value="0" calcext:value-type="float">
            <text:p>0</text:p>
          </table:table-cell>
          <table:table-cell table:style-name="ce10" table:formula="of:=IF([.T14]&gt;0;TIME(0;[.T14];0);TIME(0;-[.T14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Ter</text:p>
          </table:table-cell>
          <table:table-cell table:style-name="ce7" office:value-type="date" office:date-value="2024-07-16" calcext:value-type="date">
            <text:p>16/07/24</text:p>
          </table:table-cell>
          <table:table-cell table:style-name="ce78" office:value-type="time" office:time-value="PT08H21M00S" calcext:value-type="time">
            <text:p>08:21</text:p>
          </table:table-cell>
          <table:table-cell table:style-name="ce78" office:value-type="time" office:time-value="PT13H08M00S" calcext:value-type="time">
            <text:p>13:08</text:p>
          </table:table-cell>
          <table:table-cell table:style-name="ce78" office:value-type="time" office:time-value="PT13H39M00S" calcext:value-type="time">
            <text:p>13:39</text:p>
          </table:table-cell>
          <table:table-cell table:style-name="ce78" office:value-type="time" office:time-value="PT17H41M00S" calcext:value-type="time">
            <text:p>17:41</text:p>
          </table:table-cell>
          <table:table-cell table:style-name="ce78" table:number-columns-repeated="2"/>
          <table:table-cell table:style-name="ce98" table:formula="of:=(MINUTE([.E15])+(HOUR([.E15])*60))- (MINUTE([.D15])+(HOUR([.D15])*60)) + (MINUTE([.G15])+(HOUR([.G15])*60))- (MINUTE([.F15])+(HOUR([.F15])*60)) + (MINUTE([.I15])+(HOUR([.I15])*60))- (MINUTE([.H15])+(HOUR([.H15])*60)) - 480" office:value-type="float" office:value="49" calcext:value-type="float">
            <text:p>49</text:p>
          </table:table-cell>
          <table:table-cell table:style-name="ce104" table:formula="of:=IF([.J15]&gt;0;TIME(0;[.J15];0);TIME(0;-[.J15];0))" office:value-type="time" office:time-value="PT00H49M00S" calcext:value-type="time">
            <text:p>00:49</text:p>
          </table:table-cell>
          <table:table-cell table:style-name="ce98" table:formula="of:=[.L14]+[.J15]" office:value-type="float" office:value="565" calcext:value-type="float">
            <text:p>565</text:p>
          </table:table-cell>
          <table:table-cell table:style-name="ce104" table:formula="of:=IF([.L15]&gt;0;TIME(0;[.L15];0);TIME(0;-[.L15];0))" office:value-type="time" office:time-value="PT09H25M00S" calcext:value-type="time">
            <text:p>09:25</text:p>
          </table:table-cell>
          <table:table-cell table:style-name="ce113"/>
          <table:table-cell/>
          <table:table-cell table:style-name="ce63" table:formula="of:=(MINUTE([.E15])+(HOUR([.E15])*60))- (MINUTE([.D15])+(HOUR([.D15])*60))" office:value-type="float" office:value="287" calcext:value-type="float">
            <text:p>287</text:p>
          </table:table-cell>
          <table:table-cell table:style-name="ce10" table:formula="of:=IF([.P15]&gt;0;TIME(0;[.P15];0);TIME(0;-[.P15];0))" office:value-type="time" office:time-value="PT04H47M00S" calcext:value-type="time">
            <text:p>04:47:00</text:p>
          </table:table-cell>
          <table:table-cell table:style-name="ce63" table:formula="of:= (MINUTE([.G15])+(HOUR([.G15])*60))- (MINUTE([.F15])+(HOUR([.F15])*60))" office:value-type="float" office:value="242" calcext:value-type="float">
            <text:p>242</text:p>
          </table:table-cell>
          <table:table-cell table:style-name="ce10" table:formula="of:=IF([.R15]&gt;0;TIME(0;[.R15];0);TIME(0;-[.R15];0))" office:value-type="time" office:time-value="PT04H02M00S" calcext:value-type="time">
            <text:p>04:02:00</text:p>
          </table:table-cell>
          <table:table-cell table:style-name="ce63" table:formula="of:=(MINUTE([.I15])+(HOUR([.I15])*60))- (MINUTE([.H15])+(HOUR([.H15])*60))" office:value-type="float" office:value="0" calcext:value-type="float">
            <text:p>0</text:p>
          </table:table-cell>
          <table:table-cell table:style-name="ce10" table:formula="of:=IF([.T15]&gt;0;TIME(0;[.T15];0);TIME(0;-[.T15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Qua</text:p>
          </table:table-cell>
          <table:table-cell table:style-name="ce7" office:value-type="date" office:date-value="2024-07-17" calcext:value-type="date">
            <text:p>17/07/24</text:p>
          </table:table-cell>
          <table:table-cell table:style-name="ce78" office:value-type="time" office:time-value="PT07H05M00S" calcext:value-type="time">
            <text:p>07:05</text:p>
          </table:table-cell>
          <table:table-cell table:style-name="ce78" office:value-type="time" office:time-value="PT13H02M00S" calcext:value-type="time">
            <text:p>13:02</text:p>
          </table:table-cell>
          <table:table-cell table:style-name="ce78" office:value-type="time" office:time-value="PT13H41M00S" calcext:value-type="time">
            <text:p>13:41</text:p>
          </table:table-cell>
          <table:table-cell table:style-name="ce78" office:value-type="time" office:time-value="PT16H25M00S" calcext:value-type="time">
            <text:p>16:25</text:p>
          </table:table-cell>
          <table:table-cell table:style-name="ce78" office:value-type="time" office:time-value="PT17H10M00S" calcext:value-type="time">
            <text:p>17:10</text:p>
          </table:table-cell>
          <table:table-cell table:style-name="ce78" office:value-type="time" office:time-value="PT18H14M00S" calcext:value-type="time">
            <text:p>18:14</text:p>
          </table:table-cell>
          <table:table-cell table:style-name="ce98" table:formula="of:=(MINUTE([.E16])+(HOUR([.E16])*60))- (MINUTE([.D16])+(HOUR([.D16])*60)) + (MINUTE([.G16])+(HOUR([.G16])*60))- (MINUTE([.F16])+(HOUR([.F16])*60)) + (MINUTE([.I16])+(HOUR([.I16])*60))- (MINUTE([.H16])+(HOUR([.H16])*60)) - 480" office:value-type="float" office:value="105" calcext:value-type="float">
            <text:p>105</text:p>
          </table:table-cell>
          <table:table-cell table:style-name="ce104" table:formula="of:=IF([.J16]&gt;0;TIME(0;[.J16];0);TIME(0;-[.J16];0))" office:value-type="time" office:time-value="PT01H45M00S" calcext:value-type="time">
            <text:p>01:45</text:p>
          </table:table-cell>
          <table:table-cell table:style-name="ce98" table:formula="of:=[.L15]+[.J16]" office:value-type="float" office:value="670" calcext:value-type="float">
            <text:p>670</text:p>
          </table:table-cell>
          <table:table-cell table:style-name="ce104" table:formula="of:=IF([.L16]&gt;0;TIME(0;[.L16];0);TIME(0;-[.L16];0))" office:value-type="time" office:time-value="PT11H10M00S" calcext:value-type="time">
            <text:p>11:10</text:p>
          </table:table-cell>
          <table:table-cell table:style-name="ce113"/>
          <table:table-cell/>
          <table:table-cell table:style-name="ce63" table:formula="of:=(MINUTE([.E16])+(HOUR([.E16])*60))- (MINUTE([.D16])+(HOUR([.D16])*60))" office:value-type="float" office:value="357" calcext:value-type="float">
            <text:p>357</text:p>
          </table:table-cell>
          <table:table-cell table:style-name="ce10" table:formula="of:=IF([.P16]&gt;0;TIME(0;[.P16];0);TIME(0;-[.P16];0))" office:value-type="time" office:time-value="PT05H57M00S" calcext:value-type="time">
            <text:p>05:57:00</text:p>
          </table:table-cell>
          <table:table-cell table:style-name="ce63" table:formula="of:= (MINUTE([.G16])+(HOUR([.G16])*60))- (MINUTE([.F16])+(HOUR([.F16])*60))" office:value-type="float" office:value="164" calcext:value-type="float">
            <text:p>164</text:p>
          </table:table-cell>
          <table:table-cell table:style-name="ce10" table:formula="of:=IF([.R16]&gt;0;TIME(0;[.R16];0);TIME(0;-[.R16];0))" office:value-type="time" office:time-value="PT02H44M00S" calcext:value-type="time">
            <text:p>02:44:00</text:p>
          </table:table-cell>
          <table:table-cell table:style-name="ce63" table:formula="of:=(MINUTE([.I16])+(HOUR([.I16])*60))- (MINUTE([.H16])+(HOUR([.H16])*60))" office:value-type="float" office:value="64" calcext:value-type="float">
            <text:p>64</text:p>
          </table:table-cell>
          <table:table-cell table:style-name="ce10" table:formula="of:=IF([.T16]&gt;0;TIME(0;[.T16];0);TIME(0;-[.T16];0))" office:value-type="time" office:time-value="PT01H04M00S" calcext:value-type="time">
            <text:p>01:04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Qui</text:p>
          </table:table-cell>
          <table:table-cell table:style-name="ce7" office:value-type="date" office:date-value="2024-07-18" calcext:value-type="date">
            <text:p>18/07/24</text:p>
          </table:table-cell>
          <table:table-cell table:style-name="ce78" office:value-type="time" office:time-value="PT07H32M00S" calcext:value-type="time">
            <text:p>07:32</text:p>
          </table:table-cell>
          <table:table-cell table:style-name="ce78" office:value-type="time" office:time-value="PT12H48M00S" calcext:value-type="time">
            <text:p>12:48</text:p>
          </table:table-cell>
          <table:table-cell table:style-name="ce78" office:value-type="time" office:time-value="PT13H47M00S" calcext:value-type="time">
            <text:p>13:47</text:p>
          </table:table-cell>
          <table:table-cell table:style-name="ce78" office:value-type="time" office:time-value="PT17H47M00S" calcext:value-type="time">
            <text:p>17:47</text:p>
          </table:table-cell>
          <table:table-cell table:style-name="ce78" table:number-columns-repeated="2"/>
          <table:table-cell table:style-name="ce98" table:formula="of:=(MINUTE([.E17])+(HOUR([.E17])*60))- (MINUTE([.D17])+(HOUR([.D17])*60)) + (MINUTE([.G17])+(HOUR([.G17])*60))- (MINUTE([.F17])+(HOUR([.F17])*60)) + (MINUTE([.I17])+(HOUR([.I17])*60))- (MINUTE([.H17])+(HOUR([.H17])*60)) - 480" office:value-type="float" office:value="76" calcext:value-type="float">
            <text:p>76</text:p>
          </table:table-cell>
          <table:table-cell table:style-name="ce104" table:formula="of:=IF([.J17]&gt;0;TIME(0;[.J17];0);TIME(0;-[.J17];0))" office:value-type="time" office:time-value="PT01H16M00S" calcext:value-type="time">
            <text:p>01:16</text:p>
          </table:table-cell>
          <table:table-cell table:style-name="ce98" table:formula="of:=[.L16]+[.J17]" office:value-type="float" office:value="746" calcext:value-type="float">
            <text:p>746</text:p>
          </table:table-cell>
          <table:table-cell table:style-name="ce104" table:formula="of:=IF([.L17]&gt;0;TIME(0;[.L17];0);TIME(0;-[.L17];0))" office:value-type="time" office:time-value="PT12H26M00S" calcext:value-type="time">
            <text:p>12:26</text:p>
          </table:table-cell>
          <table:table-cell table:style-name="ce113"/>
          <table:table-cell/>
          <table:table-cell table:style-name="ce63" table:formula="of:=(MINUTE([.E17])+(HOUR([.E17])*60))- (MINUTE([.D17])+(HOUR([.D17])*60))" office:value-type="float" office:value="316" calcext:value-type="float">
            <text:p>316</text:p>
          </table:table-cell>
          <table:table-cell table:style-name="ce10" table:formula="of:=IF([.P17]&gt;0;TIME(0;[.P17];0);TIME(0;-[.P17];0))" office:value-type="time" office:time-value="PT05H16M00S" calcext:value-type="time">
            <text:p>05:16:00</text:p>
          </table:table-cell>
          <table:table-cell table:style-name="ce63" table:formula="of:= (MINUTE([.G17])+(HOUR([.G17])*60))- (MINUTE([.F17])+(HOUR([.F17])*60))" office:value-type="float" office:value="240" calcext:value-type="float">
            <text:p>240</text:p>
          </table:table-cell>
          <table:table-cell table:style-name="ce10" table:formula="of:=IF([.R17]&gt;0;TIME(0;[.R17];0);TIME(0;-[.R17];0))" office:value-type="time" office:time-value="PT04H00M00S" calcext:value-type="time">
            <text:p>04:00:00</text:p>
          </table:table-cell>
          <table:table-cell table:style-name="ce63" table:formula="of:=(MINUTE([.I17])+(HOUR([.I17])*60))- (MINUTE([.H17])+(HOUR([.H17])*60))" office:value-type="float" office:value="0" calcext:value-type="float">
            <text:p>0</text:p>
          </table:table-cell>
          <table:table-cell table:style-name="ce10" table:formula="of:=IF([.T17]&gt;0;TIME(0;[.T17];0);TIME(0;-[.T17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Sex</text:p>
          </table:table-cell>
          <table:table-cell table:style-name="ce7" office:value-type="date" office:date-value="2024-07-19" calcext:value-type="date">
            <text:p>19/07/24</text:p>
          </table:table-cell>
          <table:table-cell table:style-name="ce78" office:value-type="time" office:time-value="PT07H30M00S" calcext:value-type="time">
            <text:p>07:30</text:p>
          </table:table-cell>
          <table:table-cell table:style-name="ce78" office:value-type="time" office:time-value="PT12H50M00S" calcext:value-type="time">
            <text:p>12:50</text:p>
          </table:table-cell>
          <table:table-cell table:style-name="ce78" office:value-type="time" office:time-value="PT13H32M00S" calcext:value-type="time">
            <text:p>13:32</text:p>
          </table:table-cell>
          <table:table-cell table:style-name="ce78" office:value-type="time" office:time-value="PT17H10M00S" calcext:value-type="time">
            <text:p>17:10</text:p>
          </table:table-cell>
          <table:table-cell table:style-name="ce78" table:number-columns-repeated="2"/>
          <table:table-cell table:style-name="ce98" table:formula="of:=(MINUTE([.E18])+(HOUR([.E18])*60))- (MINUTE([.D18])+(HOUR([.D18])*60)) + (MINUTE([.G18])+(HOUR([.G18])*60))- (MINUTE([.F18])+(HOUR([.F18])*60)) + (MINUTE([.I18])+(HOUR([.I18])*60))- (MINUTE([.H18])+(HOUR([.H18])*60)) - 480" office:value-type="float" office:value="58" calcext:value-type="float">
            <text:p>58</text:p>
          </table:table-cell>
          <table:table-cell table:style-name="ce104" table:formula="of:=IF([.J18]&gt;0;TIME(0;[.J18];0);TIME(0;-[.J18];0))" office:value-type="time" office:time-value="PT00H58M00S" calcext:value-type="time">
            <text:p>00:58</text:p>
          </table:table-cell>
          <table:table-cell table:style-name="ce98" table:formula="of:=[.L17]+[.J18]" office:value-type="float" office:value="804" calcext:value-type="float">
            <text:p>804</text:p>
          </table:table-cell>
          <table:table-cell table:style-name="ce104" table:formula="of:=IF([.L18]&gt;0;TIME(0;[.L18];0);TIME(0;-[.L18];0))" office:value-type="time" office:time-value="PT13H24M00S" calcext:value-type="time">
            <text:p>13:24</text:p>
          </table:table-cell>
          <table:table-cell table:style-name="ce113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Sab</text:p>
          </table:table-cell>
          <table:table-cell table:style-name="ce6" office:value-type="date" office:date-value="2024-07-20" calcext:value-type="date">
            <text:p>20/07/24</text:p>
          </table:table-cell>
          <table:table-cell table:style-name="ce9" table:number-columns-repeated="6"/>
          <table:table-cell table:style-name="ce97" table:formula="of:=SUM([.J14:.J18])" office:value-type="float" office:value="387" calcext:value-type="float">
            <text:p>387</text:p>
          </table:table-cell>
          <table:table-cell table:style-name="ce105" table:formula="of:=IF([.J19]&gt;0;TIME(0;[.J19];0);TIME(0;-[.J19];0))" office:value-type="time" office:time-value="PT06H27M00S" calcext:value-type="time">
            <text:p>06:27</text:p>
          </table:table-cell>
          <table:table-cell table:style-name="ce11" table:number-columns-repeated="2"/>
          <table:table-cell table:style-name="ce112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Dom</text:p>
          </table:table-cell>
          <table:table-cell table:style-name="ce6" office:value-type="date" office:date-value="2024-07-21" calcext:value-type="date">
            <text:p>21/07/24</text:p>
          </table:table-cell>
          <table:table-cell table:style-name="ce9" table:number-columns-repeated="6"/>
          <table:table-cell table:style-name="ce97"/>
          <table:table-cell table:style-name="ce11" table:number-columns-repeated="3"/>
          <table:table-cell table:style-name="ce112"/>
          <table:table-cell table:number-columns-repeated="7"/>
        </table:table-row>
        <table:table-row table:style-name="ro3">
          <table:table-cell table:style-name="ce80"/>
          <table:table-cell table:style-name="ce2" office:value-type="string" calcext:value-type="string">
            <text:p>Seg</text:p>
          </table:table-cell>
          <table:table-cell table:style-name="ce7" office:value-type="date" office:date-value="2024-07-22" calcext:value-type="date">
            <text:p>22/07/24</text:p>
          </table:table-cell>
          <table:table-cell table:style-name="ce78" office:value-type="time" office:time-value="PT07H45M00S" calcext:value-type="time">
            <text:p>07:45</text:p>
          </table:table-cell>
          <table:table-cell table:style-name="ce78" office:value-type="time" office:time-value="PT13H18M00S" calcext:value-type="time">
            <text:p>13:18</text:p>
          </table:table-cell>
          <table:table-cell table:style-name="ce78" office:value-type="time" office:time-value="PT13H55M00S" calcext:value-type="time">
            <text:p>13:55</text:p>
          </table:table-cell>
          <table:table-cell table:style-name="ce78" office:value-type="time" office:time-value="PT18H15M00S" calcext:value-type="time">
            <text:p>18:15</text:p>
          </table:table-cell>
          <table:table-cell table:style-name="ce78" table:number-columns-repeated="2"/>
          <table:table-cell table:style-name="ce98" table:formula="of:=(MINUTE([.E21])+(HOUR([.E21])*60))- (MINUTE([.D21])+(HOUR([.D21])*60)) + (MINUTE([.G21])+(HOUR([.G21])*60))- (MINUTE([.F21])+(HOUR([.F21])*60)) + (MINUTE([.I21])+(HOUR([.I21])*60))- (MINUTE([.H21])+(HOUR([.H21])*60)) - 480" office:value-type="float" office:value="113" calcext:value-type="float">
            <text:p>113</text:p>
          </table:table-cell>
          <table:table-cell table:style-name="ce104" table:formula="of:=IF([.J21]&gt;0;TIME(0;[.J21];0);TIME(0;-[.J21];0))" office:value-type="time" office:time-value="PT01H53M00S" calcext:value-type="time">
            <text:p>01:53</text:p>
          </table:table-cell>
          <table:table-cell table:style-name="ce98" table:formula="of:=[.L18]+[.J21]" office:value-type="float" office:value="917" calcext:value-type="float">
            <text:p>917</text:p>
          </table:table-cell>
          <table:table-cell table:style-name="ce104" table:formula="of:=IF([.L21]&gt;0;TIME(0;[.L21];0);TIME(0;-[.L21];0))" office:value-type="time" office:time-value="PT15H17M00S" calcext:value-type="time">
            <text:p>15:17</text:p>
          </table:table-cell>
          <table:table-cell table:style-name="ce113"/>
          <table:table-cell/>
          <table:table-cell table:style-name="ce63" table:formula="of:=(MINUTE([.E21])+(HOUR([.E21])*60))- (MINUTE([.D21])+(HOUR([.D21])*60))" office:value-type="float" office:value="333" calcext:value-type="float">
            <text:p>333</text:p>
          </table:table-cell>
          <table:table-cell table:style-name="ce10" table:formula="of:=IF([.P21]&gt;0;TIME(0;[.P21];0);TIME(0;-[.P21];0))" office:value-type="time" office:time-value="PT05H33M00S" calcext:value-type="time">
            <text:p>05:33:00</text:p>
          </table:table-cell>
          <table:table-cell table:style-name="ce63" table:formula="of:= (MINUTE([.G21])+(HOUR([.G21])*60))- (MINUTE([.F21])+(HOUR([.F21])*60))" office:value-type="float" office:value="260" calcext:value-type="float">
            <text:p>260</text:p>
          </table:table-cell>
          <table:table-cell table:style-name="ce10" table:formula="of:=IF([.R21]&gt;0;TIME(0;[.R21];0);TIME(0;-[.R21];0))" office:value-type="time" office:time-value="PT04H20M00S" calcext:value-type="time">
            <text:p>04:20:00</text:p>
          </table:table-cell>
          <table:table-cell table:style-name="ce63" table:formula="of:=(MINUTE([.I21])+(HOUR([.I21])*60))- (MINUTE([.H21])+(HOUR([.H21])*60))" office:value-type="float" office:value="0" calcext:value-type="float">
            <text:p>0</text:p>
          </table:table-cell>
          <table:table-cell table:style-name="ce10" table:formula="of:=IF([.T21]&gt;0;TIME(0;[.T21];0);TIME(0;-[.T21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Ter</text:p>
          </table:table-cell>
          <table:table-cell table:style-name="ce7" office:value-type="date" office:date-value="2024-07-23" calcext:value-type="date">
            <text:p>23/07/24</text:p>
          </table:table-cell>
          <table:table-cell table:style-name="ce78" office:value-type="time" office:time-value="PT07H35M00S" calcext:value-type="time">
            <text:p>07:35</text:p>
          </table:table-cell>
          <table:table-cell table:style-name="ce78" office:value-type="time" office:time-value="PT12H29M00S" calcext:value-type="time">
            <text:p>12:29</text:p>
          </table:table-cell>
          <table:table-cell table:style-name="ce78" office:value-type="time" office:time-value="PT13H09M00S" calcext:value-type="time">
            <text:p>13:09</text:p>
          </table:table-cell>
          <table:table-cell table:style-name="ce78" office:value-type="time" office:time-value="PT17H33M00S" calcext:value-type="time">
            <text:p>17:33</text:p>
          </table:table-cell>
          <table:table-cell table:style-name="ce78" table:number-columns-repeated="2"/>
          <table:table-cell table:style-name="ce98" table:formula="of:=(MINUTE([.E22])+(HOUR([.E22])*60))- (MINUTE([.D22])+(HOUR([.D22])*60)) + (MINUTE([.G22])+(HOUR([.G22])*60))- (MINUTE([.F22])+(HOUR([.F22])*60)) + (MINUTE([.I22])+(HOUR([.I22])*60))- (MINUTE([.H22])+(HOUR([.H22])*60)) - 480" office:value-type="float" office:value="78" calcext:value-type="float">
            <text:p>78</text:p>
          </table:table-cell>
          <table:table-cell table:style-name="ce104" table:formula="of:=IF([.J22]&gt;0;TIME(0;[.J22];0);TIME(0;-[.J22];0))" office:value-type="time" office:time-value="PT01H18M00S" calcext:value-type="time">
            <text:p>01:18</text:p>
          </table:table-cell>
          <table:table-cell table:style-name="ce98" table:formula="of:=[.L21]+[.J22]" office:value-type="float" office:value="995" calcext:value-type="float">
            <text:p>995</text:p>
          </table:table-cell>
          <table:table-cell table:style-name="ce104" table:formula="of:=IF([.L22]&gt;0;TIME(0;[.L22];0);TIME(0;-[.L22];0))" office:value-type="time" office:time-value="PT16H35M00S" calcext:value-type="time">
            <text:p>16:35</text:p>
          </table:table-cell>
          <table:table-cell table:style-name="ce113"/>
          <table:table-cell/>
          <table:table-cell table:style-name="ce63" table:formula="of:=(MINUTE([.E22])+(HOUR([.E22])*60))- (MINUTE([.D22])+(HOUR([.D22])*60))" office:value-type="float" office:value="294" calcext:value-type="float">
            <text:p>294</text:p>
          </table:table-cell>
          <table:table-cell table:style-name="ce10" table:formula="of:=IF([.P22]&gt;0;TIME(0;[.P22];0);TIME(0;-[.P22];0))" office:value-type="time" office:time-value="PT04H54M00S" calcext:value-type="time">
            <text:p>04:54:00</text:p>
          </table:table-cell>
          <table:table-cell table:style-name="ce63" table:formula="of:= (MINUTE([.G22])+(HOUR([.G22])*60))- (MINUTE([.F22])+(HOUR([.F22])*60))" office:value-type="float" office:value="264" calcext:value-type="float">
            <text:p>264</text:p>
          </table:table-cell>
          <table:table-cell table:style-name="ce10" table:formula="of:=IF([.R22]&gt;0;TIME(0;[.R22];0);TIME(0;-[.R22];0))" office:value-type="time" office:time-value="PT04H24M00S" calcext:value-type="time">
            <text:p>04:24:00</text:p>
          </table:table-cell>
          <table:table-cell table:style-name="ce63" table:formula="of:=(MINUTE([.I22])+(HOUR([.I22])*60))- (MINUTE([.H22])+(HOUR([.H22])*60))" office:value-type="float" office:value="0" calcext:value-type="float">
            <text:p>0</text:p>
          </table:table-cell>
          <table:table-cell table:style-name="ce10" table:formula="of:=IF([.T22]&gt;0;TIME(0;[.T22];0);TIME(0;-[.T22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Qua</text:p>
          </table:table-cell>
          <table:table-cell table:style-name="ce7" office:value-type="date" office:date-value="2024-07-24" calcext:value-type="date">
            <text:p>24/07/24</text:p>
          </table:table-cell>
          <table:table-cell table:style-name="ce78" office:value-type="time" office:time-value="PT07H45M00S" calcext:value-type="time">
            <text:p>07:45</text:p>
          </table:table-cell>
          <table:table-cell table:style-name="ce78" office:value-type="time" office:time-value="PT10H57M00S" calcext:value-type="time">
            <text:p>10:57</text:p>
          </table:table-cell>
          <table:table-cell table:style-name="ce78" office:value-type="time" office:time-value="PT12H51M00S" calcext:value-type="time">
            <text:p>12:51</text:p>
          </table:table-cell>
          <table:table-cell table:style-name="ce78" office:value-type="time" office:time-value="PT17H22M00S" calcext:value-type="time">
            <text:p>17:22</text:p>
          </table:table-cell>
          <table:table-cell table:style-name="ce78" table:number-columns-repeated="2"/>
          <table:table-cell table:style-name="ce98" table:formula="of:=(MINUTE([.E23])+(HOUR([.E23])*60))- (MINUTE([.D23])+(HOUR([.D23])*60)) + (MINUTE([.G23])+(HOUR([.G23])*60))- (MINUTE([.F23])+(HOUR([.F23])*60)) + (MINUTE([.I23])+(HOUR([.I23])*60))- (MINUTE([.H23])+(HOUR([.H23])*60)) - 480" office:value-type="float" office:value="-17" calcext:value-type="float">
            <text:p>-17</text:p>
          </table:table-cell>
          <table:table-cell table:style-name="ce104" table:formula="of:=IF([.J23]&gt;0;TIME(0;[.J23];0);TIME(0;-[.J23];0))" office:value-type="time" office:time-value="PT00H17M00S" calcext:value-type="time">
            <text:p>00:17</text:p>
          </table:table-cell>
          <table:table-cell table:style-name="ce98" table:formula="of:=[.L22]+[.J23]" office:value-type="float" office:value="978" calcext:value-type="float">
            <text:p>978</text:p>
          </table:table-cell>
          <table:table-cell table:style-name="ce104" table:formula="of:=IF([.L23]&gt;0;TIME(0;[.L23];0);TIME(0;-[.L23];0))" office:value-type="time" office:time-value="PT16H18M00S" calcext:value-type="time">
            <text:p>16:18</text:p>
          </table:table-cell>
          <table:table-cell table:style-name="ce113"/>
          <table:table-cell/>
          <table:table-cell table:style-name="ce63" table:formula="of:=(MINUTE([.E23])+(HOUR([.E23])*60))- (MINUTE([.D23])+(HOUR([.D23])*60))" office:value-type="float" office:value="192" calcext:value-type="float">
            <text:p>192</text:p>
          </table:table-cell>
          <table:table-cell table:style-name="ce10" table:formula="of:=IF([.P23]&gt;0;TIME(0;[.P23];0);TIME(0;-[.P23];0))" office:value-type="time" office:time-value="PT03H12M00S" calcext:value-type="time">
            <text:p>03:12:00</text:p>
          </table:table-cell>
          <table:table-cell table:style-name="ce63" table:formula="of:= (MINUTE([.G23])+(HOUR([.G23])*60))- (MINUTE([.F23])+(HOUR([.F23])*60))" office:value-type="float" office:value="271" calcext:value-type="float">
            <text:p>271</text:p>
          </table:table-cell>
          <table:table-cell table:style-name="ce10" table:formula="of:=IF([.R23]&gt;0;TIME(0;[.R23];0);TIME(0;-[.R23];0))" office:value-type="time" office:time-value="PT04H31M00S" calcext:value-type="time">
            <text:p>04:31:00</text:p>
          </table:table-cell>
          <table:table-cell table:style-name="ce63" table:formula="of:=(MINUTE([.I23])+(HOUR([.I23])*60))- (MINUTE([.H23])+(HOUR([.H23])*60))" office:value-type="float" office:value="0" calcext:value-type="float">
            <text:p>0</text:p>
          </table:table-cell>
          <table:table-cell table:style-name="ce10" table:formula="of:=IF([.T23]&gt;0;TIME(0;[.T23];0);TIME(0;-[.T23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Qui</text:p>
          </table:table-cell>
          <table:table-cell table:style-name="ce7" office:value-type="date" office:date-value="2024-07-25" calcext:value-type="date">
            <text:p>25/07/24</text:p>
          </table:table-cell>
          <table:table-cell table:style-name="ce78" office:value-type="time" office:time-value="PT07H46M00S" calcext:value-type="time">
            <text:p>07:46</text:p>
          </table:table-cell>
          <table:table-cell table:style-name="ce78" office:value-type="time" office:time-value="PT11H51M00S" calcext:value-type="time">
            <text:p>11:51</text:p>
          </table:table-cell>
          <table:table-cell table:style-name="ce78" office:value-type="time" office:time-value="PT12H32M00S" calcext:value-type="time">
            <text:p>12:32</text:p>
          </table:table-cell>
          <table:table-cell table:style-name="ce78" office:value-type="time" office:time-value="PT17H32M00S" calcext:value-type="time">
            <text:p>17:32</text:p>
          </table:table-cell>
          <table:table-cell table:style-name="ce78" table:number-columns-repeated="2"/>
          <table:table-cell table:style-name="ce98" table:formula="of:=(MINUTE([.E24])+(HOUR([.E24])*60))- (MINUTE([.D24])+(HOUR([.D24])*60)) + (MINUTE([.G24])+(HOUR([.G24])*60))- (MINUTE([.F24])+(HOUR([.F24])*60)) + (MINUTE([.I24])+(HOUR([.I24])*60))- (MINUTE([.H24])+(HOUR([.H24])*60)) - 480" office:value-type="float" office:value="65" calcext:value-type="float">
            <text:p>65</text:p>
          </table:table-cell>
          <table:table-cell table:style-name="ce104" table:formula="of:=IF([.J24]&gt;0;TIME(0;[.J24];0);TIME(0;-[.J24];0))" office:value-type="time" office:time-value="PT01H05M00S" calcext:value-type="time">
            <text:p>01:05</text:p>
          </table:table-cell>
          <table:table-cell table:style-name="ce98" table:formula="of:=[.L23]+[.J24]" office:value-type="float" office:value="1043" calcext:value-type="float">
            <text:p>1043</text:p>
          </table:table-cell>
          <table:table-cell table:style-name="ce104" table:formula="of:=IF([.L24]&gt;0;TIME(0;[.L24];0);TIME(0;-[.L24];0))" office:value-type="time" office:time-value="PT17H23M00S" calcext:value-type="time">
            <text:p>17:23</text:p>
          </table:table-cell>
          <table:table-cell table:style-name="ce113"/>
          <table:table-cell/>
          <table:table-cell table:style-name="ce63" table:formula="of:=(MINUTE([.E24])+(HOUR([.E24])*60))- (MINUTE([.D24])+(HOUR([.D24])*60))" office:value-type="float" office:value="245" calcext:value-type="float">
            <text:p>245</text:p>
          </table:table-cell>
          <table:table-cell table:style-name="ce10" table:formula="of:=IF([.P24]&gt;0;TIME(0;[.P24];0);TIME(0;-[.P24];0))" office:value-type="time" office:time-value="PT04H05M00S" calcext:value-type="time">
            <text:p>04:05:00</text:p>
          </table:table-cell>
          <table:table-cell table:style-name="ce63" table:formula="of:= (MINUTE([.G24])+(HOUR([.G24])*60))- (MINUTE([.F24])+(HOUR([.F24])*60))" office:value-type="float" office:value="300" calcext:value-type="float">
            <text:p>300</text:p>
          </table:table-cell>
          <table:table-cell table:style-name="ce10" table:formula="of:=IF([.R24]&gt;0;TIME(0;[.R24];0);TIME(0;-[.R24];0))" office:value-type="time" office:time-value="PT05H00M00S" calcext:value-type="time">
            <text:p>05:00:00</text:p>
          </table:table-cell>
          <table:table-cell table:style-name="ce63" table:formula="of:=(MINUTE([.I24])+(HOUR([.I24])*60))- (MINUTE([.H24])+(HOUR([.H24])*60))" office:value-type="float" office:value="0" calcext:value-type="float">
            <text:p>0</text:p>
          </table:table-cell>
          <table:table-cell table:style-name="ce10" table:formula="of:=IF([.T24]&gt;0;TIME(0;[.T24];0);TIME(0;-[.T24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Sex</text:p>
          </table:table-cell>
          <table:table-cell table:style-name="ce7" office:value-type="date" office:date-value="2024-07-26" calcext:value-type="date">
            <text:p>26/07/24</text:p>
          </table:table-cell>
          <table:table-cell table:style-name="ce78" office:value-type="time" office:time-value="PT07H52M00S" calcext:value-type="time">
            <text:p>07:52</text:p>
          </table:table-cell>
          <table:table-cell table:style-name="ce78" office:value-type="time" office:time-value="PT12H26M00S" calcext:value-type="time">
            <text:p>12:26</text:p>
          </table:table-cell>
          <table:table-cell table:style-name="ce78" office:value-type="time" office:time-value="PT13H05M00S" calcext:value-type="time">
            <text:p>13:05</text:p>
          </table:table-cell>
          <table:table-cell table:style-name="ce78" office:value-type="time" office:time-value="PT17H21M00S" calcext:value-type="time">
            <text:p>17:21</text:p>
          </table:table-cell>
          <table:table-cell table:style-name="ce78" table:number-columns-repeated="2"/>
          <table:table-cell table:style-name="ce98" table:formula="of:=(MINUTE([.E25])+(HOUR([.E25])*60))- (MINUTE([.D25])+(HOUR([.D25])*60)) + (MINUTE([.G25])+(HOUR([.G25])*60))- (MINUTE([.F25])+(HOUR([.F25])*60)) + (MINUTE([.I25])+(HOUR([.I25])*60))- (MINUTE([.H25])+(HOUR([.H25])*60)) - 480" office:value-type="float" office:value="50" calcext:value-type="float">
            <text:p>50</text:p>
          </table:table-cell>
          <table:table-cell table:style-name="ce104" table:formula="of:=IF([.J25]&gt;0;TIME(0;[.J25];0);TIME(0;-[.J25];0))" office:value-type="time" office:time-value="PT00H50M00S" calcext:value-type="time">
            <text:p>00:50</text:p>
          </table:table-cell>
          <table:table-cell table:style-name="ce98" table:formula="of:=[.L24]+[.J25]" office:value-type="float" office:value="1093" calcext:value-type="float">
            <text:p>1093</text:p>
          </table:table-cell>
          <table:table-cell table:style-name="ce104" table:formula="of:=IF([.L25]&gt;0;TIME(0;[.L25];0);TIME(0;-[.L25];0))" office:value-type="time" office:time-value="PT18H13M00S" calcext:value-type="time">
            <text:p>18:13</text:p>
          </table:table-cell>
          <table:table-cell table:style-name="ce113"/>
          <table:table-cell/>
          <table:table-cell table:style-name="ce63" table:formula="of:=(MINUTE([.E25])+(HOUR([.E25])*60))- (MINUTE([.D25])+(HOUR([.D25])*60))" office:value-type="float" office:value="274" calcext:value-type="float">
            <text:p>274</text:p>
          </table:table-cell>
          <table:table-cell table:style-name="ce10" table:formula="of:=IF([.P25]&gt;0;TIME(0;[.P25];0);TIME(0;-[.P25];0))" office:value-type="time" office:time-value="PT04H34M00S" calcext:value-type="time">
            <text:p>04:34:00</text:p>
          </table:table-cell>
          <table:table-cell table:style-name="ce63" table:formula="of:= (MINUTE([.G25])+(HOUR([.G25])*60))- (MINUTE([.F25])+(HOUR([.F25])*60))" office:value-type="float" office:value="256" calcext:value-type="float">
            <text:p>256</text:p>
          </table:table-cell>
          <table:table-cell table:style-name="ce10" table:formula="of:=IF([.R25]&gt;0;TIME(0;[.R25];0);TIME(0;-[.R25];0))" office:value-type="time" office:time-value="PT04H16M00S" calcext:value-type="time">
            <text:p>04:16:00</text:p>
          </table:table-cell>
          <table:table-cell table:style-name="ce63" table:formula="of:=(MINUTE([.I25])+(HOUR([.I25])*60))- (MINUTE([.H25])+(HOUR([.H25])*60))" office:value-type="float" office:value="0" calcext:value-type="float">
            <text:p>0</text:p>
          </table:table-cell>
          <table:table-cell table:style-name="ce10" table:formula="of:=IF([.T25]&gt;0;TIME(0;[.T25];0);TIME(0;-[.T25];0))" office:value-type="time" office:time-value="PT00H00M00S" calcext:value-type="time">
            <text:p>00:00:00</text:p>
          </table:table-cell>
        </table:table-row>
        <table:table-row table:style-name="ro3">
          <table:table-cell/>
          <table:table-cell table:style-name="ce3" office:value-type="string" calcext:value-type="string">
            <text:p>Sab</text:p>
          </table:table-cell>
          <table:table-cell table:style-name="ce6" office:value-type="date" office:date-value="2024-07-27" calcext:value-type="date">
            <text:p>27/07/24</text:p>
          </table:table-cell>
          <table:table-cell table:style-name="ce11" table:number-columns-repeated="6"/>
          <table:table-cell table:style-name="ce97" table:formula="of:=SUM([.J21:.J25])" office:value-type="float" office:value="289" calcext:value-type="float">
            <text:p>289</text:p>
          </table:table-cell>
          <table:table-cell table:style-name="ce105" table:formula="of:=IF([.J26]&gt;0;TIME(0;[.J26];0);TIME(0;-[.J26];0))" office:value-type="time" office:time-value="PT04H49M00S" calcext:value-type="time">
            <text:p>04:49</text:p>
          </table:table-cell>
          <table:table-cell table:style-name="ce11" table:number-columns-repeated="2"/>
          <table:table-cell table:style-name="ce112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Dom</text:p>
          </table:table-cell>
          <table:table-cell table:style-name="ce6" office:value-type="date" office:date-value="2024-07-28" calcext:value-type="date">
            <text:p>28/07/24</text:p>
          </table:table-cell>
          <table:table-cell table:style-name="ce11" table:number-columns-repeated="6"/>
          <table:table-cell table:style-name="ce97"/>
          <table:table-cell table:style-name="ce11" table:number-columns-repeated="3"/>
          <table:table-cell table:style-name="ce112"/>
          <table:table-cell table:number-columns-repeated="7"/>
        </table:table-row>
        <table:table-row table:style-name="ro3">
          <table:table-cell table:style-name="ce80"/>
          <table:table-cell table:style-name="ce2" office:value-type="string" calcext:value-type="string">
            <text:p>Seg</text:p>
          </table:table-cell>
          <table:table-cell table:style-name="ce7" office:value-type="date" office:date-value="2024-07-29" calcext:value-type="date">
            <text:p>29/07/24</text:p>
          </table:table-cell>
          <table:table-cell table:style-name="ce78" office:value-type="time" office:time-value="PT07H39M00S" calcext:value-type="time">
            <text:p>07:39</text:p>
          </table:table-cell>
          <table:table-cell table:style-name="ce78" office:value-type="time" office:time-value="PT14H16M00S" calcext:value-type="time">
            <text:p>14:16</text:p>
          </table:table-cell>
          <table:table-cell table:style-name="ce78" office:value-type="time" office:time-value="PT14H59M00S" calcext:value-type="time">
            <text:p>14:59</text:p>
          </table:table-cell>
          <table:table-cell table:style-name="ce78" office:value-type="time" office:time-value="PT17H30M00S" calcext:value-type="time">
            <text:p>17:30</text:p>
          </table:table-cell>
          <table:table-cell table:style-name="ce78" table:number-columns-repeated="2"/>
          <table:table-cell table:style-name="ce98" table:formula="of:=(MINUTE([.E28])+(HOUR([.E28])*60))- (MINUTE([.D28])+(HOUR([.D28])*60)) + (MINUTE([.G28])+(HOUR([.G28])*60))- (MINUTE([.F28])+(HOUR([.F28])*60)) + (MINUTE([.I28])+(HOUR([.I28])*60))- (MINUTE([.H28])+(HOUR([.H28])*60)) - 480" office:value-type="float" office:value="68" calcext:value-type="float">
            <text:p>68</text:p>
          </table:table-cell>
          <table:table-cell table:style-name="ce104" table:formula="of:=IF([.J28]&gt;0;TIME(0;[.J28];0);TIME(0;-[.J28];0))" office:value-type="time" office:time-value="PT01H08M00S" calcext:value-type="time">
            <text:p>01:08</text:p>
          </table:table-cell>
          <table:table-cell table:style-name="ce98" table:formula="of:=[.L25]+[.J28]" office:value-type="float" office:value="1161" calcext:value-type="float">
            <text:p>1161</text:p>
          </table:table-cell>
          <table:table-cell table:style-name="ce104" table:formula="of:=IF([.L28]&gt;0;TIME(0;[.L28];0);TIME(0;-[.L28];0))" office:value-type="time" office:time-value="PT19H21M00S" calcext:value-type="time">
            <text:p>19:21</text:p>
          </table:table-cell>
          <table:table-cell table:style-name="ce113"/>
          <table:table-cell/>
          <table:table-cell table:style-name="ce63" table:formula="of:=(MINUTE([.E28])+(HOUR([.E28])*60))- (MINUTE([.D28])+(HOUR([.D28])*60))" office:value-type="float" office:value="397" calcext:value-type="float">
            <text:p>397</text:p>
          </table:table-cell>
          <table:table-cell table:style-name="ce10" table:formula="of:=IF([.P28]&gt;0;TIME(0;[.P28];0);TIME(0;-[.P28];0))" office:value-type="time" office:time-value="PT06H37M00S" calcext:value-type="time">
            <text:p>06:37:00</text:p>
          </table:table-cell>
          <table:table-cell table:style-name="ce63" table:formula="of:= (MINUTE([.G28])+(HOUR([.G28])*60))- (MINUTE([.F28])+(HOUR([.F28])*60))" office:value-type="float" office:value="151" calcext:value-type="float">
            <text:p>151</text:p>
          </table:table-cell>
          <table:table-cell table:style-name="ce10" table:formula="of:=IF([.R28]&gt;0;TIME(0;[.R28];0);TIME(0;-[.R28];0))" office:value-type="time" office:time-value="PT02H31M00S" calcext:value-type="time">
            <text:p>02:31:00</text:p>
          </table:table-cell>
          <table:table-cell table:style-name="ce63" table:formula="of:=(MINUTE([.I28])+(HOUR([.I28])*60))- (MINUTE([.H28])+(HOUR([.H28])*60))" office:value-type="float" office:value="0" calcext:value-type="float">
            <text:p>0</text:p>
          </table:table-cell>
          <table:table-cell table:style-name="ce10" table:formula="of:=IF([.T28]&gt;0;TIME(0;[.T28];0);TIME(0;-[.T28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Ter</text:p>
          </table:table-cell>
          <table:table-cell table:style-name="ce7" office:value-type="date" office:date-value="2024-07-30" calcext:value-type="date">
            <text:p>30/07/24</text:p>
          </table:table-cell>
          <table:table-cell table:style-name="ce78" office:value-type="time" office:time-value="PT07H45M00S" calcext:value-type="time">
            <text:p>07:45</text:p>
          </table:table-cell>
          <table:table-cell table:style-name="ce78" office:value-type="time" office:time-value="PT07H46M00S" calcext:value-type="time">
            <text:p>07:46</text:p>
          </table:table-cell>
          <table:table-cell table:style-name="ce78" office:value-type="time" office:time-value="PT08H12M00S" calcext:value-type="time">
            <text:p>08:12</text:p>
          </table:table-cell>
          <table:table-cell table:style-name="ce78" office:value-type="time" office:time-value="PT13H22M00S" calcext:value-type="time">
            <text:p>13:22</text:p>
          </table:table-cell>
          <table:table-cell table:style-name="ce78" office:value-type="time" office:time-value="PT14H01M00S" calcext:value-type="time">
            <text:p>14:01</text:p>
          </table:table-cell>
          <table:table-cell table:style-name="ce78" office:value-type="time" office:time-value="PT17H54M00S" calcext:value-type="time">
            <text:p>17:54</text:p>
          </table:table-cell>
          <table:table-cell table:style-name="ce99" table:formula="of:=(MINUTE([.E29])+(HOUR([.E29])*60))- (MINUTE([.D29])+(HOUR([.D29])*60)) + (MINUTE([.G29])+(HOUR([.G29])*60))- (MINUTE([.F29])+(HOUR([.F29])*60)) + (MINUTE([.I29])+(HOUR([.I29])*60))- (MINUTE([.H29])+(HOUR([.H29])*60)) - 480" office:value-type="float" office:value="64" calcext:value-type="float">
            <text:p>64</text:p>
          </table:table-cell>
          <table:table-cell table:style-name="ce104" table:formula="of:=IF([.J29]&gt;0;TIME(0;[.J29];0);TIME(0;-[.J29];0))" office:value-type="time" office:time-value="PT01H04M00S" calcext:value-type="time">
            <text:p>01:04</text:p>
          </table:table-cell>
          <table:table-cell table:style-name="ce98" table:formula="of:=[.L28]+[.J29]" office:value-type="float" office:value="1225" calcext:value-type="float">
            <text:p>1225</text:p>
          </table:table-cell>
          <table:table-cell table:style-name="ce104" table:formula="of:=IF([.L29]&gt;0;TIME(0;[.L29];0);TIME(0;-[.L29];0))" office:value-type="time" office:time-value="PT20H25M00S" calcext:value-type="time">
            <text:p>20:25</text:p>
          </table:table-cell>
          <table:table-cell table:style-name="ce113"/>
          <table:table-cell/>
          <table:table-cell table:style-name="ce63" table:formula="of:=(MINUTE([.E29])+(HOUR([.E29])*60))- (MINUTE([.D29])+(HOUR([.D29])*60))" office:value-type="float" office:value="1" calcext:value-type="float">
            <text:p>1</text:p>
          </table:table-cell>
          <table:table-cell table:style-name="ce10" table:formula="of:=IF([.P29]&gt;0;TIME(0;[.P29];0);TIME(0;-[.P29];0))" office:value-type="time" office:time-value="PT00H01M00S" calcext:value-type="time">
            <text:p>00:01:00</text:p>
          </table:table-cell>
          <table:table-cell table:style-name="ce63" table:formula="of:= (MINUTE([.G29])+(HOUR([.G29])*60))- (MINUTE([.F29])+(HOUR([.F29])*60))" office:value-type="float" office:value="310" calcext:value-type="float">
            <text:p>310</text:p>
          </table:table-cell>
          <table:table-cell table:style-name="ce10" table:formula="of:=IF([.R29]&gt;0;TIME(0;[.R29];0);TIME(0;-[.R29];0))" office:value-type="time" office:time-value="PT05H10M00S" calcext:value-type="time">
            <text:p>05:10:00</text:p>
          </table:table-cell>
          <table:table-cell table:style-name="ce63" table:formula="of:=(MINUTE([.I29])+(HOUR([.I29])*60))- (MINUTE([.H29])+(HOUR([.H29])*60))" office:value-type="float" office:value="233" calcext:value-type="float">
            <text:p>233</text:p>
          </table:table-cell>
          <table:table-cell table:style-name="ce10" table:formula="of:=IF([.T29]&gt;0;TIME(0;[.T29];0);TIME(0;-[.T29];0))" office:value-type="time" office:time-value="PT03H53M00S" calcext:value-type="time">
            <text:p>03:53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Qua</text:p>
          </table:table-cell>
          <table:table-cell table:style-name="ce7" office:value-type="date" office:date-value="2024-07-31" calcext:value-type="date">
            <text:p>31/07/24</text:p>
          </table:table-cell>
          <table:table-cell table:style-name="ce78" office:value-type="time" office:time-value="PT07H35M00S" calcext:value-type="time">
            <text:p>07:35</text:p>
          </table:table-cell>
          <table:table-cell table:style-name="ce78" office:value-type="time" office:time-value="PT12H23M00S" calcext:value-type="time">
            <text:p>12:23</text:p>
          </table:table-cell>
          <table:table-cell table:style-name="ce78" office:value-type="time" office:time-value="PT12H55M00S" calcext:value-type="time">
            <text:p>12:55</text:p>
          </table:table-cell>
          <table:table-cell table:style-name="ce78" office:value-type="time" office:time-value="PT17H22M00S" calcext:value-type="time">
            <text:p>17:22</text:p>
          </table:table-cell>
          <table:table-cell table:style-name="ce78" table:number-columns-repeated="2"/>
          <table:table-cell table:style-name="ce99" table:formula="of:=(MINUTE([.E30])+(HOUR([.E30])*60))- (MINUTE([.D30])+(HOUR([.D30])*60)) + (MINUTE([.G30])+(HOUR([.G30])*60))- (MINUTE([.F30])+(HOUR([.F30])*60)) + (MINUTE([.I30])+(HOUR([.I30])*60))- (MINUTE([.H30])+(HOUR([.H30])*60)) - 480" office:value-type="float" office:value="75" calcext:value-type="float">
            <text:p>75</text:p>
          </table:table-cell>
          <table:table-cell table:style-name="ce104" table:formula="of:=IF([.J30]&gt;0;TIME(0;[.J30];0);TIME(0;-[.J30];0))" office:value-type="time" office:time-value="PT01H15M00S" calcext:value-type="time">
            <text:p>01:15</text:p>
          </table:table-cell>
          <table:table-cell table:style-name="ce98" table:formula="of:=[.L29]+[.J30]" office:value-type="float" office:value="1300" calcext:value-type="float">
            <text:p>1300</text:p>
          </table:table-cell>
          <table:table-cell table:style-name="ce104" table:formula="of:=IF([.L30]&gt;0;TIME(0;[.L30];0);TIME(0;-[.L30];0))" office:value-type="time" office:time-value="PT21H40M00S" calcext:value-type="time">
            <text:p>21:40</text:p>
          </table:table-cell>
          <table:table-cell table:style-name="ce113"/>
          <table:table-cell/>
          <table:table-cell table:style-name="ce63" table:formula="of:=(MINUTE([.E30])+(HOUR([.E30])*60))- (MINUTE([.D30])+(HOUR([.D30])*60))" office:value-type="float" office:value="288" calcext:value-type="float">
            <text:p>288</text:p>
          </table:table-cell>
          <table:table-cell table:style-name="ce10" table:formula="of:=IF([.P30]&gt;0;TIME(0;[.P30];0);TIME(0;-[.P30];0))" office:value-type="time" office:time-value="PT04H48M00S" calcext:value-type="time">
            <text:p>04:48:00</text:p>
          </table:table-cell>
          <table:table-cell table:style-name="ce63" table:formula="of:= (MINUTE([.G30])+(HOUR([.G30])*60))- (MINUTE([.F30])+(HOUR([.F30])*60))" office:value-type="float" office:value="267" calcext:value-type="float">
            <text:p>267</text:p>
          </table:table-cell>
          <table:table-cell table:style-name="ce10" table:formula="of:=IF([.R30]&gt;0;TIME(0;[.R30];0);TIME(0;-[.R30];0))" office:value-type="time" office:time-value="PT04H27M00S" calcext:value-type="time">
            <text:p>04:27:00</text:p>
          </table:table-cell>
          <table:table-cell table:style-name="ce63" table:formula="of:=(MINUTE([.I30])+(HOUR([.I30])*60))- (MINUTE([.H30])+(HOUR([.H30])*60))" office:value-type="float" office:value="0" calcext:value-type="float">
            <text:p>0</text:p>
          </table:table-cell>
          <table:table-cell table:style-name="ce10" table:formula="of:=IF([.T30]&gt;0;TIME(0;[.T30];0);TIME(0;-[.T30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Qui</text:p>
          </table:table-cell>
          <table:table-cell table:style-name="ce7" office:value-type="date" office:date-value="2024-08-01" calcext:value-type="date">
            <text:p>01/08/24</text:p>
          </table:table-cell>
          <table:table-cell table:style-name="ce78" office:value-type="time" office:time-value="PT07H43M00S" calcext:value-type="time">
            <text:p>07:43</text:p>
          </table:table-cell>
          <table:table-cell table:style-name="ce78" office:value-type="time" office:time-value="PT12H52M00S" calcext:value-type="time">
            <text:p>12:52</text:p>
          </table:table-cell>
          <table:table-cell table:style-name="ce78" office:value-type="time" office:time-value="PT13H29M00S" calcext:value-type="time">
            <text:p>13:29</text:p>
          </table:table-cell>
          <table:table-cell table:style-name="ce78" office:value-type="time" office:time-value="PT17H17M00S" calcext:value-type="time">
            <text:p>17:17</text:p>
          </table:table-cell>
          <table:table-cell table:style-name="ce78" table:number-columns-repeated="2"/>
          <table:table-cell table:style-name="ce99" table:formula="of:=(MINUTE([.E31])+(HOUR([.E31])*60))- (MINUTE([.D31])+(HOUR([.D31])*60)) + (MINUTE([.G31])+(HOUR([.G31])*60))- (MINUTE([.F31])+(HOUR([.F31])*60)) + (MINUTE([.I31])+(HOUR([.I31])*60))- (MINUTE([.H31])+(HOUR([.H31])*60)) - 480" office:value-type="float" office:value="57" calcext:value-type="float">
            <text:p>57</text:p>
          </table:table-cell>
          <table:table-cell table:style-name="ce104" table:formula="of:=IF([.J31]&gt;0;TIME(0;[.J31];0);TIME(0;-[.J31];0))" office:value-type="time" office:time-value="PT00H57M00S" calcext:value-type="time">
            <text:p>00:57</text:p>
          </table:table-cell>
          <table:table-cell table:style-name="ce98" table:formula="of:=[.L30]+[.J31]" office:value-type="float" office:value="1357" calcext:value-type="float">
            <text:p>1357</text:p>
          </table:table-cell>
          <table:table-cell table:style-name="ce104" table:formula="of:=IF([.L31]&gt;0;TIME(0;[.L31];0);TIME(0;-[.L31];0))" office:value-type="time" office:time-value="PT22H37M00S" calcext:value-type="time">
            <text:p>22:37</text:p>
          </table:table-cell>
          <table:table-cell table:style-name="ce113"/>
          <table:table-cell/>
          <table:table-cell table:style-name="ce63" table:formula="of:=(MINUTE([.E31])+(HOUR([.E31])*60))- (MINUTE([.D31])+(HOUR([.D31])*60))" office:value-type="float" office:value="309" calcext:value-type="float">
            <text:p>309</text:p>
          </table:table-cell>
          <table:table-cell table:style-name="ce10" table:formula="of:=IF([.P31]&gt;0;TIME(0;[.P31];0);TIME(0;-[.P31];0))" office:value-type="time" office:time-value="PT05H09M00S" calcext:value-type="time">
            <text:p>05:09:00</text:p>
          </table:table-cell>
          <table:table-cell table:style-name="ce63" table:formula="of:= (MINUTE([.G31])+(HOUR([.G31])*60))- (MINUTE([.F31])+(HOUR([.F31])*60))" office:value-type="float" office:value="228" calcext:value-type="float">
            <text:p>228</text:p>
          </table:table-cell>
          <table:table-cell table:style-name="ce10" table:formula="of:=IF([.R31]&gt;0;TIME(0;[.R31];0);TIME(0;-[.R31];0))" office:value-type="time" office:time-value="PT03H48M00S" calcext:value-type="time">
            <text:p>03:48:00</text:p>
          </table:table-cell>
          <table:table-cell table:style-name="ce63" table:formula="of:=(MINUTE([.I31])+(HOUR([.I31])*60))- (MINUTE([.H31])+(HOUR([.H31])*60))" office:value-type="float" office:value="0" calcext:value-type="float">
            <text:p>0</text:p>
          </table:table-cell>
          <table:table-cell table:style-name="ce10" table:formula="of:=IF([.T31]&gt;0;TIME(0;[.T31];0);TIME(0;-[.T31];0))" office:value-type="time" office:time-value="PT00H00M00S" calcext:value-type="time">
            <text:p>00:00:00</text:p>
          </table:table-cell>
        </table:table-row>
        <table:table-row table:style-name="ro3">
          <table:table-cell table:style-name="ce80"/>
          <table:table-cell table:style-name="ce2" office:value-type="string" calcext:value-type="string">
            <text:p>Sex</text:p>
          </table:table-cell>
          <table:table-cell table:style-name="ce7" office:value-type="date" office:date-value="2024-08-02" calcext:value-type="date">
            <text:p>02/08/24</text:p>
          </table:table-cell>
          <table:table-cell table:style-name="ce78" office:value-type="time" office:time-value="PT08H10M00S" calcext:value-type="time">
            <text:p>08:10</text:p>
          </table:table-cell>
          <table:table-cell table:style-name="ce78" office:value-type="time" office:time-value="PT12H37M00S" calcext:value-type="time">
            <text:p>12:37</text:p>
          </table:table-cell>
          <table:table-cell table:style-name="ce78" office:value-type="time" office:time-value="PT13H18M00S" calcext:value-type="time">
            <text:p>13:18</text:p>
          </table:table-cell>
          <table:table-cell table:style-name="ce78" office:value-type="time" office:time-value="PT17H32M00S" calcext:value-type="time">
            <text:p>17:32</text:p>
          </table:table-cell>
          <table:table-cell table:style-name="ce78" table:number-columns-repeated="2"/>
          <table:table-cell table:style-name="ce99" table:formula="of:=(MINUTE([.E32])+(HOUR([.E32])*60))- (MINUTE([.D32])+(HOUR([.D32])*60)) + (MINUTE([.G32])+(HOUR([.G32])*60))- (MINUTE([.F32])+(HOUR([.F32])*60)) + (MINUTE([.I32])+(HOUR([.I32])*60))- (MINUTE([.H32])+(HOUR([.H32])*60)) - 480" office:value-type="float" office:value="41" calcext:value-type="float">
            <text:p>41</text:p>
          </table:table-cell>
          <table:table-cell table:style-name="ce104" table:formula="of:=IF([.J32]&gt;0;TIME(0;[.J32];0);TIME(0;-[.J32];0))" office:value-type="time" office:time-value="PT00H41M00S" calcext:value-type="time">
            <text:p>00:41</text:p>
          </table:table-cell>
          <table:table-cell table:style-name="ce98" table:formula="of:=[.L31]+[.J32]" office:value-type="float" office:value="1398" calcext:value-type="float">
            <text:p>1398</text:p>
          </table:table-cell>
          <table:table-cell table:style-name="ce104" table:formula="of:=IF([.L32]&gt;0;TIME(0;[.L32];0);TIME(0;-[.L32];0))" office:value-type="time" office:time-value="PT23H18M00S" calcext:value-type="time">
            <text:p>23:18</text:p>
          </table:table-cell>
          <table:table-cell table:style-name="ce113"/>
          <table:table-cell/>
          <table:table-cell table:style-name="ce63" table:formula="of:=(MINUTE([.E32])+(HOUR([.E32])*60))- (MINUTE([.D32])+(HOUR([.D32])*60))" office:value-type="float" office:value="267" calcext:value-type="float">
            <text:p>267</text:p>
          </table:table-cell>
          <table:table-cell table:style-name="ce10" table:formula="of:=IF([.P32]&gt;0;TIME(0;[.P32];0);TIME(0;-[.P32];0))" office:value-type="time" office:time-value="PT04H27M00S" calcext:value-type="time">
            <text:p>04:27:00</text:p>
          </table:table-cell>
          <table:table-cell table:style-name="ce63" table:formula="of:= (MINUTE([.G32])+(HOUR([.G32])*60))- (MINUTE([.F32])+(HOUR([.F32])*60))" office:value-type="float" office:value="254" calcext:value-type="float">
            <text:p>254</text:p>
          </table:table-cell>
          <table:table-cell table:style-name="ce10" table:formula="of:=IF([.R32]&gt;0;TIME(0;[.R32];0);TIME(0;-[.R32];0))" office:value-type="time" office:time-value="PT04H14M00S" calcext:value-type="time">
            <text:p>04:14:00</text:p>
          </table:table-cell>
          <table:table-cell table:style-name="ce63" table:formula="of:=(MINUTE([.I32])+(HOUR([.I32])*60))- (MINUTE([.H32])+(HOUR([.H32])*60))" office:value-type="float" office:value="0" calcext:value-type="float">
            <text:p>0</text:p>
          </table:table-cell>
          <table:table-cell table:style-name="ce10" table:formula="of:=IF([.T32]&gt;0;TIME(0;[.T32];0);TIME(0;-[.T32];0))" office:value-type="time" office:time-value="PT00H00M00S" calcext:value-type="time">
            <text:p>00:00:00</text:p>
          </table:table-cell>
        </table:table-row>
        <table:table-row table:style-name="ro3">
          <table:table-cell/>
          <table:table-cell table:style-name="ce3" office:value-type="string" calcext:value-type="string">
            <text:p>Sab</text:p>
          </table:table-cell>
          <table:table-cell table:style-name="ce6" office:value-type="date" office:date-value="2024-08-03" calcext:value-type="date">
            <text:p>03/08/24</text:p>
          </table:table-cell>
          <table:table-cell table:style-name="ce11" table:number-columns-repeated="6"/>
          <table:table-cell table:style-name="ce97" table:formula="of:=SUM([.J28:.J32])" office:value-type="float" office:value="305" calcext:value-type="float">
            <text:p>305</text:p>
          </table:table-cell>
          <table:table-cell table:style-name="ce105" table:formula="of:=IF([.J33]&gt;0;TIME(0;[.J33];0);TIME(0;-[.J33];0))" office:value-type="time" office:time-value="PT05H05M00S" calcext:value-type="time">
            <text:p>05:05</text:p>
          </table:table-cell>
          <table:table-cell table:style-name="ce11" table:number-columns-repeated="2"/>
          <table:table-cell table:style-name="ce112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Dom</text:p>
          </table:table-cell>
          <table:table-cell table:style-name="ce6" office:value-type="date" office:date-value="2024-08-04" calcext:value-type="date">
            <text:p>04/08/24</text:p>
          </table:table-cell>
          <table:table-cell table:style-name="ce11" table:number-columns-repeated="6"/>
          <table:table-cell table:style-name="ce97"/>
          <table:table-cell table:style-name="ce11" table:number-columns-repeated="3"/>
          <table:table-cell table:style-name="ce11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Seg</text:p>
          </table:table-cell>
          <table:table-cell table:style-name="ce7" office:value-type="date" office:date-value="2024-08-05" calcext:value-type="date">
            <text:p>05/08/24</text:p>
          </table:table-cell>
          <table:table-cell table:style-name="ce78" office:value-type="time" office:time-value="PT07H31M00S" calcext:value-type="time">
            <text:p>07:31</text:p>
          </table:table-cell>
          <table:table-cell table:style-name="ce78" office:value-type="time" office:time-value="PT13H30M00S" calcext:value-type="time">
            <text:p>13:30</text:p>
          </table:table-cell>
          <table:table-cell table:style-name="ce78" office:value-type="time" office:time-value="PT14H26M00S" calcext:value-type="time">
            <text:p>14:26</text:p>
          </table:table-cell>
          <table:table-cell table:style-name="ce78" office:value-type="time" office:time-value="PT18H16M00S" calcext:value-type="time">
            <text:p>18:16</text:p>
          </table:table-cell>
          <table:table-cell table:style-name="ce78" table:number-columns-repeated="2"/>
          <table:table-cell table:style-name="ce99" table:formula="of:=(MINUTE([.E35])+(HOUR([.E35])*60))- (MINUTE([.D35])+(HOUR([.D35])*60)) + (MINUTE([.G35])+(HOUR([.G35])*60))- (MINUTE([.F35])+(HOUR([.F35])*60)) + (MINUTE([.I35])+(HOUR([.I35])*60))- (MINUTE([.H35])+(HOUR([.H35])*60)) - 480" office:value-type="float" office:value="109" calcext:value-type="float">
            <text:p>109</text:p>
          </table:table-cell>
          <table:table-cell table:style-name="ce104" table:formula="of:=IF([.J35]&gt;0;TIME(0;[.J35];0);TIME(0;-[.J35];0))" office:value-type="time" office:time-value="PT01H49M00S" calcext:value-type="time">
            <text:p>01:49</text:p>
          </table:table-cell>
          <table:table-cell table:style-name="ce98" table:formula="of:=[.L34]+[.J35]" office:value-type="float" office:value="109" calcext:value-type="float">
            <text:p>109</text:p>
          </table:table-cell>
          <table:table-cell table:style-name="ce104" table:formula="of:=IF([.L35]&gt;0;TIME(0;[.L35];0);TIME(0;-[.L35];0))" office:value-type="time" office:time-value="PT01H49M00S" calcext:value-type="time">
            <text:p>01:49</text:p>
          </table:table-cell>
          <table:table-cell table:style-name="ce114"/>
          <table:table-cell/>
          <table:table-cell table:style-name="ce63" table:formula="of:=(MINUTE([.E35])+(HOUR([.E35])*60))- (MINUTE([.D35])+(HOUR([.D35])*60))" office:value-type="float" office:value="359" calcext:value-type="float">
            <text:p>359</text:p>
          </table:table-cell>
          <table:table-cell table:style-name="ce10" table:formula="of:=IF([.P35]&gt;0;TIME(0;[.P35];0);TIME(0;-[.P35];0))" office:value-type="time" office:time-value="PT05H59M00S" calcext:value-type="time">
            <text:p>05:59:00</text:p>
          </table:table-cell>
          <table:table-cell table:style-name="ce63" table:formula="of:= (MINUTE([.G35])+(HOUR([.G35])*60))- (MINUTE([.F35])+(HOUR([.F35])*60))" office:value-type="float" office:value="230" calcext:value-type="float">
            <text:p>230</text:p>
          </table:table-cell>
          <table:table-cell table:style-name="ce10" table:formula="of:=IF([.R35]&gt;0;TIME(0;[.R35];0);TIME(0;-[.R35];0))" office:value-type="time" office:time-value="PT03H50M00S" calcext:value-type="time">
            <text:p>03:50:00</text:p>
          </table:table-cell>
          <table:table-cell table:style-name="ce63" table:formula="of:=(MINUTE([.I35])+(HOUR([.I35])*60))- (MINUTE([.H35])+(HOUR([.H35])*60))" office:value-type="float" office:value="0" calcext:value-type="float">
            <text:p>0</text:p>
          </table:table-cell>
          <table:table-cell table:style-name="ce10" table:formula="of:=IF([.T35]&gt;0;TIME(0;[.T35];0);TIME(0;-[.T35];0))" office:value-type="time" office:time-value="PT00H00M00S" calcext:value-type="time">
            <text:p>00:00:00</text:p>
          </table:table-cell>
        </table:table-row>
        <table:table-row table:style-name="ro3">
          <table:table-cell/>
          <table:table-cell table:style-name="ce2" office:value-type="string" calcext:value-type="string">
            <text:p>Ter</text:p>
          </table:table-cell>
          <table:table-cell table:style-name="ce7" office:value-type="date" office:date-value="2024-08-06" calcext:value-type="date">
            <text:p>06/08/24</text:p>
          </table:table-cell>
          <table:table-cell table:style-name="ce78" office:value-type="time" office:time-value="PT07H38M00S" calcext:value-type="time">
            <text:p>07:38</text:p>
          </table:table-cell>
          <table:table-cell table:style-name="ce78" office:value-type="time" office:time-value="PT13H02M00S" calcext:value-type="time">
            <text:p>13:02</text:p>
          </table:table-cell>
          <table:table-cell table:style-name="ce78" office:value-type="time" office:time-value="PT13H40M00S" calcext:value-type="time">
            <text:p>13:40</text:p>
          </table:table-cell>
          <table:table-cell table:style-name="ce78" office:value-type="time" office:time-value="PT17H47M00S" calcext:value-type="time">
            <text:p>17:47</text:p>
          </table:table-cell>
          <table:table-cell table:style-name="ce78" table:number-columns-repeated="2"/>
          <table:table-cell table:style-name="ce100" table:formula="of:=(MINUTE([.E36])+(HOUR([.E36])*60))- (MINUTE([.D36])+(HOUR([.D36])*60)) + (MINUTE([.G36])+(HOUR([.G36])*60))- (MINUTE([.F36])+(HOUR([.F36])*60)) + (MINUTE([.I36])+(HOUR([.I36])*60))- (MINUTE([.H36])+(HOUR([.H36])*60)) - 480" office:value-type="float" office:value="91" calcext:value-type="float">
            <text:p>91</text:p>
          </table:table-cell>
          <table:table-cell table:style-name="ce104" table:formula="of:=IF([.J36]&gt;0;TIME(0;[.J36];0);TIME(0;-[.J36];0))" office:value-type="time" office:time-value="PT01H31M00S" calcext:value-type="time">
            <text:p>01:31</text:p>
          </table:table-cell>
          <table:table-cell table:style-name="ce106" table:formula="of:=[.L35]+[.J36]" office:value-type="float" office:value="200" calcext:value-type="float">
            <text:p>200</text:p>
          </table:table-cell>
          <table:table-cell table:style-name="ce104" table:formula="of:=IF([.L36]&gt;0;TIME(0;[.L36];0);TIME(0;-[.L36];0))" office:value-type="time" office:time-value="PT03H20M00S" calcext:value-type="time">
            <text:p>03:20</text:p>
          </table:table-cell>
          <table:table-cell table:style-name="ce114"/>
          <table:table-cell/>
          <table:table-cell table:style-name="ce63" table:formula="of:=(MINUTE([.E36])+(HOUR([.E36])*60))- (MINUTE([.D36])+(HOUR([.D36])*60))" office:value-type="float" office:value="324" calcext:value-type="float">
            <text:p>324</text:p>
          </table:table-cell>
          <table:table-cell table:style-name="ce10" table:formula="of:=IF([.P36]&gt;0;TIME(0;[.P36];0);TIME(0;-[.P36];0))" office:value-type="time" office:time-value="PT05H24M00S" calcext:value-type="time">
            <text:p>05:24:00</text:p>
          </table:table-cell>
          <table:table-cell table:style-name="ce63" table:formula="of:= (MINUTE([.G36])+(HOUR([.G36])*60))- (MINUTE([.F36])+(HOUR([.F36])*60))" office:value-type="float" office:value="247" calcext:value-type="float">
            <text:p>247</text:p>
          </table:table-cell>
          <table:table-cell table:style-name="ce10" table:formula="of:=IF([.R36]&gt;0;TIME(0;[.R36];0);TIME(0;-[.R36];0))" office:value-type="time" office:time-value="PT04H07M00S" calcext:value-type="time">
            <text:p>04:07:00</text:p>
          </table:table-cell>
          <table:table-cell table:style-name="ce63" table:formula="of:=(MINUTE([.I36])+(HOUR([.I36])*60))- (MINUTE([.H36])+(HOUR([.H36])*60))" office:value-type="float" office:value="0" calcext:value-type="float">
            <text:p>0</text:p>
          </table:table-cell>
          <table:table-cell table:style-name="ce10" table:formula="of:=IF([.T36]&gt;0;TIME(0;[.T36];0);TIME(0;-[.T36];0))" office:value-type="time" office:time-value="PT00H00M00S" calcext:value-type="time">
            <text:p>00:00:00</text:p>
          </table:table-cell>
        </table:table-row>
        <table:table-row table:style-name="ro3">
          <table:table-cell/>
          <table:table-cell table:style-name="ce2" office:value-type="string" calcext:value-type="string">
            <text:p>Qua</text:p>
          </table:table-cell>
          <table:table-cell table:style-name="ce7" office:value-type="date" office:date-value="2024-08-07" calcext:value-type="date">
            <text:p>07/08/24</text:p>
          </table:table-cell>
          <table:table-cell table:style-name="ce78" office:value-type="time" office:time-value="PT07H59M00S" calcext:value-type="time">
            <text:p>07:59</text:p>
          </table:table-cell>
          <table:table-cell table:style-name="ce78" office:value-type="time" office:time-value="PT12H51M00S" calcext:value-type="time">
            <text:p>12:51</text:p>
          </table:table-cell>
          <table:table-cell table:style-name="ce78" office:value-type="time" office:time-value="PT13H28M00S" calcext:value-type="time">
            <text:p>13:28</text:p>
          </table:table-cell>
          <table:table-cell table:style-name="ce78" office:value-type="time" office:time-value="PT18H22M00S" calcext:value-type="time">
            <text:p>18:22</text:p>
          </table:table-cell>
          <table:table-cell table:style-name="ce78" table:number-columns-repeated="2"/>
          <table:table-cell table:style-name="ce101" table:formula="of:=(MINUTE([.E37])+(HOUR([.E37])*60))- (MINUTE([.D37])+(HOUR([.D37])*60)) + (MINUTE([.G37])+(HOUR([.G37])*60))- (MINUTE([.F37])+(HOUR([.F37])*60)) + (MINUTE([.I37])+(HOUR([.I37])*60))- (MINUTE([.H37])+(HOUR([.H37])*60)) - 480" office:value-type="float" office:value="106" calcext:value-type="float">
            <text:p>106</text:p>
          </table:table-cell>
          <table:table-cell table:style-name="ce104" table:formula="of:=IF([.J37]&gt;0;TIME(0;[.J37];0);TIME(0;-[.J37];0))" office:value-type="time" office:time-value="PT01H46M00S" calcext:value-type="time">
            <text:p>01:46</text:p>
          </table:table-cell>
          <table:table-cell table:style-name="ce107" table:formula="of:=[.L36]+[.J37]" office:value-type="float" office:value="306" calcext:value-type="float">
            <text:p>306</text:p>
          </table:table-cell>
          <table:table-cell table:style-name="ce104" table:formula="of:=IF([.L37]&gt;0;TIME(0;[.L37];0);TIME(0;-[.L37];0))" office:value-type="time" office:time-value="PT05H06M00S" calcext:value-type="time">
            <text:p>05:06</text:p>
          </table:table-cell>
          <table:table-cell table:style-name="ce114"/>
          <table:table-cell/>
          <table:table-cell table:style-name="ce63" table:formula="of:=(MINUTE([.E37])+(HOUR([.E37])*60))- (MINUTE([.D37])+(HOUR([.D37])*60))" office:value-type="float" office:value="292" calcext:value-type="float">
            <text:p>292</text:p>
          </table:table-cell>
          <table:table-cell table:style-name="ce10" table:formula="of:=IF([.P37]&gt;0;TIME(0;[.P37];0);TIME(0;-[.P37];0))" office:value-type="time" office:time-value="PT04H52M00S" calcext:value-type="time">
            <text:p>04:52:00</text:p>
          </table:table-cell>
          <table:table-cell table:style-name="ce63" table:formula="of:= (MINUTE([.G37])+(HOUR([.G37])*60))- (MINUTE([.F37])+(HOUR([.F37])*60))" office:value-type="float" office:value="294" calcext:value-type="float">
            <text:p>294</text:p>
          </table:table-cell>
          <table:table-cell table:style-name="ce10" table:formula="of:=IF([.R37]&gt;0;TIME(0;[.R37];0);TIME(0;-[.R37];0))" office:value-type="time" office:time-value="PT04H54M00S" calcext:value-type="time">
            <text:p>04:54:00</text:p>
          </table:table-cell>
          <table:table-cell table:style-name="ce63" table:formula="of:=(MINUTE([.I37])+(HOUR([.I37])*60))- (MINUTE([.H37])+(HOUR([.H37])*60))" office:value-type="float" office:value="0" calcext:value-type="float">
            <text:p>0</text:p>
          </table:table-cell>
          <table:table-cell table:style-name="ce10" table:formula="of:=IF([.T37]&gt;0;TIME(0;[.T37];0);TIME(0;-[.T37];0))" office:value-type="time" office:time-value="PT00H00M00S" calcext:value-type="time">
            <text:p>00:00:00</text:p>
          </table:table-cell>
        </table:table-row>
        <table:table-row table:style-name="ro3">
          <table:table-cell/>
          <table:table-cell table:style-name="ce2" office:value-type="string" calcext:value-type="string">
            <text:p>Qui</text:p>
          </table:table-cell>
          <table:table-cell table:style-name="ce7" office:value-type="date" office:date-value="2024-08-08" calcext:value-type="date">
            <text:p>08/08/24</text:p>
          </table:table-cell>
          <table:table-cell table:style-name="ce78" table:number-columns-repeated="6"/>
          <table:table-cell table:style-name="ce100"/>
          <table:table-cell table:style-name="ce104"/>
          <table:table-cell table:style-name="ce108"/>
          <table:table-cell table:style-name="ce104"/>
          <table:table-cell table:style-name="ce114"/>
          <table:table-cell/>
          <table:table-cell table:style-name="ce63"/>
          <table:table-cell table:style-name="ce10"/>
          <table:table-cell table:style-name="ce63"/>
          <table:table-cell table:style-name="ce10"/>
          <table:table-cell table:style-name="ce63"/>
          <table:table-cell table:style-name="ce10"/>
        </table:table-row>
        <table:table-row table:style-name="ro3">
          <table:table-cell/>
          <table:table-cell table:style-name="ce2" office:value-type="string" calcext:value-type="string">
            <text:p>Sex</text:p>
          </table:table-cell>
          <table:table-cell table:style-name="ce7" office:value-type="date" office:date-value="2024-08-09" calcext:value-type="date">
            <text:p>09/08/24</text:p>
          </table:table-cell>
          <table:table-cell table:style-name="ce78" table:number-columns-repeated="6"/>
          <table:table-cell table:style-name="ce100"/>
          <table:table-cell table:style-name="ce104"/>
          <table:table-cell table:style-name="ce108"/>
          <table:table-cell table:style-name="ce104"/>
          <table:table-cell table:style-name="ce114"/>
          <table:table-cell/>
          <table:table-cell table:style-name="ce63"/>
          <table:table-cell table:style-name="ce10"/>
          <table:table-cell table:style-name="ce63"/>
          <table:table-cell table:style-name="ce10"/>
          <table:table-cell table:style-name="ce63"/>
          <table:table-cell table:style-name="ce10"/>
        </table:table-row>
        <table:table-row table:style-name="ro3">
          <table:table-cell/>
          <table:table-cell table:style-name="ce3"/>
          <table:table-cell table:style-name="ce6"/>
          <table:table-cell table:style-name="ce11" table:number-columns-repeated="6"/>
          <table:table-cell table:style-name="ce97" table:formula="of:=SUM([.J35:.J39])" office:value-type="float" office:value="306" calcext:value-type="float">
            <text:p>306</text:p>
          </table:table-cell>
          <table:table-cell table:style-name="ce105" table:formula="of:=IF([.J40]&gt;0;TIME(0;[.J40];0);TIME(0;-[.J40];0))" office:value-type="time" office:time-value="PT05H06M00S" calcext:value-type="time">
            <text:p>05:06</text:p>
          </table:table-cell>
          <table:table-cell table:style-name="ce11" table:number-columns-repeated="2"/>
          <table:table-cell table:style-name="ce112"/>
          <table:table-cell table:number-columns-repeated="7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10"/>
          <table:table-cell table:style-name="ce93" office:value-type="string" calcext:value-type="string">
            <text:p>Horas :</text:p>
          </table:table-cell>
          <table:table-cell table:style-name="ce109" office:value-type="string" calcext:value-type="string">
            <text:p>Minutos</text:p>
          </table:table-cell>
          <table:table-cell table:number-columns-repeated="9"/>
        </table:table-row>
        <table:table-row table:style-name="ro4">
          <table:table-cell table:number-columns-repeated="6"/>
          <table:table-cell table:style-name="ce90" office:value-type="string" calcext:value-type="string" table:number-columns-spanned="3" table:number-rows-spanned="1">
            <text:p>Periodo Anterior</text:p>
          </table:table-cell>
          <table:covered-table-cell table:style-name="ce92"/>
          <table:covered-table-cell table:style-name="ce93"/>
          <table:table-cell table:style-name="ce102" table:formula="of:=[.E2]" office:value-type="float" office:value="390" calcext:value-type="float">
            <text:p>390</text:p>
          </table:table-cell>
          <table:table-cell table:style-name="ce93" table:formula="of:=INT([.J43]/60)" office:value-type="float" office:value="6" calcext:value-type="float">
            <text:p>6</text:p>
          </table:table-cell>
          <table:table-cell table:style-name="ce109" table:formula="of:=[.J43]-([.K43]*60)" office:value-type="float" office:value="30" calcext:value-type="float">
            <text:p>30</text:p>
          </table:table-cell>
          <table:table-cell table:style-name="ce21"/>
          <table:table-cell table:style-name="ce115" table:formula="of:=IF([.J43]&gt;0;TIME(0;[.J43];0);TIME(0;-[.J43];0))" office:value-type="time" office:time-value="PT06H30M00S" calcext:value-type="time">
            <text:p>06:30</text:p>
          </table:table-cell>
          <table:table-cell table:number-columns-repeated="7"/>
        </table:table-row>
        <table:table-row table:style-name="ro4">
          <table:table-cell table:number-columns-repeated="6"/>
          <table:table-cell table:style-name="Default" table:number-columns-repeated="3"/>
          <table:table-cell table:style-name="ce103"/>
          <table:table-cell table:style-name="ce93"/>
          <table:table-cell table:style-name="ce110"/>
          <table:table-cell/>
          <table:table-cell table:style-name="ce103"/>
          <table:table-cell table:number-columns-repeated="7"/>
        </table:table-row>
        <table:table-row table:style-name="ro4">
          <table:table-cell table:number-columns-repeated="6"/>
          <table:table-cell table:style-name="ce90" office:value-type="string" calcext:value-type="string" table:number-columns-spanned="3" table:number-rows-spanned="1">
            <text:p>Tempo nesse Periodo</text:p>
          </table:table-cell>
          <table:covered-table-cell table:style-name="ce92"/>
          <table:covered-table-cell table:style-name="ce93"/>
          <table:table-cell table:style-name="ce102" table:formula="of:=SUM([.J7:.J11])+SUM([.J14:.J18]) + SUM([.J21:.J25])+SUM([.J28:.J32])+SUM([.J35:.J39])" office:value-type="float" office:value="1314" calcext:value-type="float">
            <text:p>1314</text:p>
          </table:table-cell>
          <table:table-cell table:style-name="ce93" table:formula="of:=INT([.J45]/60)" office:value-type="float" office:value="21" calcext:value-type="float">
            <text:p>21</text:p>
          </table:table-cell>
          <table:table-cell table:style-name="ce109" table:formula="of:=[.J45]-([.K45]*60)" office:value-type="float" office:value="54" calcext:value-type="float">
            <text:p>54</text:p>
          </table:table-cell>
          <table:table-cell table:style-name="ce111"/>
          <table:table-cell table:style-name="ce115" table:formula="of:=IF([.J45]&gt;0;TIME(0;[.J45];0);TIME(0;-[.J45];0))" office:value-type="time" office:time-value="PT21H54M00S" calcext:value-type="time">
            <text:p>21:54</text:p>
          </table:table-cell>
          <table:table-cell table:number-columns-repeated="7"/>
        </table:table-row>
        <table:table-row table:style-name="ro4">
          <table:table-cell table:number-columns-repeated="8"/>
          <table:table-cell table:style-name="ce93" office:value-type="string" calcext:value-type="string">
            <text:p>Total <text:s/>Acumulado</text:p>
          </table:table-cell>
          <table:table-cell table:style-name="ce102" table:formula="of:=[.E2]+[.J45]" office:value-type="float" office:value="1704" calcext:value-type="float">
            <text:p>1704</text:p>
          </table:table-cell>
          <table:table-cell table:style-name="ce93" table:formula="of:=INT([.J46]/60)" office:value-type="float" office:value="28" calcext:value-type="float">
            <text:p>28</text:p>
          </table:table-cell>
          <table:table-cell table:style-name="ce109" table:formula="of:=[.J46]-([.K46]*60)" office:value-type="float" office:value="24" calcext:value-type="float">
            <text:p>24</text:p>
          </table:table-cell>
          <table:table-cell/>
          <table:table-cell table:style-name="ce115" table:formula="of:=IF([.J46]&gt;0;TIME(0;[.J46];0);TIME(0;-[.J46];0))" office:value-type="time" office:time-value="PT04H24M00S" calcext:value-type="time">
            <text:p>04:24</text:p>
          </table:table-cell>
          <table:table-cell table:number-columns-repeated="7"/>
        </table:table-row>
        <table:table-row table:style-name="ro1" table:number-rows-repeated="104852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jul_ago.J1:jul_ago.J1 jul_ago.E2:jul_ago.E2 jul_ago.L6:jul_ago.L11 jul_ago.L14:jul_ago.L18 jul_ago.L21:jul_ago.L25 jul_ago.L35:jul_ago.L35 jul_ago.L28:jul_ago.L32 jul_ago.J45:jul_ago.J1048576 jul_ago.J40:jul_ago.J43 jul_ago.J3:jul_ago.J35">
            <calcext:condition calcext:apply-style-name="Warning" calcext:value="&lt;0" calcext:base-cell-address="jul_ago.E1"/>
          </calcext:conditional-format>
          <calcext:conditional-format calcext:target-range-address="jul_ago.J1:jul_ago.J1 jul_ago.E2:jul_ago.E2 jul_ago.L6:jul_ago.L11 jul_ago.L14:jul_ago.L18 jul_ago.L21:jul_ago.L25 jul_ago.L35:jul_ago.L35 jul_ago.L28:jul_ago.L32 jul_ago.J45:jul_ago.J1048576 jul_ago.J40:jul_ago.J43 jul_ago.J3:jul_ago.J35">
            <calcext:condition calcext:apply-style-name="Accent" calcext:value="&lt;&lt;0" calcext:base-cell-address="jul_ago.E1"/>
          </calcext:conditional-format>
          <calcext:conditional-format calcext:target-range-address="jul_ago.J22:jul_ago.J25 jul_ago.J35:jul_ago.J35 jul_ago.J29:jul_ago.J32">
            <calcext:condition calcext:apply-style-name="Warning" calcext:value="&lt;0" calcext:base-cell-address="jul_ago.J22"/>
          </calcext:conditional-format>
          <calcext:conditional-format calcext:target-range-address="jul_ago.J22:jul_ago.J25 jul_ago.J35:jul_ago.J35 jul_ago.J29:jul_ago.J32">
            <calcext:condition calcext:apply-style-name="Accent" calcext:value="&lt;&lt;0" calcext:base-cell-address="jul_ago.J22"/>
          </calcext:conditional-format>
          <calcext:conditional-format calcext:target-range-address="jul_ago.L36:jul_ago.L37 jul_ago.J36:jul_ago.J39">
            <calcext:condition calcext:apply-style-name="Warning" calcext:value="&lt;0" calcext:base-cell-address="jul_ago.J36"/>
          </calcext:conditional-format>
          <calcext:conditional-format calcext:target-range-address="jul_ago.L36:jul_ago.L37 jul_ago.J36:jul_ago.J39">
            <calcext:condition calcext:apply-style-name="Accent" calcext:value="&lt;&lt;0" calcext:base-cell-address="jul_ago.J36"/>
          </calcext:conditional-format>
          <calcext:conditional-format calcext:target-range-address="jul_ago.J36:jul_ago.J39">
            <calcext:condition calcext:apply-style-name="Warning" calcext:value="&lt;0" calcext:base-cell-address="jul_ago.J36"/>
          </calcext:conditional-format>
          <calcext:conditional-format calcext:target-range-address="jul_ago.J36:jul_ago.J39">
            <calcext:condition calcext:apply-style-name="Accent" calcext:value="&lt;&lt;0" calcext:base-cell-address="jul_ago.J36"/>
          </calcext:conditional-format>
          <calcext:conditional-format calcext:target-range-address="jul_ago.L38:jul_ago.L39">
            <calcext:condition calcext:apply-style-name="Warning" calcext:value="&lt;0" calcext:base-cell-address="jul_ago.L38"/>
          </calcext:conditional-format>
          <calcext:conditional-format calcext:target-range-address="jul_ago.L38:jul_ago.L39">
            <calcext:condition calcext:apply-style-name="Accent" calcext:value="&lt;&lt;0" calcext:base-cell-address="jul_ago.L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fo:color="#ff4000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background-color="#ff4000" style:diagonal-bl-tr="none" style:diagonal-tl-br="none" fo:wrap-option="no-wrap" style:shrink-to-fit="false"/>
      <style:text-properties fo:color="#ffffff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3:48:31.9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2:38:58.854000000</meta:creation-date>
    <dc:date>2024-08-07T18:21:50.931000000</dc:date>
    <meta:editing-duration>P20DT3H6M1S</meta:editing-duration>
    <meta:editing-cycles>59</meta:editing-cycles>
    <meta:generator>LibreOffice/24.2.2.2$Windows_X86_64 LibreOffice_project/d56cc158d8a96260b836f100ef4b4ef25d6f1a01</meta:generator>
    <meta:document-statistic meta:table-count="3" meta:cell-count="931" meta:object-count="0"/>
  </office:meta>
</office:document-meta>
</file>